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fo:border="0.06pt solid #000000"/>
      <style:text-properties fo:color="#000000" fo:font-size="24pt" style:font-size-asian="24pt" style:font-size-complex="24pt"/>
    </style:style>
    <style:style style:name="ce2" style:family="table-cell" style:parent-style-name="Default">
      <style:table-cell-properties fo:background-color="transparent" fo:border="0.06pt solid #000000"/>
      <style:text-properties fo:color="#000000" fo:font-size="24pt" style:font-size-asian="24pt" style:font-size-complex="24pt"/>
    </style:style>
    <style:style style:name="ce3" style:family="table-cell" style:parent-style-name="Default">
      <style:table-cell-properties fo:border-bottom="none" fo:background-color="#355269" style:text-align-source="fix" style:repeat-content="false" fo:border-left="0.99pt inset #000000" fo:border-right="none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99pt inset #000000" fo:border-right="none" fo:border-top="none"/>
    </style:style>
    <style:style style:name="ce5" style:family="table-cell" style:parent-style-name="Default">
      <style:table-cell-properties fo:border-bottom="0.99pt inset #000000" fo:border-left="0.99pt inset #000000" fo:border-right="none" fo:border-top="none"/>
    </style:style>
    <style:style style:name="ce35" style:family="table-cell" style:parent-style-name="Default">
      <style:table-cell-properties fo:border-bottom="none" fo:background-color="#355269" fo:border-left="none" fo:border-right="none" fo:border-top="0.99pt inset #000000"/>
    </style:style>
    <style:style style:name="ce7" style:family="table-cell" style:parent-style-name="Default">
      <style:table-cell-properties fo:border-bottom="none" fo:border-left="none" fo:border-right="none" fo:border-top="0.99pt inset #000000"/>
    </style:style>
    <style:style style:name="ce8" style:family="table-cell" style:parent-style-name="Default">
      <style:table-cell-properties fo:background-color="#355269"/>
    </style:style>
    <style:style style:name="ce9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6d6d" fo:border="none"/>
      <style:text-properties fo:font-style="italic" style:text-underline-style="none" style:font-style-asian="italic" style:font-style-complex="italic"/>
    </style:style>
    <style:style style:name="ce21" style:family="table-cell" style:parent-style-name="Default">
      <style:table-cell-properties fo:background-color="#afd095" fo:border="none"/>
      <style:text-properties fo:font-style="italic" style:text-underline-style="none" style:font-style-asian="italic" style:font-style-complex="italic"/>
    </style:style>
    <style:style style:name="ce10" style:family="table-cell" style:parent-style-name="Default">
      <style:table-cell-properties fo:border-bottom="0.99pt inset #000000" fo:border-left="none" fo:border-right="none" fo:border-top="none"/>
    </style:style>
    <style:style style:name="ce22" style:family="table-cell" style:parent-style-name="Default">
      <style:table-cell-properties fo:background-color="#b2b2b2" fo:border="none"/>
      <style:text-properties fo:font-style="italic" style:text-underline-style="none" style:font-style-asian="italic" style:font-style-complex="italic"/>
    </style:style>
    <style:style style:name="ce1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b4c7dc" fo:border="none"/>
    </style:style>
    <style:style style:name="ce24" style:family="table-cell" style:parent-style-name="Default">
      <style:table-cell-properties fo:background-color="#ff6d6d"/>
      <style:text-properties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afd095"/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b2b2b2"/>
      <style:text-properties fo:font-style="italic" style:text-underline-style="none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fo:background-color="#355269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-bottom="none" fo:background-color="#3465a4" style:text-align-source="fix" style:repeat-content="false" fo:border-left="0.06pt solid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ackground-color="#93bde9" fo:border-left="0.06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ackground-color="#93bde9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355269" fo:border-left="none" fo:border-right="none" fo:border-top="0.06pt solid #000000"/>
    </style:style>
    <style:style style:name="ce18" style:family="table-cell" style:parent-style-name="Default">
      <style:table-cell-properties fo:background-color="#93bde9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3bde9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93bde9" fo:border-left="none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355269" fo:border-left="none" fo:border-right="0.06pt solid #000000" fo:border-top="0.06pt solid #000000"/>
    </style:style>
    <style:style style:name="ce66" style:family="table-cell" style:parent-style-name="Default">
      <style:table-cell-properties fo:border-bottom="none" fo:background-color="#3465a4" style:text-align-source="fix" style:repeat-content="false" fo:border-left="none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fo:background-color="#93bde9" fo:border-left="none" fo:border-right="0.06pt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#3465a4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93bde9" fo:border-left="none" fo:border-right="0.06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355269" fo:border-left="none" fo:border-right="0.99pt inset #000000" fo:border-top="0.99pt inset #000000"/>
    </style:style>
    <style:style style:name="ce29" style:family="table-cell" style:parent-style-name="Default">
      <style:table-cell-properties fo:border-bottom="none" fo:border-left="none" fo:border-right="0.99pt inset #000000" fo:border-top="0.99pt inset #000000"/>
    </style:style>
    <style:style style:name="ce30" style:family="table-cell" style:parent-style-name="Default">
      <style:table-cell-properties fo:border-bottom="none" fo:border-left="none" fo:border-right="0.99pt inset #000000" fo:border-top="none"/>
    </style:style>
    <style:style style:name="ce31" style:family="table-cell" style:parent-style-name="Default">
      <style:table-cell-properties fo:border-bottom="0.99pt inset #000000" fo:border-left="none" fo:border-right="0.99pt inset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2" table:default-cell-style-name="ce12"/>
        <table:table-column table:style-name="co2" table:number-columns-repeated="5" table:default-cell-style-name="ce13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58"/>
        <table:table-column table:style-name="co2" table:number-columns-repeated="5" table:default-cell-style-name="Default"/>
        <table:table-column table:style-name="co2" table:number-columns-repeated="2" table:default-cell-style-name="ce18"/>
        <table:table-column table:style-name="co2" table:default-cell-style-name="ce67"/>
        <table:table-column table:style-name="co2" table:default-cell-style-name="Default"/>
        <table:table-column table:style-name="co2" table:default-cell-style-name="ce30"/>
        <table:table-row table:style-name="ro1">
          <table:table-cell table:style-name="ce1" office:value-type="string" calcext:value-type="string">
            <text:p>stored: Float32</text:p>
          </table:table-cell>
          <table:table-cell table:style-name="ce35" table:number-columns-repeated="61"/>
          <table:table-cell table:style-name="ce28"/>
        </table:table-row>
        <table:table-row table:style-name="ro1">
          <table:table-cell table:style-name="ce2"/>
          <table:table-cell table:style-name="ce7" table:number-columns-repeated="51"/>
          <table:table-cell table:style-name="ce56" office:value-type="string" calcext:value-type="string">
            <text:p>Átlagolt</text:p>
          </table:table-cell>
          <table:table-cell table:style-name="ce61" table:number-columns-repeated="7"/>
          <table:table-cell table:style-name="ce65"/>
          <table:table-cell table:style-name="ce7"/>
          <table:table-cell table:style-name="ce29"/>
        </table:table-row>
        <table:table-row table:style-name="ro2">
          <table:table-cell table:style-name="ce3" office:value-type="string" calcext:value-type="string">
            <text:p>Accelerated Array</text:p>
          </table:table-cell>
          <table:table-cell table:style-name="ce8" office:value-type="string" calcext:value-type="string">
            <text:p>size/rat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5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66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006772" calcext:value-type="float">
            <text:p>0.006772</text:p>
          </table:table-cell>
          <table:table-cell table:style-name="ce12" office:value-type="float" office:value="0.007654" calcext:value-type="float">
            <text:p>0.007654</text:p>
          </table:table-cell>
          <table:table-cell table:style-name="ce12" office:value-type="float" office:value="0.008035" calcext:value-type="float">
            <text:p>0.008035</text:p>
          </table:table-cell>
          <table:table-cell table:style-name="ce12" office:value-type="float" office:value="0.009347" calcext:value-type="float">
            <text:p>0.009347</text:p>
          </table:table-cell>
          <table:table-cell table:style-name="ce12" office:value-type="float" office:value="0.008106" calcext:value-type="float">
            <text:p>0.008106</text:p>
          </table:table-cell>
          <table:table-cell table:style-name="ce12" office:value-type="float" office:value="0.0107" calcext:value-type="float">
            <text:p>0.0107</text:p>
          </table:table-cell>
          <table:table-cell office:value-type="float" office:value="0.008446" calcext:value-type="float">
            <text:p>0.008446</text:p>
          </table:table-cell>
          <table:table-cell office:value-type="float" office:value="0.011662" calcext:value-type="float">
            <text:p>0.011662</text:p>
          </table:table-cell>
          <table:table-cell office:value-type="float" office:value="0.009228" calcext:value-type="float">
            <text:p>0.009228</text:p>
          </table:table-cell>
          <table:table-cell/>
          <table:table-cell office:value-type="float" office:value="0.012905" calcext:value-type="float">
            <text:p>0.012905</text:p>
          </table:table-cell>
          <table:table-cell table:style-name="ce12" office:value-type="float" office:value="0.013055" calcext:value-type="float">
            <text:p>0.013055</text:p>
          </table:table-cell>
          <table:table-cell table:style-name="ce12" office:value-type="float" office:value="0.010269" calcext:value-type="float">
            <text:p>0.010269</text:p>
          </table:table-cell>
          <table:table-cell table:style-name="ce12" office:value-type="float" office:value="0.011972" calcext:value-type="float">
            <text:p>0.011972</text:p>
          </table:table-cell>
          <table:table-cell table:style-name="ce12" office:value-type="float" office:value="0.010229" calcext:value-type="float">
            <text:p>0.010229</text:p>
          </table:table-cell>
          <table:table-cell table:style-name="ce12" office:value-type="float" office:value="0.017614" calcext:value-type="float">
            <text:p>0.017614</text:p>
          </table:table-cell>
          <table:table-cell office:value-type="float" office:value="0.015198" calcext:value-type="float">
            <text:p>0.015198</text:p>
          </table:table-cell>
          <table:table-cell office:value-type="float" office:value="0.017603" calcext:value-type="float">
            <text:p>0.017603</text:p>
          </table:table-cell>
          <table:table-cell office:value-type="float" office:value="0.014547" calcext:value-type="float">
            <text:p>0.014547</text:p>
          </table:table-cell>
          <table:table-cell/>
          <table:table-cell office:value-type="float" office:value="0.006743" calcext:value-type="float">
            <text:p>0.006743</text:p>
          </table:table-cell>
          <table:table-cell table:style-name="ce12" office:value-type="float" office:value="0.007684" calcext:value-type="float">
            <text:p>0.007684</text:p>
          </table:table-cell>
          <table:table-cell table:style-name="ce12" office:value-type="float" office:value="0.008096" calcext:value-type="float">
            <text:p>0.008096</text:p>
          </table:table-cell>
          <table:table-cell table:style-name="ce12" office:value-type="float" office:value="0.009658" calcext:value-type="float">
            <text:p>0.009658</text:p>
          </table:table-cell>
          <table:table-cell table:style-name="ce12" office:value-type="float" office:value="0.008176" calcext:value-type="float">
            <text:p>0.008176</text:p>
          </table:table-cell>
          <table:table-cell table:style-name="ce12" office:value-type="float" office:value="0.01062" calcext:value-type="float">
            <text:p>0.01062</text:p>
          </table:table-cell>
          <table:table-cell office:value-type="float" office:value="0.008386" calcext:value-type="float">
            <text:p>0.008386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9107" calcext:value-type="float">
            <text:p>0.009107</text:p>
          </table:table-cell>
          <table:table-cell/>
          <table:table-cell office:value-type="float" office:value="0.006953" calcext:value-type="float">
            <text:p>0.006953</text:p>
          </table:table-cell>
          <table:table-cell table:style-name="ce12" office:value-type="float" office:value="0.007825" calcext:value-type="float">
            <text:p>0.007825</text:p>
          </table:table-cell>
          <table:table-cell table:style-name="ce12" office:value-type="float" office:value="0.008015" calcext:value-type="float">
            <text:p>0.008015</text:p>
          </table:table-cell>
          <table:table-cell table:style-name="ce12" office:value-type="float" office:value="0.009318" calcext:value-type="float">
            <text:p>0.009318</text:p>
          </table:table-cell>
          <table:table-cell table:style-name="ce12" office:value-type="float" office:value="0.008146" calcext:value-type="float">
            <text:p>0.008146</text:p>
          </table:table-cell>
          <table:table-cell table:style-name="ce12" office:value-type="float" office:value="0.01099" calcext:value-type="float">
            <text:p>0.01099</text:p>
          </table:table-cell>
          <table:table-cell office:value-type="float" office:value="0.008466" calcext:value-type="float">
            <text:p>0.008466</text:p>
          </table:table-cell>
          <table:table-cell office:value-type="float" office:value="0.011632" calcext:value-type="float">
            <text:p>0.011632</text:p>
          </table:table-cell>
          <table:table-cell office:value-type="float" office:value="0.009107" calcext:value-type="float">
            <text:p>0.009107</text:p>
          </table:table-cell>
          <table:table-cell/>
          <table:table-cell office:value-type="float" office:value="0.011171" calcext:value-type="float">
            <text:p>0.011171</text:p>
          </table:table-cell>
          <table:table-cell table:style-name="ce12" office:value-type="float" office:value="0.012894" calcext:value-type="float">
            <text:p>0.012894</text:p>
          </table:table-cell>
          <table:table-cell table:style-name="ce12" office:value-type="float" office:value="0.013345" calcext:value-type="float">
            <text:p>0.013345</text:p>
          </table:table-cell>
          <table:table-cell table:style-name="ce12" office:value-type="float" office:value="0.015149" calcext:value-type="float">
            <text:p>0.015149</text:p>
          </table:table-cell>
          <table:table-cell table:style-name="ce12" office:value-type="float" office:value="0.013465" calcext:value-type="float">
            <text:p>0.013465</text:p>
          </table:table-cell>
          <table:table-cell table:style-name="ce12" office:value-type="float" office:value="0.017613" calcext:value-type="float">
            <text:p>0.017613</text:p>
          </table:table-cell>
          <table:table-cell office:value-type="float" office:value="0.014006" calcext:value-type="float">
            <text:p>0.014006</text:p>
          </table:table-cell>
          <table:table-cell office:value-type="float" office:value="0.019376" calcext:value-type="float">
            <text:p>0.019376</text:p>
          </table:table-cell>
          <table:table-cell office:value-type="float" office:value="0.015239" calcext:value-type="float">
            <text:p>0.015239</text:p>
          </table:table-cell>
          <table:table-cell/>
          <table:table-cell table:formula="of:=([.AQ4]+[.AG4]+[.W4]+[.M4]+[.C4])/5" office:value-type="float" office:value="0.0089088" calcext:value-type="float">
            <text:p>0.0089088</text:p>
          </table:table-cell>
          <table:table-cell table:style-name="ce18" table:formula="of:=([.AR4]+[.AH4]+[.X4]+[.N4]+[.D4])/5" office:value-type="float" office:value="0.0098224" calcext:value-type="float">
            <text:p>0.0098224</text:p>
          </table:table-cell>
          <table:table-cell table:style-name="ce18" table:formula="of:=([.AS4]+[.AI4]+[.Y4]+[.O4]+[.E4])/5" office:value-type="float" office:value="0.009552" calcext:value-type="float">
            <text:p>0.009552</text:p>
          </table:table-cell>
          <table:table-cell table:style-name="ce18" table:formula="of:=([.AT4]+[.AJ4]+[.Z4]+[.P4]+[.F4])/5" office:value-type="float" office:value="0.0110888" calcext:value-type="float">
            <text:p>0.0110888</text:p>
          </table:table-cell>
          <table:table-cell table:style-name="ce18" table:formula="of:=([.AU4]+[.AK4]+[.AA4]+[.Q4]+[.G4])/5" office:value-type="float" office:value="0.0096244" calcext:value-type="float">
            <text:p>0.0096244</text:p>
          </table:table-cell>
          <table:table-cell table:style-name="ce18" table:formula="of:=([.AV4]+[.AL4]+[.AB4]+[.R4]+[.H4])/5" office:value-type="float" office:value="0.0135074" calcext:value-type="float">
            <text:p>0.0135074</text:p>
          </table:table-cell>
          <table:table-cell table:formula="of:=([.AW4]+[.AM4]+[.AC4]+[.S4]+[.I4])/5" office:value-type="float" office:value="0.0109004" calcext:value-type="float">
            <text:p>0.0109004</text:p>
          </table:table-cell>
          <table:table-cell table:formula="of:=([.AX4]+[.AN4]+[.AD4]+[.T4]+[.J4])/5" office:value-type="float" office:value="0.014369" calcext:value-type="float">
            <text:p>0.014369</text:p>
          </table:table-cell>
          <table:table-cell table:formula="of:=([.AY4]+[.AO4]+[.AE4]+[.U4]+[.K4])/5" office:value-type="float" office:value="0.0114456" calcext:value-type="float">
            <text:p>0.01144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015189" calcext:value-type="float">
            <text:p>0.015189</text:p>
          </table:table-cell>
          <table:table-cell office:value-type="float" office:value="0.020429" calcext:value-type="float">
            <text:p>0.020429</text:p>
          </table:table-cell>
          <table:table-cell office:value-type="float" office:value="0.021791" calcext:value-type="float">
            <text:p>0.021791</text:p>
          </table:table-cell>
          <table:table-cell office:value-type="float" office:value="0.023203" calcext:value-type="float">
            <text:p>0.023203</text:p>
          </table:table-cell>
          <table:table-cell office:value-type="float" office:value="0.025398" calcext:value-type="float">
            <text:p>0.025398</text:p>
          </table:table-cell>
          <table:table-cell office:value-type="float" office:value="0.022613" calcext:value-type="float">
            <text:p>0.022613</text:p>
          </table:table-cell>
          <table:table-cell office:value-type="float" office:value="0.022162" calcext:value-type="float">
            <text:p>0.022162</text:p>
          </table:table-cell>
          <table:table-cell office:value-type="float" office:value="0.018826" calcext:value-type="float">
            <text:p>0.018826</text:p>
          </table:table-cell>
          <table:table-cell office:value-type="float" office:value="0.028924" calcext:value-type="float">
            <text:p>0.028924</text:p>
          </table:table-cell>
          <table:table-cell/>
          <table:table-cell office:value-type="float" office:value="0.019907" calcext:value-type="float">
            <text:p>0.019907</text:p>
          </table:table-cell>
          <table:table-cell table:style-name="ce13" office:value-type="float" office:value="0.026119" calcext:value-type="float">
            <text:p>0.026119</text:p>
          </table:table-cell>
          <table:table-cell table:style-name="ce13" office:value-type="float" office:value="0.027732" calcext:value-type="float">
            <text:p>0.027732</text:p>
          </table:table-cell>
          <table:table-cell table:style-name="ce13" office:value-type="float" office:value="0.037591" calcext:value-type="float">
            <text:p>0.037591</text:p>
          </table:table-cell>
          <table:table-cell table:style-name="ce13" office:value-type="float" office:value="0.032691" calcext:value-type="float">
            <text:p>0.032691</text:p>
          </table:table-cell>
          <table:table-cell table:style-name="ce13" office:value-type="float" office:value="0.031138" calcext:value-type="float">
            <text:p>0.031138</text:p>
          </table:table-cell>
          <table:table-cell office:value-type="float" office:value="0.028794" calcext:value-type="float">
            <text:p>0.028794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03705" calcext:value-type="float">
            <text:p>0.03705</text:p>
          </table:table-cell>
          <table:table-cell/>
          <table:table-cell office:value-type="float" office:value="0.014939" calcext:value-type="float">
            <text:p>0.014939</text:p>
          </table:table-cell>
          <table:table-cell table:style-name="ce13" office:value-type="float" office:value="0.020208" calcext:value-type="float">
            <text:p>0.020208</text:p>
          </table:table-cell>
          <table:table-cell table:style-name="ce13" office:value-type="float" office:value="0.021761" calcext:value-type="float">
            <text:p>0.021761</text:p>
          </table:table-cell>
          <table:table-cell table:style-name="ce13" office:value-type="float" office:value="0.023013" calcext:value-type="float">
            <text:p>0.023013</text:p>
          </table:table-cell>
          <table:table-cell table:style-name="ce13" office:value-type="float" office:value="0.025308" calcext:value-type="float">
            <text:p>0.025308</text:p>
          </table:table-cell>
          <table:table-cell table:style-name="ce13" office:value-type="float" office:value="0.022713" calcext:value-type="float">
            <text:p>0.022713</text:p>
          </table:table-cell>
          <table:table-cell office:value-type="float" office:value="0.021851" calcext:value-type="float">
            <text:p>0.021851</text:p>
          </table:table-cell>
          <table:table-cell office:value-type="float" office:value="0.018625" calcext:value-type="float">
            <text:p>0.018625</text:p>
          </table:table-cell>
          <table:table-cell office:value-type="float" office:value="0.029296" calcext:value-type="float">
            <text:p>0.029296</text:p>
          </table:table-cell>
          <table:table-cell/>
          <table:table-cell office:value-type="float" office:value="0.015229" calcext:value-type="float">
            <text:p>0.015229</text:p>
          </table:table-cell>
          <table:table-cell table:style-name="ce13" office:value-type="float" office:value="0.020629" calcext:value-type="float">
            <text:p>0.020629</text:p>
          </table:table-cell>
          <table:table-cell table:style-name="ce13" office:value-type="float" office:value="0.021921" calcext:value-type="float">
            <text:p>0.021921</text:p>
          </table:table-cell>
          <table:table-cell table:style-name="ce13" office:value-type="float" office:value="0.023083" calcext:value-type="float">
            <text:p>0.023083</text:p>
          </table:table-cell>
          <table:table-cell table:style-name="ce13" office:value-type="float" office:value="0.025358" calcext:value-type="float">
            <text:p>0.025358</text:p>
          </table:table-cell>
          <table:table-cell table:style-name="ce13" office:value-type="float" office:value="0.022662" calcext:value-type="float">
            <text:p>0.022662</text:p>
          </table:table-cell>
          <table:table-cell office:value-type="float" office:value="0.022332" calcext:value-type="float">
            <text:p>0.022332</text:p>
          </table:table-cell>
          <table:table-cell office:value-type="float" office:value="0.018896" calcext:value-type="float">
            <text:p>0.018896</text:p>
          </table:table-cell>
          <table:table-cell office:value-type="float" office:value="0.029195" calcext:value-type="float">
            <text:p>0.029195</text:p>
          </table:table-cell>
          <table:table-cell/>
          <table:table-cell office:value-type="float" office:value="0.024476" calcext:value-type="float">
            <text:p>0.024476</text:p>
          </table:table-cell>
          <table:table-cell table:style-name="ce13" office:value-type="float" office:value="0.033704" calcext:value-type="float">
            <text:p>0.033704</text:p>
          </table:table-cell>
          <table:table-cell table:style-name="ce13" office:value-type="float" office:value="0.036289" calcext:value-type="float">
            <text:p>0.036289</text:p>
          </table:table-cell>
          <table:table-cell table:style-name="ce13" office:value-type="float" office:value="0.038312" calcext:value-type="float">
            <text:p>0.038312</text:p>
          </table:table-cell>
          <table:table-cell table:style-name="ce13" office:value-type="float" office:value="0.04229" calcext:value-type="float">
            <text:p>0.04229</text:p>
          </table:table-cell>
          <table:table-cell table:style-name="ce13" office:value-type="float" office:value="0.037772" calcext:value-type="float">
            <text:p>0.037772</text:p>
          </table:table-cell>
          <table:table-cell office:value-type="float" office:value="0.036659" calcext:value-type="float">
            <text:p>0.03665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8481" calcext:value-type="float">
            <text:p>0.048481</text:p>
          </table:table-cell>
          <table:table-cell/>
          <table:table-cell table:formula="of:=([.AQ5]+[.AG5]+[.W5]+[.M5]+[.C5])/5" office:value-type="float" office:value="0.017948" calcext:value-type="float">
            <text:p>0.017948</text:p>
          </table:table-cell>
          <table:table-cell table:style-name="ce23" table:formula="of:=([.AR5]+[.AH5]+[.X5]+[.N5]+[.D5])/5" office:value-type="float" office:value="0.0242178" calcext:value-type="float">
            <text:p>0.0242178</text:p>
          </table:table-cell>
          <table:table-cell table:style-name="ce23" table:formula="of:=([.AS5]+[.AI5]+[.Y5]+[.O5]+[.E5])/5" office:value-type="float" office:value="0.0258988" calcext:value-type="float">
            <text:p>0.0258988</text:p>
          </table:table-cell>
          <table:table-cell table:style-name="ce23" table:formula="of:=([.AT5]+[.AJ5]+[.Z5]+[.P5]+[.F5])/5" office:value-type="float" office:value="0.0290404" calcext:value-type="float">
            <text:p>0.0290404</text:p>
          </table:table-cell>
          <table:table-cell table:style-name="ce23" table:formula="of:=([.AU5]+[.AK5]+[.AA5]+[.Q5]+[.G5])/5" office:value-type="float" office:value="0.030209" calcext:value-type="float">
            <text:p>0.030209</text:p>
          </table:table-cell>
          <table:table-cell table:style-name="ce23" table:formula="of:=([.AV5]+[.AL5]+[.AB5]+[.R5]+[.H5])/5" office:value-type="float" office:value="0.0273796" calcext:value-type="float">
            <text:p>0.0273796</text:p>
          </table:table-cell>
          <table:table-cell table:formula="of:=([.AW5]+[.AM5]+[.AC5]+[.S5]+[.I5])/5" office:value-type="float" office:value="0.0263596" calcext:value-type="float">
            <text:p>0.0263596</text:p>
          </table:table-cell>
          <table:table-cell table:formula="of:=([.AX5]+[.AN5]+[.AD5]+[.T5]+[.J5])/5" office:value-type="float" office:value="0.0223804" calcext:value-type="float">
            <text:p>0.0223804</text:p>
          </table:table-cell>
          <table:table-cell table:formula="of:=([.AY5]+[.AO5]+[.AE5]+[.U5]+[.K5])/5" office:value-type="float" office:value="0.0345892" calcext:value-type="float">
            <text:p>0.0345892</text:p>
          </table:table-cell>
          <table:table-cell table:number-columns-repeated="2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0.038573" calcext:value-type="float">
            <text:p>0.038573</text:p>
          </table:table-cell>
          <table:table-cell office:value-type="float" office:value="0.039034" calcext:value-type="float">
            <text:p>0.039034</text:p>
          </table:table-cell>
          <table:table-cell office:value-type="float" office:value="0.056787" calcext:value-type="float">
            <text:p>0.056787</text:p>
          </table:table-cell>
          <table:table-cell office:value-type="float" office:value="0.041839" calcext:value-type="float">
            <text:p>0.041839</text:p>
          </table:table-cell>
          <table:table-cell office:value-type="float" office:value="0.057649" calcext:value-type="float">
            <text:p>0.057649</text:p>
          </table:table-cell>
          <table:table-cell office:value-type="float" office:value="0.06866" calcext:value-type="float">
            <text:p>0.06866</text:p>
          </table:table-cell>
          <table:table-cell office:value-type="float" office:value="0.070022" calcext:value-type="float">
            <text:p>0.070022</text:p>
          </table:table-cell>
          <table:table-cell office:value-type="float" office:value="0.072036" calcext:value-type="float">
            <text:p>0.072036</text:p>
          </table:table-cell>
          <table:table-cell office:value-type="float" office:value="0.069151" calcext:value-type="float">
            <text:p>0.069151</text:p>
          </table:table-cell>
          <table:table-cell/>
          <table:table-cell office:value-type="float" office:value="0.049243" calcext:value-type="float">
            <text:p>0.049243</text:p>
          </table:table-cell>
          <table:table-cell table:style-name="ce13" office:value-type="float" office:value="0.059301" calcext:value-type="float">
            <text:p>0.059301</text:p>
          </table:table-cell>
          <table:table-cell table:style-name="ce13" office:value-type="float" office:value="0.072637" calcext:value-type="float">
            <text:p>0.072637</text:p>
          </table:table-cell>
          <table:table-cell table:style-name="ce13" office:value-type="float" office:value="0.053221" calcext:value-type="float">
            <text:p>0.053221</text:p>
          </table:table-cell>
          <table:table-cell table:style-name="ce13" office:value-type="float" office:value="0.073719" calcext:value-type="float">
            <text:p>0.073719</text:p>
          </table:table-cell>
          <table:table-cell table:style-name="ce13" office:value-type="float" office:value="0.088246" calcext:value-type="float">
            <text:p>0.088246</text:p>
          </table:table-cell>
          <table:table-cell office:value-type="float" office:value="0.089829" calcext:value-type="float">
            <text:p>0.089829</text:p>
          </table:table-cell>
          <table:table-cell office:value-type="float" office:value="0.092976" calcext:value-type="float">
            <text:p>0.092976</text:p>
          </table:table-cell>
          <table:table-cell office:value-type="float" office:value="0.088727" calcext:value-type="float">
            <text:p>0.088727</text:p>
          </table:table-cell>
          <table:table-cell/>
          <table:table-cell office:value-type="float" office:value="0.037721" calcext:value-type="float">
            <text:p>0.037721</text:p>
          </table:table-cell>
          <table:table-cell table:style-name="ce13" office:value-type="float" office:value="0.038993" calcext:value-type="float">
            <text:p>0.038993</text:p>
          </table:table-cell>
          <table:table-cell table:style-name="ce13" office:value-type="float" office:value="0.056827" calcext:value-type="float">
            <text:p>0.056827</text:p>
          </table:table-cell>
          <table:table-cell table:style-name="ce13" office:value-type="float" office:value="0.042229" calcext:value-type="float">
            <text:p>0.042229</text:p>
          </table:table-cell>
          <table:table-cell table:style-name="ce13" office:value-type="float" office:value="0.057839" calcext:value-type="float">
            <text:p>0.057839</text:p>
          </table:table-cell>
          <table:table-cell table:style-name="ce13" office:value-type="float" office:value="0.06885" calcext:value-type="float">
            <text:p>0.06885</text:p>
          </table:table-cell>
          <table:table-cell office:value-type="float" office:value="0.070353" calcext:value-type="float">
            <text:p>0.070353</text:p>
          </table:table-cell>
          <table:table-cell office:value-type="float" office:value="0.072847" calcext:value-type="float">
            <text:p>0.072847</text:p>
          </table:table-cell>
          <table:table-cell office:value-type="float" office:value="0.069471" calcext:value-type="float">
            <text:p>0.069471</text:p>
          </table:table-cell>
          <table:table-cell/>
          <table:table-cell office:value-type="float" office:value="0.039013" calcext:value-type="float">
            <text:p>0.039013</text:p>
          </table:table-cell>
          <table:table-cell table:style-name="ce13" office:value-type="float" office:value="0.039174" calcext:value-type="float">
            <text:p>0.039174</text:p>
          </table:table-cell>
          <table:table-cell table:style-name="ce13" office:value-type="float" office:value="0.057098" calcext:value-type="float">
            <text:p>0.057098</text:p>
          </table:table-cell>
          <table:table-cell table:style-name="ce13" office:value-type="float" office:value="0.04266" calcext:value-type="float">
            <text:p>0.04266</text:p>
          </table:table-cell>
          <table:table-cell table:style-name="ce13" office:value-type="float" office:value="0.057819" calcext:value-type="float">
            <text:p>0.057819</text:p>
          </table:table-cell>
          <table:table-cell table:style-name="ce13" office:value-type="float" office:value="0.069381" calcext:value-type="float">
            <text:p>0.069381</text:p>
          </table:table-cell>
          <table:table-cell office:value-type="float" office:value="0.070814" calcext:value-type="float">
            <text:p>0.070814</text:p>
          </table:table-cell>
          <table:table-cell office:value-type="float" office:value="0.073208" calcext:value-type="float">
            <text:p>0.073208</text:p>
          </table:table-cell>
          <table:table-cell office:value-type="float" office:value="0.069952" calcext:value-type="float">
            <text:p>0.069952</text:p>
          </table:table-cell>
          <table:table-cell/>
          <table:table-cell office:value-type="float" office:value="0.06364" calcext:value-type="float">
            <text:p>0.06364</text:p>
          </table:table-cell>
          <table:table-cell table:style-name="ce13" office:value-type="float" office:value="0.065354" calcext:value-type="float">
            <text:p>0.065354</text:p>
          </table:table-cell>
          <table:table-cell table:style-name="ce13" office:value-type="float" office:value="0.095981" calcext:value-type="float">
            <text:p>0.095981</text:p>
          </table:table-cell>
          <table:table-cell table:style-name="ce13" office:value-type="float" office:value="0.070223" calcext:value-type="float">
            <text:p>0.070223</text:p>
          </table:table-cell>
          <table:table-cell table:style-name="ce13" office:value-type="float" office:value="0.097524" calcext:value-type="float">
            <text:p>0.097524</text:p>
          </table:table-cell>
          <table:table-cell table:style-name="ce13" office:value-type="float" office:value="0.116179" calcext:value-type="float">
            <text:p>0.116179</text:p>
          </table:table-cell>
          <table:table-cell office:value-type="float" office:value="0.119725" calcext:value-type="float">
            <text:p>0.119725</text:p>
          </table:table-cell>
          <table:table-cell office:value-type="float" office:value="0.123072" calcext:value-type="float">
            <text:p>0.123072</text:p>
          </table:table-cell>
          <table:table-cell office:value-type="float" office:value="0.125096" calcext:value-type="float">
            <text:p>0.125096</text:p>
          </table:table-cell>
          <table:table-cell/>
          <table:table-cell table:formula="of:=([.AQ6]+[.AG6]+[.W6]+[.M6]+[.C6])/5" office:value-type="float" office:value="0.045638" calcext:value-type="float">
            <text:p>0.045638</text:p>
          </table:table-cell>
          <table:table-cell table:style-name="ce23" table:formula="of:=([.AR6]+[.AH6]+[.X6]+[.N6]+[.D6])/5" office:value-type="float" office:value="0.0483712" calcext:value-type="float">
            <text:p>0.0483712</text:p>
          </table:table-cell>
          <table:table-cell table:style-name="ce23" table:formula="of:=([.AS6]+[.AI6]+[.Y6]+[.O6]+[.E6])/5" office:value-type="float" office:value="0.067866" calcext:value-type="float">
            <text:p>0.067866</text:p>
          </table:table-cell>
          <table:table-cell table:style-name="ce23" table:formula="of:=([.AT6]+[.AJ6]+[.Z6]+[.P6]+[.F6])/5" office:value-type="float" office:value="0.0500344" calcext:value-type="float">
            <text:p>0.0500344</text:p>
          </table:table-cell>
          <table:table-cell table:style-name="ce23" table:formula="of:=([.AU6]+[.AK6]+[.AA6]+[.Q6]+[.G6])/5" office:value-type="float" office:value="0.06891" calcext:value-type="float">
            <text:p>0.06891</text:p>
          </table:table-cell>
          <table:table-cell table:style-name="ce23" table:formula="of:=([.AV6]+[.AL6]+[.AB6]+[.R6]+[.H6])/5" office:value-type="float" office:value="0.0822632" calcext:value-type="float">
            <text:p>0.0822632</text:p>
          </table:table-cell>
          <table:table-cell table:formula="of:=([.AW6]+[.AM6]+[.AC6]+[.S6]+[.I6])/5" office:value-type="float" office:value="0.0841486" calcext:value-type="float">
            <text:p>0.0841486</text:p>
          </table:table-cell>
          <table:table-cell table:formula="of:=([.AX6]+[.AN6]+[.AD6]+[.T6]+[.J6])/5" office:value-type="float" office:value="0.0868278" calcext:value-type="float">
            <text:p>0.0868278</text:p>
          </table:table-cell>
          <table:table-cell table:formula="of:=([.AY6]+[.AO6]+[.AE6]+[.U6]+[.K6])/5" office:value-type="float" office:value="0.0844794" calcext:value-type="float">
            <text:p>0.084479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0.092514" calcext:value-type="float">
            <text:p>0.092514</text:p>
          </table:table-cell>
          <table:table-cell office:value-type="float" office:value="0.110699" calcext:value-type="float">
            <text:p>0.110699</text:p>
          </table:table-cell>
          <table:table-cell office:value-type="float" office:value="0.12176" calcext:value-type="float">
            <text:p>0.12176</text:p>
          </table:table-cell>
          <table:table-cell office:value-type="float" office:value="0.144693" calcext:value-type="float">
            <text:p>0.144693</text:p>
          </table:table-cell>
          <table:table-cell office:value-type="float" office:value="0.168598" calcext:value-type="float">
            <text:p>0.168598</text:p>
          </table:table-cell>
          <table:table-cell office:value-type="float" office:value="0.145063" calcext:value-type="float">
            <text:p>0.145063</text:p>
          </table:table-cell>
          <table:table-cell office:value-type="float" office:value="0.245823" calcext:value-type="float">
            <text:p>0.245823</text:p>
          </table:table-cell>
          <table:table-cell office:value-type="float" office:value="0.192654" calcext:value-type="float">
            <text:p>0.192654</text:p>
          </table:table-cell>
          <table:table-cell office:value-type="float" office:value="0.25977" calcext:value-type="float">
            <text:p>0.25977</text:p>
          </table:table-cell>
          <table:table-cell/>
          <table:table-cell office:value-type="float" office:value="0.128522" calcext:value-type="float">
            <text:p>0.128522</text:p>
          </table:table-cell>
          <table:table-cell table:style-name="ce13" office:value-type="float" office:value="0.142569" calcext:value-type="float">
            <text:p>0.142569</text:p>
          </table:table-cell>
          <table:table-cell table:style-name="ce13" office:value-type="float" office:value="0.155704" calcext:value-type="float">
            <text:p>0.155704</text:p>
          </table:table-cell>
          <table:table-cell table:style-name="ce13" office:value-type="float" office:value="0.186001" calcext:value-type="float">
            <text:p>0.186001</text:p>
          </table:table-cell>
          <table:table-cell table:style-name="ce13" office:value-type="float" office:value="0.21741" calcext:value-type="float">
            <text:p>0.21741</text:p>
          </table:table-cell>
          <table:table-cell table:style-name="ce13" office:value-type="float" office:value="0.178436" calcext:value-type="float">
            <text:p>0.178436</text:p>
          </table:table-cell>
          <table:table-cell office:value-type="float" office:value="0.244862" calcext:value-type="float">
            <text:p>0.244862</text:p>
          </table:table-cell>
          <table:table-cell office:value-type="float" office:value="0.192172" calcext:value-type="float">
            <text:p>0.192172</text:p>
          </table:table-cell>
          <table:table-cell office:value-type="float" office:value="0.258567" calcext:value-type="float">
            <text:p>0.258567</text:p>
          </table:table-cell>
          <table:table-cell/>
          <table:table-cell office:value-type="float" office:value="0.092825" calcext:value-type="float">
            <text:p>0.092825</text:p>
          </table:table-cell>
          <table:table-cell table:style-name="ce13" office:value-type="float" office:value="0.11156" calcext:value-type="float">
            <text:p>0.11156</text:p>
          </table:table-cell>
          <table:table-cell table:style-name="ce13" office:value-type="float" office:value="0.125587" calcext:value-type="float">
            <text:p>0.125587</text:p>
          </table:table-cell>
          <table:table-cell table:style-name="ce13" office:value-type="float" office:value="0.149492" calcext:value-type="float">
            <text:p>0.149492</text:p>
          </table:table-cell>
          <table:table-cell table:style-name="ce13" office:value-type="float" office:value="0.198975" calcext:value-type="float">
            <text:p>0.198975</text:p>
          </table:table-cell>
          <table:table-cell table:style-name="ce13" office:value-type="float" office:value="0.142299" calcext:value-type="float">
            <text:p>0.142299</text:p>
          </table:table-cell>
          <table:table-cell office:value-type="float" office:value="0.198344" calcext:value-type="float">
            <text:p>0.198344</text:p>
          </table:table-cell>
          <table:table-cell office:value-type="float" office:value="0.15334" calcext:value-type="float">
            <text:p>0.15334</text:p>
          </table:table-cell>
          <table:table-cell office:value-type="float" office:value="0.210196" calcext:value-type="float">
            <text:p>0.210196</text:p>
          </table:table-cell>
          <table:table-cell/>
          <table:table-cell office:value-type="float" office:value="0.093737" calcext:value-type="float">
            <text:p>0.093737</text:p>
          </table:table-cell>
          <table:table-cell table:style-name="ce13" office:value-type="float" office:value="0.112182" calcext:value-type="float">
            <text:p>0.112182</text:p>
          </table:table-cell>
          <table:table-cell table:style-name="ce13" office:value-type="float" office:value="0.122631" calcext:value-type="float">
            <text:p>0.122631</text:p>
          </table:table-cell>
          <table:table-cell table:style-name="ce13" office:value-type="float" office:value="0.145936" calcext:value-type="float">
            <text:p>0.145936</text:p>
          </table:table-cell>
          <table:table-cell table:style-name="ce13" office:value-type="float" office:value="0.170772" calcext:value-type="float">
            <text:p>0.170772</text:p>
          </table:table-cell>
          <table:table-cell table:style-name="ce13" office:value-type="float" office:value="0.140626" calcext:value-type="float">
            <text:p>0.140626</text:p>
          </table:table-cell>
          <table:table-cell office:value-type="float" office:value="0.200518" calcext:value-type="float">
            <text:p>0.200518</text:p>
          </table:table-cell>
          <table:table-cell office:value-type="float" office:value="0.151606" calcext:value-type="float">
            <text:p>0.151606</text:p>
          </table:table-cell>
          <table:table-cell office:value-type="float" office:value="0.255051" calcext:value-type="float">
            <text:p>0.255051</text:p>
          </table:table-cell>
          <table:table-cell/>
          <table:table-cell office:value-type="float" office:value="0.157558" calcext:value-type="float">
            <text:p>0.157558</text:p>
          </table:table-cell>
          <table:table-cell table:style-name="ce13" office:value-type="float" office:value="0.188475" calcext:value-type="float">
            <text:p>0.188475</text:p>
          </table:table-cell>
          <table:table-cell table:style-name="ce13" office:value-type="float" office:value="0.205207" calcext:value-type="float">
            <text:p>0.205207</text:p>
          </table:table-cell>
          <table:table-cell table:style-name="ce13" office:value-type="float" office:value="0.245653" calcext:value-type="float">
            <text:p>0.245653</text:p>
          </table:table-cell>
          <table:table-cell table:style-name="ce13" office:value-type="float" office:value="0.288234" calcext:value-type="float">
            <text:p>0.288234</text:p>
          </table:table-cell>
          <table:table-cell table:style-name="ce13" office:value-type="float" office:value="0.236356" calcext:value-type="float">
            <text:p>0.236356</text:p>
          </table:table-cell>
          <table:table-cell office:value-type="float" office:value="0.328419" calcext:value-type="float">
            <text:p>0.328419</text:p>
          </table:table-cell>
          <table:table-cell office:value-type="float" office:value="0.255682" calcext:value-type="float">
            <text:p>0.255682</text:p>
          </table:table-cell>
          <table:table-cell office:value-type="float" office:value="0.346573" calcext:value-type="float">
            <text:p>0.346573</text:p>
          </table:table-cell>
          <table:table-cell/>
          <table:table-cell table:formula="of:=([.AQ7]+[.AG7]+[.W7]+[.M7]+[.C7])/5" office:value-type="float" office:value="0.1130312" calcext:value-type="float">
            <text:p>0.1130312</text:p>
          </table:table-cell>
          <table:table-cell table:style-name="ce23" table:formula="of:=([.AR7]+[.AH7]+[.X7]+[.N7]+[.D7])/5" office:value-type="float" office:value="0.133097" calcext:value-type="float">
            <text:p>0.133097</text:p>
          </table:table-cell>
          <table:table-cell table:style-name="ce23" table:formula="of:=([.AS7]+[.AI7]+[.Y7]+[.O7]+[.E7])/5" office:value-type="float" office:value="0.1461778" calcext:value-type="float">
            <text:p>0.1461778</text:p>
          </table:table-cell>
          <table:table-cell table:style-name="ce23" table:formula="of:=([.AT7]+[.AJ7]+[.Z7]+[.P7]+[.F7])/5" office:value-type="float" office:value="0.174355" calcext:value-type="float">
            <text:p>0.174355</text:p>
          </table:table-cell>
          <table:table-cell table:style-name="ce23" table:formula="of:=([.AU7]+[.AK7]+[.AA7]+[.Q7]+[.G7])/5" office:value-type="float" office:value="0.2087978" calcext:value-type="float">
            <text:p>0.2087978</text:p>
          </table:table-cell>
          <table:table-cell table:style-name="ce23" table:formula="of:=([.AV7]+[.AL7]+[.AB7]+[.R7]+[.H7])/5" office:value-type="float" office:value="0.168556" calcext:value-type="float">
            <text:p>0.168556</text:p>
          </table:table-cell>
          <table:table-cell table:formula="of:=([.AW7]+[.AM7]+[.AC7]+[.S7]+[.I7])/5" office:value-type="float" office:value="0.2435932" calcext:value-type="float">
            <text:p>0.2435932</text:p>
          </table:table-cell>
          <table:table-cell table:formula="of:=([.AX7]+[.AN7]+[.AD7]+[.T7]+[.J7])/5" office:value-type="float" office:value="0.1890908" calcext:value-type="float">
            <text:p>0.1890908</text:p>
          </table:table-cell>
          <table:table-cell table:formula="of:=([.AY7]+[.AO7]+[.AE7]+[.U7]+[.K7])/5" office:value-type="float" office:value="0.2660314" calcext:value-type="float">
            <text:p>0.2660314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office:value-type="float" office:value="0.325895" calcext:value-type="float">
            <text:p>0.325895</text:p>
          </table:table-cell>
          <table:table-cell office:value-type="float" office:value="0.415714" calcext:value-type="float">
            <text:p>0.415714</text:p>
          </table:table-cell>
          <table:table-cell office:value-type="float" office:value="0.51983" calcext:value-type="float">
            <text:p>0.51983</text:p>
          </table:table-cell>
          <table:table-cell office:value-type="float" office:value="0.53034" calcext:value-type="float">
            <text:p>0.53034</text:p>
          </table:table-cell>
          <table:table-cell office:value-type="float" office:value="0.579483" calcext:value-type="float">
            <text:p>0.579483</text:p>
          </table:table-cell>
          <table:table-cell office:value-type="float" office:value="0.522195" calcext:value-type="float">
            <text:p>0.522195</text:p>
          </table:table-cell>
          <table:table-cell office:value-type="float" office:value="0.340673" calcext:value-type="float">
            <text:p>0.340673</text:p>
          </table:table-cell>
          <table:table-cell office:value-type="float" office:value="0.525862" calcext:value-type="float">
            <text:p>0.525862</text:p>
          </table:table-cell>
          <table:table-cell office:value-type="float" office:value="0.534909" calcext:value-type="float">
            <text:p>0.534909</text:p>
          </table:table-cell>
          <table:table-cell/>
          <table:table-cell office:value-type="float" office:value="0.333579" calcext:value-type="float">
            <text:p>0.333579</text:p>
          </table:table-cell>
          <table:table-cell table:style-name="ce13" office:value-type="float" office:value="0.426995" calcext:value-type="float">
            <text:p>0.426995</text:p>
          </table:table-cell>
          <table:table-cell table:style-name="ce13" office:value-type="float" office:value="0.517026" calcext:value-type="float">
            <text:p>0.517026</text:p>
          </table:table-cell>
          <table:table-cell table:style-name="ce13" office:value-type="float" office:value="0.448055" calcext:value-type="float">
            <text:p>0.448055</text:p>
          </table:table-cell>
          <table:table-cell table:style-name="ce13" office:value-type="float" office:value="0.63624" calcext:value-type="float">
            <text:p>0.63624</text:p>
          </table:table-cell>
          <table:table-cell table:style-name="ce13" office:value-type="float" office:value="0.670274" calcext:value-type="float">
            <text:p>0.670274</text:p>
          </table:table-cell>
          <table:table-cell office:value-type="float" office:value="0.419671" calcext:value-type="float">
            <text:p>0.419671</text:p>
          </table:table-cell>
          <table:table-cell office:value-type="float" office:value="0.505844" calcext:value-type="float">
            <text:p>0.505844</text:p>
          </table:table-cell>
          <table:table-cell office:value-type="float" office:value="0.536031" calcext:value-type="float">
            <text:p>0.536031</text:p>
          </table:table-cell>
          <table:table-cell/>
          <table:table-cell office:value-type="float" office:value="0.258338" calcext:value-type="float">
            <text:p>0.258338</text:p>
          </table:table-cell>
          <table:table-cell table:style-name="ce13" office:value-type="float" office:value="0.331275" calcext:value-type="float">
            <text:p>0.331275</text:p>
          </table:table-cell>
          <table:table-cell table:style-name="ce13" office:value-type="float" office:value="0.414933" calcext:value-type="float">
            <text:p>0.414933</text:p>
          </table:table-cell>
          <table:table-cell table:style-name="ce13" office:value-type="float" office:value="0.357525" calcext:value-type="float">
            <text:p>0.357525</text:p>
          </table:table-cell>
          <table:table-cell table:style-name="ce13" office:value-type="float" office:value="0.512727" calcext:value-type="float">
            <text:p>0.512727</text:p>
          </table:table-cell>
          <table:table-cell table:style-name="ce13" office:value-type="float" office:value="0.535219" calcext:value-type="float">
            <text:p>0.535219</text:p>
          </table:table-cell>
          <table:table-cell office:value-type="float" office:value="0.336034" calcext:value-type="float">
            <text:p>0.336034</text:p>
          </table:table-cell>
          <table:table-cell office:value-type="float" office:value="0.414001" calcext:value-type="float">
            <text:p>0.414001</text:p>
          </table:table-cell>
          <table:table-cell office:value-type="float" office:value="0.423789" calcext:value-type="float">
            <text:p>0.423789</text:p>
          </table:table-cell>
          <table:table-cell/>
          <table:table-cell office:value-type="float" office:value="0.323761" calcext:value-type="float">
            <text:p>0.323761</text:p>
          </table:table-cell>
          <table:table-cell table:style-name="ce13" office:value-type="float" office:value="0.411777" calcext:value-type="float">
            <text:p>0.411777</text:p>
          </table:table-cell>
          <table:table-cell table:style-name="ce13" office:value-type="float" office:value="0.516655" calcext:value-type="float">
            <text:p>0.516655</text:p>
          </table:table-cell>
          <table:table-cell table:style-name="ce13" office:value-type="float" office:value="0.449178" calcext:value-type="float">
            <text:p>0.449178</text:p>
          </table:table-cell>
          <table:table-cell table:style-name="ce13" office:value-type="float" office:value="0.527204" calcext:value-type="float">
            <text:p>0.527204</text:p>
          </table:table-cell>
          <table:table-cell table:style-name="ce13" office:value-type="float" office:value="0.523117" calcext:value-type="float">
            <text:p>0.523117</text:p>
          </table:table-cell>
          <table:table-cell office:value-type="float" office:value="0.328429" calcext:value-type="float">
            <text:p>0.328429</text:p>
          </table:table-cell>
          <table:table-cell office:value-type="float" office:value="0.401958" calcext:value-type="float">
            <text:p>0.401958</text:p>
          </table:table-cell>
          <table:table-cell office:value-type="float" office:value="0.389515" calcext:value-type="float">
            <text:p>0.389515</text:p>
          </table:table-cell>
          <table:table-cell/>
          <table:table-cell office:value-type="float" office:value="0.430462" calcext:value-type="float">
            <text:p>0.430462</text:p>
          </table:table-cell>
          <table:table-cell table:style-name="ce13" office:value-type="float" office:value="0.551661" calcext:value-type="float">
            <text:p>0.551661</text:p>
          </table:table-cell>
          <table:table-cell table:style-name="ce13" office:value-type="float" office:value="0.691926" calcext:value-type="float">
            <text:p>0.691926</text:p>
          </table:table-cell>
          <table:table-cell table:style-name="ce13" office:value-type="float" office:value="0.613577" calcext:value-type="float">
            <text:p>0.613577</text:p>
          </table:table-cell>
          <table:table-cell table:style-name="ce13" office:value-type="float" office:value="0.860193" calcext:value-type="float">
            <text:p>0.860193</text:p>
          </table:table-cell>
          <table:table-cell table:style-name="ce13" office:value-type="float" office:value="0.89547" calcext:value-type="float">
            <text:p>0.89547</text:p>
          </table:table-cell>
          <table:table-cell office:value-type="float" office:value="0.558924" calcext:value-type="float">
            <text:p>0.558924</text:p>
          </table:table-cell>
          <table:table-cell office:value-type="float" office:value="0.660917" calcext:value-type="float">
            <text:p>0.660917</text:p>
          </table:table-cell>
          <table:table-cell office:value-type="float" office:value="0.743722" calcext:value-type="float">
            <text:p>0.743722</text:p>
          </table:table-cell>
          <table:table-cell/>
          <table:table-cell table:formula="of:=([.AQ8]+[.AG8]+[.W8]+[.M8]+[.C8])/5" office:value-type="float" office:value="0.334407" calcext:value-type="float">
            <text:p>0.334407</text:p>
          </table:table-cell>
          <table:table-cell table:style-name="ce23" table:formula="of:=([.AR8]+[.AH8]+[.X8]+[.N8]+[.D8])/5" office:value-type="float" office:value="0.4274844" calcext:value-type="float">
            <text:p>0.4274844</text:p>
          </table:table-cell>
          <table:table-cell table:style-name="ce23" table:formula="of:=([.AS8]+[.AI8]+[.Y8]+[.O8]+[.E8])/5" office:value-type="float" office:value="0.532074" calcext:value-type="float">
            <text:p>0.532074</text:p>
          </table:table-cell>
          <table:table-cell table:style-name="ce23" table:formula="of:=([.AT8]+[.AJ8]+[.Z8]+[.P8]+[.F8])/5" office:value-type="float" office:value="0.479735" calcext:value-type="float">
            <text:p>0.479735</text:p>
          </table:table-cell>
          <table:table-cell table:style-name="ce23" table:formula="of:=([.AU8]+[.AK8]+[.AA8]+[.Q8]+[.G8])/5" office:value-type="float" office:value="0.6231694" calcext:value-type="float">
            <text:p>0.6231694</text:p>
          </table:table-cell>
          <table:table-cell table:style-name="ce23" table:formula="of:=([.AV8]+[.AL8]+[.AB8]+[.R8]+[.H8])/5" office:value-type="float" office:value="0.629255" calcext:value-type="float">
            <text:p>0.629255</text:p>
          </table:table-cell>
          <table:table-cell table:formula="of:=([.AW8]+[.AM8]+[.AC8]+[.S8]+[.I8])/5" office:value-type="float" office:value="0.3967462" calcext:value-type="float">
            <text:p>0.3967462</text:p>
          </table:table-cell>
          <table:table-cell table:formula="of:=([.AX8]+[.AN8]+[.AD8]+[.T8]+[.J8])/5" office:value-type="float" office:value="0.5017164" calcext:value-type="float">
            <text:p>0.5017164</text:p>
          </table:table-cell>
          <table:table-cell table:formula="of:=([.AY8]+[.AO8]+[.AE8]+[.U8]+[.K8])/5" office:value-type="float" office:value="0.5255932" calcext:value-type="float">
            <text:p>0.5255932</text:p>
          </table:table-cell>
          <table:table-cell table:number-columns-repeated="2"/>
        </table:table-row>
        <table:table-row table:style-name="ro3">
          <table:table-cell/>
          <table:table-cell office:value-type="float" office:value="640" calcext:value-type="float">
            <text:p>640</text:p>
          </table:table-cell>
          <table:table-cell office:value-type="float" office:value="0.993003" calcext:value-type="float">
            <text:p>0.993003</text:p>
          </table:table-cell>
          <table:table-cell office:value-type="float" office:value="0.940293" calcext:value-type="float">
            <text:p>0.940293</text:p>
          </table:table-cell>
          <table:table-cell office:value-type="float" office:value="0.859331" calcext:value-type="float">
            <text:p>0.859331</text:p>
          </table:table-cell>
          <table:table-cell office:value-type="float" office:value="0.782286" calcext:value-type="float">
            <text:p>0.782286</text:p>
          </table:table-cell>
          <table:table-cell office:value-type="float" office:value="1.28368" calcext:value-type="float">
            <text:p>1.28368</text:p>
          </table:table-cell>
          <table:table-cell office:value-type="float" office:value="1.40909" calcext:value-type="float">
            <text:p>1.40909</text:p>
          </table:table-cell>
          <table:table-cell office:value-type="float" office:value="1.43587" calcext:value-type="float">
            <text:p>1.43587</text:p>
          </table:table-cell>
          <table:table-cell office:value-type="float" office:value="1.41976" calcext:value-type="float">
            <text:p>1.41976</text:p>
          </table:table-cell>
          <table:table-cell office:value-type="float" office:value="1.59479" calcext:value-type="float">
            <text:p>1.59479</text:p>
          </table:table-cell>
          <table:table-cell/>
          <table:table-cell office:value-type="float" office:value="0.810309" calcext:value-type="float">
            <text:p>0.810309</text:p>
          </table:table-cell>
          <table:table-cell table:style-name="ce13" office:value-type="float" office:value="0.77384" calcext:value-type="float">
            <text:p>0.77384</text:p>
          </table:table-cell>
          <table:table-cell table:style-name="ce13" office:value-type="float" office:value="0.854562" calcext:value-type="float">
            <text:p>0.854562</text:p>
          </table:table-cell>
          <table:table-cell table:style-name="ce13" office:value-type="float" office:value="0.764452" calcext:value-type="float">
            <text:p>0.764452</text:p>
          </table:table-cell>
          <table:table-cell table:style-name="ce13" office:value-type="float" office:value="1.24838" calcext:value-type="float">
            <text:p>1.24838</text:p>
          </table:table-cell>
          <table:table-cell table:style-name="ce13" office:value-type="float" office:value="1.35844" calcext:value-type="float">
            <text:p>1.35844</text:p>
          </table:table-cell>
          <table:table-cell office:value-type="float" office:value="1.3864" calcext:value-type="float">
            <text:p>1.3864</text:p>
          </table:table-cell>
          <table:table-cell office:value-type="float" office:value="1.37339" calcext:value-type="float">
            <text:p>1.37339</text:p>
          </table:table-cell>
          <table:table-cell office:value-type="float" office:value="1.5287" calcext:value-type="float">
            <text:p>1.5287</text:p>
          </table:table-cell>
          <table:table-cell/>
          <table:table-cell office:value-type="float" office:value="0.815078" calcext:value-type="float">
            <text:p>0.815078</text:p>
          </table:table-cell>
          <table:table-cell table:style-name="ce13" office:value-type="float" office:value="0.983014" calcext:value-type="float">
            <text:p>0.983014</text:p>
          </table:table-cell>
          <table:table-cell table:style-name="ce13" office:value-type="float" office:value="1.07766" calcext:value-type="float">
            <text:p>1.07766</text:p>
          </table:table-cell>
          <table:table-cell table:style-name="ce13" office:value-type="float" office:value="0.981742" calcext:value-type="float">
            <text:p>0.981742</text:p>
          </table:table-cell>
          <table:table-cell table:style-name="ce13" office:value-type="float" office:value="1.58432" calcext:value-type="float">
            <text:p>1.58432</text:p>
          </table:table-cell>
          <table:table-cell table:style-name="ce13" office:value-type="float" office:value="1.72141" calcext:value-type="float">
            <text:p>1.72141</text:p>
          </table:table-cell>
          <table:table-cell office:value-type="float" office:value="1.7573" calcext:value-type="float">
            <text:p>1.7573</text:p>
          </table:table-cell>
          <table:table-cell office:value-type="float" office:value="1.73465" calcext:value-type="float">
            <text:p>1.73465</text:p>
          </table:table-cell>
          <table:table-cell office:value-type="float" office:value="1.93048" calcext:value-type="float">
            <text:p>1.93048</text:p>
          </table:table-cell>
          <table:table-cell/>
          <table:table-cell office:value-type="float" office:value="0.640108" calcext:value-type="float">
            <text:p>0.640108</text:p>
          </table:table-cell>
          <table:table-cell table:style-name="ce13" office:value-type="float" office:value="0.78476" calcext:value-type="float">
            <text:p>0.78476</text:p>
          </table:table-cell>
          <table:table-cell table:style-name="ce13" office:value-type="float" office:value="0.854532" calcext:value-type="float">
            <text:p>0.854532</text:p>
          </table:table-cell>
          <table:table-cell table:style-name="ce13" office:value-type="float" office:value="0.76871" calcext:value-type="float">
            <text:p>0.76871</text:p>
          </table:table-cell>
          <table:table-cell table:style-name="ce13" office:value-type="float" office:value="1.26404" calcext:value-type="float">
            <text:p>1.26404</text:p>
          </table:table-cell>
          <table:table-cell table:style-name="ce13" office:value-type="float" office:value="1.37771" calcext:value-type="float">
            <text:p>1.37771</text:p>
          </table:table-cell>
          <table:table-cell office:value-type="float" office:value="1.39995" calcext:value-type="float">
            <text:p>1.39995</text:p>
          </table:table-cell>
          <table:table-cell office:value-type="float" office:value="1.38782" calcext:value-type="float">
            <text:p>1.38782</text:p>
          </table:table-cell>
          <table:table-cell office:value-type="float" office:value="1.53811" calcext:value-type="float">
            <text:p>1.53811</text:p>
          </table:table-cell>
          <table:table-cell/>
          <table:table-cell office:value-type="float" office:value="0.911809" calcext:value-type="float">
            <text:p>0.911809</text:p>
          </table:table-cell>
          <table:table-cell table:style-name="ce13" office:value-type="float" office:value="0.780212" calcext:value-type="float">
            <text:p>0.780212</text:p>
          </table:table-cell>
          <table:table-cell table:style-name="ce13" office:value-type="float" office:value="0.84832" calcext:value-type="float">
            <text:p>0.84832</text:p>
          </table:table-cell>
          <table:table-cell table:style-name="ce13" office:value-type="float" office:value="0.768539" calcext:value-type="float">
            <text:p>0.768539</text:p>
          </table:table-cell>
          <table:table-cell table:style-name="ce13" office:value-type="float" office:value="1.26636" calcext:value-type="float">
            <text:p>1.26636</text:p>
          </table:table-cell>
          <table:table-cell table:style-name="ce13" office:value-type="float" office:value="1.3752" calcext:value-type="float">
            <text:p>1.3752</text:p>
          </table:table-cell>
          <table:table-cell office:value-type="float" office:value="1.40307" calcext:value-type="float">
            <text:p>1.40307</text:p>
          </table:table-cell>
          <table:table-cell office:value-type="float" office:value="1.97091" calcext:value-type="float">
            <text:p>1.97091</text:p>
          </table:table-cell>
          <table:table-cell office:value-type="float" office:value="2.99189" calcext:value-type="float">
            <text:p>2.99189</text:p>
          </table:table-cell>
          <table:table-cell/>
          <table:table-cell table:formula="of:=([.AQ9]+[.AG9]+[.W9]+[.M9]+[.C9])/5" office:value-type="float" office:value="0.8340614" calcext:value-type="float">
            <text:p>0.8340614</text:p>
          </table:table-cell>
          <table:table-cell table:style-name="ce23" table:formula="of:=([.AR9]+[.AH9]+[.X9]+[.N9]+[.D9])/5" office:value-type="float" office:value="0.8524238" calcext:value-type="float">
            <text:p>0.8524238</text:p>
          </table:table-cell>
          <table:table-cell table:style-name="ce23" table:formula="of:=([.AS9]+[.AI9]+[.Y9]+[.O9]+[.E9])/5" office:value-type="float" office:value="0.898881" calcext:value-type="float">
            <text:p>0.898881</text:p>
          </table:table-cell>
          <table:table-cell table:style-name="ce23" table:formula="of:=([.AT9]+[.AJ9]+[.Z9]+[.P9]+[.F9])/5" office:value-type="float" office:value="0.8131458" calcext:value-type="float">
            <text:p>0.8131458</text:p>
          </table:table-cell>
          <table:table-cell table:style-name="ce23" table:formula="of:=([.AU9]+[.AK9]+[.AA9]+[.Q9]+[.G9])/5" office:value-type="float" office:value="1.329356" calcext:value-type="float">
            <text:p>1.329356</text:p>
          </table:table-cell>
          <table:table-cell table:style-name="ce23" table:formula="of:=([.AV9]+[.AL9]+[.AB9]+[.R9]+[.H9])/5" office:value-type="float" office:value="1.44837" calcext:value-type="float">
            <text:p>1.44837</text:p>
          </table:table-cell>
          <table:table-cell table:formula="of:=([.AW9]+[.AM9]+[.AC9]+[.S9]+[.I9])/5" office:value-type="float" office:value="1.476518" calcext:value-type="float">
            <text:p>1.476518</text:p>
          </table:table-cell>
          <table:table-cell table:formula="of:=([.AX9]+[.AN9]+[.AD9]+[.T9]+[.J9])/5" office:value-type="float" office:value="1.577306" calcext:value-type="float">
            <text:p>1.577306</text:p>
          </table:table-cell>
          <table:table-cell table:formula="of:=([.AY9]+[.AO9]+[.AE9]+[.U9]+[.K9])/5" office:value-type="float" office:value="1.916794" calcext:value-type="float">
            <text:p>1.91679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80" calcext:value-type="float">
            <text:p>1280</text:p>
          </table:table-cell>
          <table:table-cell office:value-type="float" office:value="2.1423" calcext:value-type="float">
            <text:p>2.1423</text:p>
          </table:table-cell>
          <table:table-cell office:value-type="float" office:value="2.47007" calcext:value-type="float">
            <text:p>2.47007</text:p>
          </table:table-cell>
          <table:table-cell office:value-type="float" office:value="2.90292" calcext:value-type="float">
            <text:p>2.90292</text:p>
          </table:table-cell>
          <table:table-cell office:value-type="float" office:value="3.23774" calcext:value-type="float">
            <text:p>3.23774</text:p>
          </table:table-cell>
          <table:table-cell office:value-type="float" office:value="3.02175" calcext:value-type="float">
            <text:p>3.02175</text:p>
          </table:table-cell>
          <table:table-cell office:value-type="float" office:value="4.25703" calcext:value-type="float">
            <text:p>4.25703</text:p>
          </table:table-cell>
          <table:table-cell office:value-type="float" office:value="2.59114" calcext:value-type="float">
            <text:p>2.59114</text:p>
          </table:table-cell>
          <table:table-cell office:value-type="float" office:value="3.80227" calcext:value-type="float">
            <text:p>3.80227</text:p>
          </table:table-cell>
          <table:table-cell office:value-type="float" office:value="4.44672" calcext:value-type="float">
            <text:p>4.44672</text:p>
          </table:table-cell>
          <table:table-cell/>
          <table:table-cell office:value-type="float" office:value="2.0597" calcext:value-type="float">
            <text:p>2.0597</text:p>
          </table:table-cell>
          <table:table-cell table:style-name="ce13" office:value-type="float" office:value="2.62132" calcext:value-type="float">
            <text:p>2.62132</text:p>
          </table:table-cell>
          <table:table-cell table:style-name="ce13" office:value-type="float" office:value="2.72796" calcext:value-type="float">
            <text:p>2.72796</text:p>
          </table:table-cell>
          <table:table-cell table:style-name="ce13" office:value-type="float" office:value="3.03566" calcext:value-type="float">
            <text:p>3.03566</text:p>
          </table:table-cell>
          <table:table-cell table:style-name="ce13" office:value-type="float" office:value="2.8894" calcext:value-type="float">
            <text:p>2.8894</text:p>
          </table:table-cell>
          <table:table-cell table:style-name="ce13" office:value-type="float" office:value="4.02896" calcext:value-type="float">
            <text:p>4.02896</text:p>
          </table:table-cell>
          <table:table-cell office:value-type="float" office:value="2.48653" calcext:value-type="float">
            <text:p>2.48653</text:p>
          </table:table-cell>
          <table:table-cell office:value-type="float" office:value="3.49147" calcext:value-type="float">
            <text:p>3.49147</text:p>
          </table:table-cell>
          <table:table-cell office:value-type="float" office:value="3.95102" calcext:value-type="float">
            <text:p>3.95102</text:p>
          </table:table-cell>
          <table:table-cell/>
          <table:table-cell office:value-type="float" office:value="2.59696" calcext:value-type="float">
            <text:p>2.59696</text:p>
          </table:table-cell>
          <table:table-cell table:style-name="ce13" office:value-type="float" office:value="2.53836" calcext:value-type="float">
            <text:p>2.53836</text:p>
          </table:table-cell>
          <table:table-cell table:style-name="ce13" office:value-type="float" office:value="2.80597" calcext:value-type="float">
            <text:p>2.80597</text:p>
          </table:table-cell>
          <table:table-cell table:style-name="ce13" office:value-type="float" office:value="3.14484" calcext:value-type="float">
            <text:p>3.14484</text:p>
          </table:table-cell>
          <table:table-cell table:style-name="ce13" office:value-type="float" office:value="2.97991" calcext:value-type="float">
            <text:p>2.97991</text:p>
          </table:table-cell>
          <table:table-cell table:style-name="ce13" office:value-type="float" office:value="4.18279" calcext:value-type="float">
            <text:p>4.18279</text:p>
          </table:table-cell>
          <table:table-cell office:value-type="float" office:value="2.57679" calcext:value-type="float">
            <text:p>2.57679</text:p>
          </table:table-cell>
          <table:table-cell office:value-type="float" office:value="3.65074" calcext:value-type="float">
            <text:p>3.65074</text:p>
          </table:table-cell>
          <table:table-cell office:value-type="float" office:value="4.10022" calcext:value-type="float">
            <text:p>4.10022</text:p>
          </table:table-cell>
          <table:table-cell/>
          <table:table-cell office:value-type="float" office:value="2.09715" calcext:value-type="float">
            <text:p>2.09715</text:p>
          </table:table-cell>
          <table:table-cell table:style-name="ce13" office:value-type="float" office:value="2.40875" calcext:value-type="float">
            <text:p>2.40875</text:p>
          </table:table-cell>
          <table:table-cell table:style-name="ce13" office:value-type="float" office:value="2.78822" calcext:value-type="float">
            <text:p>2.78822</text:p>
          </table:table-cell>
          <table:table-cell table:style-name="ce13" office:value-type="float" office:value="3.11796" calcext:value-type="float">
            <text:p>3.11796</text:p>
          </table:table-cell>
          <table:table-cell table:style-name="ce13" office:value-type="float" office:value="2.97338" calcext:value-type="float">
            <text:p>2.97338</text:p>
          </table:table-cell>
          <table:table-cell table:style-name="ce13" office:value-type="float" office:value="4.13556" calcext:value-type="float">
            <text:p>4.13556</text:p>
          </table:table-cell>
          <table:table-cell office:value-type="float" office:value="2.56049" calcext:value-type="float">
            <text:p>2.56049</text:p>
          </table:table-cell>
          <table:table-cell office:value-type="float" office:value="3.58942" calcext:value-type="float">
            <text:p>3.58942</text:p>
          </table:table-cell>
          <table:table-cell office:value-type="float" office:value="4.06621" calcext:value-type="float">
            <text:p>4.06621</text:p>
          </table:table-cell>
          <table:table-cell/>
          <table:table-cell office:value-type="float" office:value="2.07738" calcext:value-type="float">
            <text:p>2.07738</text:p>
          </table:table-cell>
          <table:table-cell table:style-name="ce13" office:value-type="float" office:value="2.42049" calcext:value-type="float">
            <text:p>2.42049</text:p>
          </table:table-cell>
          <table:table-cell table:style-name="ce13" office:value-type="float" office:value="2.85536" calcext:value-type="float">
            <text:p>2.85536</text:p>
          </table:table-cell>
          <table:table-cell table:style-name="ce13" office:value-type="float" office:value="3.09933" calcext:value-type="float">
            <text:p>3.09933</text:p>
          </table:table-cell>
          <table:table-cell table:style-name="ce13" office:value-type="float" office:value="2.95774" calcext:value-type="float">
            <text:p>2.95774</text:p>
          </table:table-cell>
          <table:table-cell table:style-name="ce13" office:value-type="float" office:value="4.24573" calcext:value-type="float">
            <text:p>4.24573</text:p>
          </table:table-cell>
          <table:table-cell office:value-type="float" office:value="2.5498" calcext:value-type="float">
            <text:p>2.5498</text:p>
          </table:table-cell>
          <table:table-cell office:value-type="float" office:value="3.67678" calcext:value-type="float">
            <text:p>3.67678</text:p>
          </table:table-cell>
          <table:table-cell office:value-type="float" office:value="4.05109" calcext:value-type="float">
            <text:p>4.05109</text:p>
          </table:table-cell>
          <table:table-cell/>
          <table:table-cell table:formula="of:=([.AQ10]+[.AG10]+[.W10]+[.M10]+[.C10])/5" office:value-type="float" office:value="2.194698" calcext:value-type="float">
            <text:p>2.194698</text:p>
          </table:table-cell>
          <table:table-cell table:style-name="ce23" table:formula="of:=([.AR10]+[.AH10]+[.X10]+[.N10]+[.D10])/5" office:value-type="float" office:value="2.491798" calcext:value-type="float">
            <text:p>2.491798</text:p>
          </table:table-cell>
          <table:table-cell table:style-name="ce23" table:formula="of:=([.AS10]+[.AI10]+[.Y10]+[.O10]+[.E10])/5" office:value-type="float" office:value="2.816086" calcext:value-type="float">
            <text:p>2.816086</text:p>
          </table:table-cell>
          <table:table-cell table:style-name="ce23" table:formula="of:=([.AT10]+[.AJ10]+[.Z10]+[.P10]+[.F10])/5" office:value-type="float" office:value="3.127106" calcext:value-type="float">
            <text:p>3.127106</text:p>
          </table:table-cell>
          <table:table-cell table:style-name="ce23" table:formula="of:=([.AU10]+[.AK10]+[.AA10]+[.Q10]+[.G10])/5" office:value-type="float" office:value="2.964436" calcext:value-type="float">
            <text:p>2.964436</text:p>
          </table:table-cell>
          <table:table-cell table:style-name="ce23" table:formula="of:=([.AV10]+[.AL10]+[.AB10]+[.R10]+[.H10])/5" office:value-type="float" office:value="4.170014" calcext:value-type="float">
            <text:p>4.170014</text:p>
          </table:table-cell>
          <table:table-cell table:formula="of:=([.AW10]+[.AM10]+[.AC10]+[.S10]+[.I10])/5" office:value-type="float" office:value="2.55295" calcext:value-type="float">
            <text:p>2.55295</text:p>
          </table:table-cell>
          <table:table-cell table:formula="of:=([.AX10]+[.AN10]+[.AD10]+[.T10]+[.J10])/5" office:value-type="float" office:value="3.642136" calcext:value-type="float">
            <text:p>3.642136</text:p>
          </table:table-cell>
          <table:table-cell table:formula="of:=([.AY10]+[.AO10]+[.AE10]+[.U10]+[.K10])/5" office:value-type="float" office:value="4.123052" calcext:value-type="float">
            <text:p>4.123052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60" calcext:value-type="float">
            <text:p>2560</text:p>
          </table:table-cell>
          <table:table-cell office:value-type="float" office:value="6.32933" calcext:value-type="float">
            <text:p>6.32933</text:p>
          </table:table-cell>
          <table:table-cell office:value-type="float" office:value="7.27228" calcext:value-type="float">
            <text:p>7.27228</text:p>
          </table:table-cell>
          <table:table-cell office:value-type="float" office:value="8.32611" calcext:value-type="float">
            <text:p>8.32611</text:p>
          </table:table-cell>
          <table:table-cell office:value-type="float" office:value="9.48651" calcext:value-type="float">
            <text:p>9.48651</text:p>
          </table:table-cell>
          <table:table-cell office:value-type="float" office:value="9.59539" calcext:value-type="float">
            <text:p>9.59539</text:p>
          </table:table-cell>
          <table:table-cell office:value-type="float" office:value="12.3893" calcext:value-type="float">
            <text:p>12.3893</text:p>
          </table:table-cell>
          <table:table-cell office:value-type="float" office:value="10.895" calcext:value-type="float">
            <text:p>10.895</text:p>
          </table:table-cell>
          <table:table-cell office:value-type="float" office:value="11.2871" calcext:value-type="float">
            <text:p>11.2871</text:p>
          </table:table-cell>
          <table:table-cell office:value-type="float" office:value="13.6734" calcext:value-type="float">
            <text:p>13.6734</text:p>
          </table:table-cell>
          <table:table-cell/>
          <table:table-cell office:value-type="float" office:value="6.00721" calcext:value-type="float">
            <text:p>6.00721</text:p>
          </table:table-cell>
          <table:table-cell table:style-name="ce13" office:value-type="float" office:value="6.90038" calcext:value-type="float">
            <text:p>6.90038</text:p>
          </table:table-cell>
          <table:table-cell table:style-name="ce13" office:value-type="float" office:value="7.90342" calcext:value-type="float">
            <text:p>7.90342</text:p>
          </table:table-cell>
          <table:table-cell table:style-name="ce13" office:value-type="float" office:value="9.05671" calcext:value-type="float">
            <text:p>9.05671</text:p>
          </table:table-cell>
          <table:table-cell table:style-name="ce13" office:value-type="float" office:value="9.10926" calcext:value-type="float">
            <text:p>9.10926</text:p>
          </table:table-cell>
          <table:table-cell table:style-name="ce13" office:value-type="float" office:value="11.7801" calcext:value-type="float">
            <text:p>11.7801</text:p>
          </table:table-cell>
          <table:table-cell office:value-type="float" office:value="10.4704" calcext:value-type="float">
            <text:p>10.4704</text:p>
          </table:table-cell>
          <table:table-cell office:value-type="float" office:value="10.7747" calcext:value-type="float">
            <text:p>10.7747</text:p>
          </table:table-cell>
          <table:table-cell office:value-type="float" office:value="13.1228" calcext:value-type="float">
            <text:p>13.1228</text:p>
          </table:table-cell>
          <table:table-cell/>
          <table:table-cell office:value-type="float" office:value="6.19894" calcext:value-type="float">
            <text:p>6.19894</text:p>
          </table:table-cell>
          <table:table-cell table:style-name="ce13" office:value-type="float" office:value="7.14081" calcext:value-type="float">
            <text:p>7.14081</text:p>
          </table:table-cell>
          <table:table-cell table:style-name="ce13" office:value-type="float" office:value="8.1794" calcext:value-type="float">
            <text:p>8.1794</text:p>
          </table:table-cell>
          <table:table-cell table:style-name="ce13" office:value-type="float" office:value="9.3359" calcext:value-type="float">
            <text:p>9.3359</text:p>
          </table:table-cell>
          <table:table-cell table:style-name="ce13" office:value-type="float" office:value="9.42254" calcext:value-type="float">
            <text:p>9.42254</text:p>
          </table:table-cell>
          <table:table-cell table:style-name="ce13" office:value-type="float" office:value="12.22" calcext:value-type="float">
            <text:p>12.22</text:p>
          </table:table-cell>
          <table:table-cell office:value-type="float" office:value="10.7628" calcext:value-type="float">
            <text:p>10.7628</text:p>
          </table:table-cell>
          <table:table-cell office:value-type="float" office:value="11.1046" calcext:value-type="float">
            <text:p>11.1046</text:p>
          </table:table-cell>
          <table:table-cell office:value-type="float" office:value="13.7894" calcext:value-type="float">
            <text:p>13.7894</text:p>
          </table:table-cell>
          <table:table-cell/>
          <table:table-cell office:value-type="float" office:value="6.50506" calcext:value-type="float">
            <text:p>6.50506</text:p>
          </table:table-cell>
          <table:table-cell table:style-name="ce13" office:value-type="float" office:value="7.11931" calcext:value-type="float">
            <text:p>7.11931</text:p>
          </table:table-cell>
          <table:table-cell table:style-name="ce13" office:value-type="float" office:value="8.12847" calcext:value-type="float">
            <text:p>8.12847</text:p>
          </table:table-cell>
          <table:table-cell table:style-name="ce13" office:value-type="float" office:value="9.28856" calcext:value-type="float">
            <text:p>9.28856</text:p>
          </table:table-cell>
          <table:table-cell table:style-name="ce13" office:value-type="float" office:value="9.34281" calcext:value-type="float">
            <text:p>9.34281</text:p>
          </table:table-cell>
          <table:table-cell table:style-name="ce13" office:value-type="float" office:value="12.1237" calcext:value-type="float">
            <text:p>12.1237</text:p>
          </table:table-cell>
          <table:table-cell office:value-type="float" office:value="10.6901" calcext:value-type="float">
            <text:p>10.6901</text:p>
          </table:table-cell>
          <table:table-cell office:value-type="float" office:value="11.0459" calcext:value-type="float">
            <text:p>11.0459</text:p>
          </table:table-cell>
          <table:table-cell office:value-type="float" office:value="13.407" calcext:value-type="float">
            <text:p>13.407</text:p>
          </table:table-cell>
          <table:table-cell/>
          <table:table-cell office:value-type="float" office:value="6.17236" calcext:value-type="float">
            <text:p>6.17236</text:p>
          </table:table-cell>
          <table:table-cell table:style-name="ce13" office:value-type="float" office:value="7.08349" calcext:value-type="float">
            <text:p>7.08349</text:p>
          </table:table-cell>
          <table:table-cell table:style-name="ce13" office:value-type="float" office:value="8.78693" calcext:value-type="float">
            <text:p>8.78693</text:p>
          </table:table-cell>
          <table:table-cell table:style-name="ce13" office:value-type="float" office:value="9.25136" calcext:value-type="float">
            <text:p>9.25136</text:p>
          </table:table-cell>
          <table:table-cell table:style-name="ce13" office:value-type="float" office:value="9.41236" calcext:value-type="float">
            <text:p>9.41236</text:p>
          </table:table-cell>
          <table:table-cell table:style-name="ce13" office:value-type="float" office:value="12.0843" calcext:value-type="float">
            <text:p>12.0843</text:p>
          </table:table-cell>
          <table:table-cell office:value-type="float" office:value="10.6694" calcext:value-type="float">
            <text:p>10.6694</text:p>
          </table:table-cell>
          <table:table-cell office:value-type="float" office:value="11.0624" calcext:value-type="float">
            <text:p>11.0624</text:p>
          </table:table-cell>
          <table:table-cell office:value-type="float" office:value="13.393" calcext:value-type="float">
            <text:p>13.393</text:p>
          </table:table-cell>
          <table:table-cell/>
          <table:table-cell table:formula="of:=([.AQ11]+[.AG11]+[.W11]+[.M11]+[.C11])/5" office:value-type="float" office:value="6.24258" calcext:value-type="float">
            <text:p>6.24258</text:p>
          </table:table-cell>
          <table:table-cell table:style-name="ce23" table:formula="of:=([.AR11]+[.AH11]+[.X11]+[.N11]+[.D11])/5" office:value-type="float" office:value="7.103254" calcext:value-type="float">
            <text:p>7.103254</text:p>
          </table:table-cell>
          <table:table-cell table:style-name="ce23" table:formula="of:=([.AS11]+[.AI11]+[.Y11]+[.O11]+[.E11])/5" office:value-type="float" office:value="8.264866" calcext:value-type="float">
            <text:p>8.264866</text:p>
          </table:table-cell>
          <table:table-cell table:style-name="ce23" table:formula="of:=([.AT11]+[.AJ11]+[.Z11]+[.P11]+[.F11])/5" office:value-type="float" office:value="9.283808" calcext:value-type="float">
            <text:p>9.283808</text:p>
          </table:table-cell>
          <table:table-cell table:style-name="ce23" table:formula="of:=([.AU11]+[.AK11]+[.AA11]+[.Q11]+[.G11])/5" office:value-type="float" office:value="9.376472" calcext:value-type="float">
            <text:p>9.376472</text:p>
          </table:table-cell>
          <table:table-cell table:style-name="ce23" table:formula="of:=([.AV11]+[.AL11]+[.AB11]+[.R11]+[.H11])/5" office:value-type="float" office:value="12.11948" calcext:value-type="float">
            <text:p>12.11948</text:p>
          </table:table-cell>
          <table:table-cell table:formula="of:=([.AW11]+[.AM11]+[.AC11]+[.S11]+[.I11])/5" office:value-type="float" office:value="10.69754" calcext:value-type="float">
            <text:p>10.69754</text:p>
          </table:table-cell>
          <table:table-cell table:formula="of:=([.AX11]+[.AN11]+[.AD11]+[.T11]+[.J11])/5" office:value-type="float" office:value="11.05494" calcext:value-type="float">
            <text:p>11.05494</text:p>
          </table:table-cell>
          <table:table-cell table:formula="of:=([.AY11]+[.AO11]+[.AE11]+[.U11]+[.K11])/5" office:value-type="float" office:value="13.47712" calcext:value-type="float">
            <text:p>13.47712</text:p>
          </table:table-cell>
          <table:table-cell table:number-columns-repeated="2"/>
        </table:table-row>
        <table:table-row table:style-name="ro3">
          <table:table-cell/>
          <table:table-cell office:value-type="float" office:value="5120" calcext:value-type="float">
            <text:p>5120</text:p>
          </table:table-cell>
          <table:table-cell office:value-type="float" office:value="18.2981" calcext:value-type="float">
            <text:p>18.2981</text:p>
          </table:table-cell>
          <table:table-cell table:style-name="ce12" office:value-type="float" office:value="21.4669" calcext:value-type="float">
            <text:p>21.4669</text:p>
          </table:table-cell>
          <table:table-cell table:style-name="ce12" office:value-type="float" office:value="25.3614" calcext:value-type="float">
            <text:p>25.3614</text:p>
          </table:table-cell>
          <table:table-cell table:style-name="ce12" office:value-type="float" office:value="27.6048" calcext:value-type="float">
            <text:p>27.6048</text:p>
          </table:table-cell>
          <table:table-cell table:style-name="ce12" office:value-type="float" office:value="32.8733" calcext:value-type="float">
            <text:p>32.8733</text:p>
          </table:table-cell>
          <table:table-cell table:style-name="ce12" office:value-type="float" office:value="36.0949" calcext:value-type="float">
            <text:p>36.0949</text:p>
          </table:table-cell>
          <table:table-cell office:value-type="float" office:value="27.4895" calcext:value-type="float">
            <text:p>27.4895</text:p>
          </table:table-cell>
          <table:table-cell office:value-type="float" office:value="39.3736" calcext:value-type="float">
            <text:p>39.3736</text:p>
          </table:table-cell>
          <table:table-cell office:value-type="float" office:value="40.5892" calcext:value-type="float">
            <text:p>40.5892</text:p>
          </table:table-cell>
          <table:table-cell/>
          <table:table-cell office:value-type="float" office:value="17.6003" calcext:value-type="float">
            <text:p>17.6003</text:p>
          </table:table-cell>
          <table:table-cell table:style-name="ce12" office:value-type="float" office:value="20.5847" calcext:value-type="float">
            <text:p>20.5847</text:p>
          </table:table-cell>
          <table:table-cell table:style-name="ce12" office:value-type="float" office:value="24.2639" calcext:value-type="float">
            <text:p>24.2639</text:p>
          </table:table-cell>
          <table:table-cell table:style-name="ce12" office:value-type="float" office:value="26.4358" calcext:value-type="float">
            <text:p>26.4358</text:p>
          </table:table-cell>
          <table:table-cell table:style-name="ce12" office:value-type="float" office:value="31.4337" calcext:value-type="float">
            <text:p>31.4337</text:p>
          </table:table-cell>
          <table:table-cell table:style-name="ce12" office:value-type="float" office:value="34.5919" calcext:value-type="float">
            <text:p>34.5919</text:p>
          </table:table-cell>
          <table:table-cell office:value-type="float" office:value="26.3804" calcext:value-type="float">
            <text:p>26.3804</text:p>
          </table:table-cell>
          <table:table-cell office:value-type="float" office:value="37.8813" calcext:value-type="float">
            <text:p>37.8813</text:p>
          </table:table-cell>
          <table:table-cell office:value-type="float" office:value="38.8938" calcext:value-type="float">
            <text:p>38.8938</text:p>
          </table:table-cell>
          <table:table-cell/>
          <table:table-cell office:value-type="float" office:value="18.4523" calcext:value-type="float">
            <text:p>18.4523</text:p>
          </table:table-cell>
          <table:table-cell table:style-name="ce12" office:value-type="float" office:value="21.7346" calcext:value-type="float">
            <text:p>21.7346</text:p>
          </table:table-cell>
          <table:table-cell table:style-name="ce12" office:value-type="float" office:value="27.3449" calcext:value-type="float">
            <text:p>27.3449</text:p>
          </table:table-cell>
          <table:table-cell table:style-name="ce12" office:value-type="float" office:value="27.1178" calcext:value-type="float">
            <text:p>27.1178</text:p>
          </table:table-cell>
          <table:table-cell table:style-name="ce12" office:value-type="float" office:value="32.2451" calcext:value-type="float">
            <text:p>32.2451</text:p>
          </table:table-cell>
          <table:table-cell table:style-name="ce12" office:value-type="float" office:value="35.3598" calcext:value-type="float">
            <text:p>35.3598</text:p>
          </table:table-cell>
          <table:table-cell office:value-type="float" office:value="27.1321" calcext:value-type="float">
            <text:p>27.1321</text:p>
          </table:table-cell>
          <table:table-cell office:value-type="float" office:value="38.6941" calcext:value-type="float">
            <text:p>38.6941</text:p>
          </table:table-cell>
          <table:table-cell office:value-type="float" office:value="39.6786" calcext:value-type="float">
            <text:p>39.6786</text:p>
          </table:table-cell>
          <table:table-cell/>
          <table:table-cell office:value-type="float" office:value="18.0038" calcext:value-type="float">
            <text:p>18.0038</text:p>
          </table:table-cell>
          <table:table-cell table:style-name="ce12" office:value-type="float" office:value="21.0877" calcext:value-type="float">
            <text:p>21.0877</text:p>
          </table:table-cell>
          <table:table-cell table:style-name="ce12" office:value-type="float" office:value="24.886" calcext:value-type="float">
            <text:p>24.886</text:p>
          </table:table-cell>
          <table:table-cell table:style-name="ce12" office:value-type="float" office:value="27.0425" calcext:value-type="float">
            <text:p>27.0425</text:p>
          </table:table-cell>
          <table:table-cell table:style-name="ce12" office:value-type="float" office:value="32.1808" calcext:value-type="float">
            <text:p>32.1808</text:p>
          </table:table-cell>
          <table:table-cell table:style-name="ce12" office:value-type="float" office:value="35.3374" calcext:value-type="float">
            <text:p>35.3374</text:p>
          </table:table-cell>
          <table:table-cell office:value-type="float" office:value="26.9862" calcext:value-type="float">
            <text:p>26.9862</text:p>
          </table:table-cell>
          <table:table-cell office:value-type="float" office:value="38.6802" calcext:value-type="float">
            <text:p>38.6802</text:p>
          </table:table-cell>
          <table:table-cell office:value-type="float" office:value="39.7154" calcext:value-type="float">
            <text:p>39.7154</text:p>
          </table:table-cell>
          <table:table-cell/>
          <table:table-cell office:value-type="float" office:value="17.8866" calcext:value-type="float">
            <text:p>17.8866</text:p>
          </table:table-cell>
          <table:table-cell table:style-name="ce12" office:value-type="float" office:value="20.974" calcext:value-type="float">
            <text:p>20.974</text:p>
          </table:table-cell>
          <table:table-cell table:style-name="ce12" office:value-type="float" office:value="24.8628" calcext:value-type="float">
            <text:p>24.8628</text:p>
          </table:table-cell>
          <table:table-cell table:style-name="ce12" office:value-type="float" office:value="28.3145" calcext:value-type="float">
            <text:p>28.3145</text:p>
          </table:table-cell>
          <table:table-cell table:style-name="ce12" office:value-type="float" office:value="32.3239" calcext:value-type="float">
            <text:p>32.3239</text:p>
          </table:table-cell>
          <table:table-cell table:style-name="ce12" office:value-type="float" office:value="35.1697" calcext:value-type="float">
            <text:p>35.1697</text:p>
          </table:table-cell>
          <table:table-cell office:value-type="float" office:value="26.7896" calcext:value-type="float">
            <text:p>26.7896</text:p>
          </table:table-cell>
          <table:table-cell office:value-type="float" office:value="38.2813" calcext:value-type="float">
            <text:p>38.2813</text:p>
          </table:table-cell>
          <table:table-cell office:value-type="float" office:value="39.2846" calcext:value-type="float">
            <text:p>39.2846</text:p>
          </table:table-cell>
          <table:table-cell/>
          <table:table-cell table:formula="of:=([.AQ12]+[.AG12]+[.W12]+[.M12]+[.C12])/5" office:value-type="float" office:value="18.04822" calcext:value-type="float">
            <text:p>18.04822</text:p>
          </table:table-cell>
          <table:table-cell table:style-name="ce18" table:formula="of:=([.AR12]+[.AH12]+[.X12]+[.N12]+[.D12])/5" office:value-type="float" office:value="21.16958" calcext:value-type="float">
            <text:p>21.16958</text:p>
          </table:table-cell>
          <table:table-cell table:style-name="ce18" table:formula="of:=([.AS12]+[.AI12]+[.Y12]+[.O12]+[.E12])/5" office:value-type="float" office:value="25.3438" calcext:value-type="float">
            <text:p>25.3438</text:p>
          </table:table-cell>
          <table:table-cell table:style-name="ce18" table:formula="of:=([.AT12]+[.AJ12]+[.Z12]+[.P12]+[.F12])/5" office:value-type="float" office:value="27.30308" calcext:value-type="float">
            <text:p>27.30308</text:p>
          </table:table-cell>
          <table:table-cell table:style-name="ce18" table:formula="of:=([.AU12]+[.AK12]+[.AA12]+[.Q12]+[.G12])/5" office:value-type="float" office:value="32.21136" calcext:value-type="float">
            <text:p>32.21136</text:p>
          </table:table-cell>
          <table:table-cell table:style-name="ce18" table:formula="of:=([.AV12]+[.AL12]+[.AB12]+[.R12]+[.H12])/5" office:value-type="float" office:value="35.31074" calcext:value-type="float">
            <text:p>35.31074</text:p>
          </table:table-cell>
          <table:table-cell table:formula="of:=([.AW12]+[.AM12]+[.AC12]+[.S12]+[.I12])/5" office:value-type="float" office:value="26.95556" calcext:value-type="float">
            <text:p>26.95556</text:p>
          </table:table-cell>
          <table:table-cell table:formula="of:=([.AX12]+[.AN12]+[.AD12]+[.T12]+[.J12])/5" office:value-type="float" office:value="38.5821" calcext:value-type="float">
            <text:p>38.5821</text:p>
          </table:table-cell>
          <table:table-cell table:formula="of:=([.AY12]+[.AO12]+[.AE12]+[.U12]+[.K12])/5" office:value-type="float" office:value="39.63232" calcext:value-type="float">
            <text:p>39.63232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 table:number-columns-repeated="10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59"/>
          <table:table-cell table:number-columns-repeated="5"/>
          <table:table-cell table:style-name="Default" table:number-columns-repeated="2"/>
          <table:table-cell table:style-name="ce68"/>
          <table:table-cell table:number-columns-repeated="2"/>
        </table:table-row>
        <table:table-row table:style-name="ro2">
          <table:table-cell table:style-name="ce3" office:value-type="string" calcext:value-type="string">
            <text:p>STD::Vector</text:p>
          </table:table-cell>
          <table:table-cell table:style-name="ce8" office:value-type="string" calcext:value-type="string">
            <text:p>size/rat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5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69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000541" calcext:value-type="float">
            <text:p>0.000541</text:p>
          </table:table-cell>
          <table:table-cell table:style-name="ce12" office:value-type="float" office:value="0.001853" calcext:value-type="float">
            <text:p>0.001853</text:p>
          </table:table-cell>
          <table:table-cell table:style-name="ce12" office:value-type="float" office:value="0.000791" calcext:value-type="float">
            <text:p>0.000791</text:p>
          </table:table-cell>
          <table:table-cell table:style-name="ce12" office:value-type="float" office:value="0.000792" calcext:value-type="float">
            <text:p>0.000792</text:p>
          </table:table-cell>
          <table:table-cell table:style-name="ce12" office:value-type="float" office:value="0.000831" calcext:value-type="float">
            <text:p>0.000831</text:p>
          </table:table-cell>
          <table:table-cell table:style-name="ce12" office:value-type="float" office:value="0.000881" calcext:value-type="float">
            <text:p>0.000881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1002" calcext:value-type="float">
            <text:p>0.001002</text:p>
          </table:table-cell>
          <table:table-cell/>
          <table:table-cell office:value-type="float" office:value="0.000561" calcext:value-type="float">
            <text:p>0.000561</text:p>
          </table:table-cell>
          <table:table-cell table:style-name="ce12" office:value-type="float" office:value="0.001743" calcext:value-type="float">
            <text:p>0.001743</text:p>
          </table:table-cell>
          <table:table-cell table:style-name="ce12" office:value-type="float" office:value="0.000752" calcext:value-type="float">
            <text:p>0.000752</text:p>
          </table:table-cell>
          <table:table-cell table:style-name="ce12" office:value-type="float" office:value="0.000822" calcext:value-type="float">
            <text:p>0.000822</text:p>
          </table:table-cell>
          <table:table-cell table:style-name="ce12" office:value-type="float" office:value="0.000841" calcext:value-type="float">
            <text:p>0.000841</text:p>
          </table:table-cell>
          <table:table-cell table:style-name="ce12" office:value-type="float" office:value="0.000882" calcext:value-type="float">
            <text:p>0.000882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001012" calcext:value-type="float">
            <text:p>0.001012</text:p>
          </table:table-cell>
          <table:table-cell/>
          <table:table-cell office:value-type="float" office:value="0.000551" calcext:value-type="float">
            <text:p>0.000551</text:p>
          </table:table-cell>
          <table:table-cell table:style-name="ce12" office:value-type="float" office:value="0.001994" calcext:value-type="float">
            <text:p>0.001994</text:p>
          </table:table-cell>
          <table:table-cell table:style-name="ce12" office:value-type="float" office:value="0.000752" calcext:value-type="float">
            <text:p>0.000752</text:p>
          </table:table-cell>
          <table:table-cell table:style-name="ce12" office:value-type="float" office:value="0.000791" calcext:value-type="float">
            <text:p>0.000791</text:p>
          </table:table-cell>
          <table:table-cell table:style-name="ce12" office:value-type="float" office:value="0.000822" calcext:value-type="float">
            <text:p>0.000822</text:p>
          </table:table-cell>
          <table:table-cell table:style-name="ce12" office:value-type="float" office:value="0.000881" calcext:value-type="float">
            <text:p>0.000881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1012" calcext:value-type="float">
            <text:p>0.001012</text:p>
          </table:table-cell>
          <table:table-cell/>
          <table:table-cell office:value-type="float" office:value="0.000611" calcext:value-type="float">
            <text:p>0.000611</text:p>
          </table:table-cell>
          <table:table-cell table:style-name="ce12" office:value-type="float" office:value="0.001683" calcext:value-type="float">
            <text:p>0.001683</text:p>
          </table:table-cell>
          <table:table-cell table:style-name="ce12" office:value-type="float" office:value="0.000581" calcext:value-type="float">
            <text:p>0.000581</text:p>
          </table:table-cell>
          <table:table-cell table:style-name="ce12" office:value-type="float" office:value="0.000611" calcext:value-type="float">
            <text:p>0.000611</text:p>
          </table:table-cell>
          <table:table-cell table:style-name="ce12" office:value-type="float" office:value="0.000681" calcext:value-type="float">
            <text:p>0.000681</text:p>
          </table:table-cell>
          <table:table-cell table:style-name="ce12" office:value-type="float" office:value="0.000692" calcext:value-type="float">
            <text:p>0.000692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.000812" calcext:value-type="float">
            <text:p>0.000812</text:p>
          </table:table-cell>
          <table:table-cell/>
          <table:table-cell office:value-type="float" office:value="0.000561" calcext:value-type="float">
            <text:p>0.000561</text:p>
          </table:table-cell>
          <table:table-cell table:style-name="ce12" office:value-type="float" office:value="0.001853" calcext:value-type="float">
            <text:p>0.001853</text:p>
          </table:table-cell>
          <table:table-cell table:style-name="ce12" office:value-type="float" office:value="0.000811" calcext:value-type="float">
            <text:p>0.000811</text:p>
          </table:table-cell>
          <table:table-cell table:style-name="ce12" office:value-type="float" office:value="0.000831" calcext:value-type="float">
            <text:p>0.000831</text:p>
          </table:table-cell>
          <table:table-cell table:style-name="ce12" office:value-type="float" office:value="0.000872" calcext:value-type="float">
            <text:p>0.000872</text:p>
          </table:table-cell>
          <table:table-cell table:style-name="ce12" office:value-type="float" office:value="0.000931" calcext:value-type="float">
            <text:p>0.000931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001002" calcext:value-type="float">
            <text:p>0.001002</text:p>
          </table:table-cell>
          <table:table-cell/>
          <table:table-cell table:formula="of:=([.AQ17]+[.AG17]+[.W17]+[.M17]+[.C17])/5" office:value-type="float" office:value="0.000565" calcext:value-type="float">
            <text:p>0.000565</text:p>
          </table:table-cell>
          <table:table-cell table:style-name="ce18" table:formula="of:=([.AR17]+[.AH17]+[.X17]+[.N17]+[.D17])/5" office:value-type="float" office:value="0.0018252" calcext:value-type="float">
            <text:p>0.0018252</text:p>
          </table:table-cell>
          <table:table-cell table:style-name="ce18" table:formula="of:=([.AS17]+[.AI17]+[.Y17]+[.O17]+[.E17])/5" office:value-type="float" office:value="0.0007374" calcext:value-type="float">
            <text:p>0.0007374</text:p>
          </table:table-cell>
          <table:table-cell table:style-name="ce18" table:formula="of:=([.AT17]+[.AJ17]+[.Z17]+[.P17]+[.F17])/5" office:value-type="float" office:value="0.0007694" calcext:value-type="float">
            <text:p>0.0007694</text:p>
          </table:table-cell>
          <table:table-cell table:style-name="ce18" table:formula="of:=([.AU17]+[.AK17]+[.AA17]+[.Q17]+[.G17])/5" office:value-type="float" office:value="0.0008094" calcext:value-type="float">
            <text:p>0.0008094</text:p>
          </table:table-cell>
          <table:table-cell table:style-name="ce18" table:formula="of:=([.AV17]+[.AL17]+[.AB17]+[.R17]+[.H17])/5" office:value-type="float" office:value="0.0008534" calcext:value-type="float">
            <text:p>0.0008534</text:p>
          </table:table-cell>
          <table:table-cell table:formula="of:=([.AW17]+[.AM17]+[.AC17]+[.S17]+[.I17])/5" office:value-type="float" office:value="0.000892" calcext:value-type="float">
            <text:p>0.000892</text:p>
          </table:table-cell>
          <table:table-cell table:formula="of:=([.AX17]+[.AN17]+[.AD17]+[.T17]+[.J17])/5" office:value-type="float" office:value="0.0009078" calcext:value-type="float">
            <text:p>0.0009078</text:p>
          </table:table-cell>
          <table:table-cell table:formula="of:=([.AY17]+[.AO17]+[.AE17]+[.U17]+[.K17])/5" office:value-type="float" office:value="0.000968" calcext:value-type="float">
            <text:p>0.00096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3196" calcext:value-type="float">
            <text:p>0.003196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002334" calcext:value-type="float">
            <text:p>0.002334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3005" calcext:value-type="float">
            <text:p>0.003005</text:p>
          </table:table-cell>
          <table:table-cell/>
          <table:table-cell office:value-type="float" office:value="0.001633" calcext:value-type="float">
            <text:p>0.001633</text:p>
          </table:table-cell>
          <table:table-cell table:style-name="ce13" office:value-type="float" office:value="0.002815" calcext:value-type="float">
            <text:p>0.002815</text:p>
          </table:table-cell>
          <table:table-cell table:style-name="ce13" office:value-type="float" office:value="0.002284" calcext:value-type="float">
            <text:p>0.002284</text:p>
          </table:table-cell>
          <table:table-cell table:style-name="ce13" office:value-type="float" office:value="0.002445" calcext:value-type="float">
            <text:p>0.002445</text:p>
          </table:table-cell>
          <table:table-cell table:style-name="ce13" office:value-type="float" office:value="0.002565" calcext:value-type="float">
            <text:p>0.002565</text:p>
          </table:table-cell>
          <table:table-cell table:style-name="ce13" office:value-type="float" office:value="0.002706" calcext:value-type="float">
            <text:p>0.002706</text:p>
          </table:table-cell>
          <table:table-cell office:value-type="float" office:value="0.002806" calcext:value-type="float">
            <text:p>0.002806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3126" calcext:value-type="float">
            <text:p>0.003126</text:p>
          </table:table-cell>
          <table:table-cell/>
          <table:table-cell office:value-type="float" office:value="0.001643" calcext:value-type="float">
            <text:p>0.001643</text:p>
          </table:table-cell>
          <table:table-cell table:style-name="ce13" office:value-type="float" office:value="0.003136" calcext:value-type="float">
            <text:p>0.003136</text:p>
          </table:table-cell>
          <table:table-cell table:style-name="ce13" office:value-type="float" office:value="0.002144" calcext:value-type="float">
            <text:p>0.002144</text:p>
          </table:table-cell>
          <table:table-cell table:style-name="ce13" office:value-type="float" office:value="0.002485" calcext:value-type="float">
            <text:p>0.002485</text:p>
          </table:table-cell>
          <table:table-cell table:style-name="ce13" office:value-type="float" office:value="0.002525" calcext:value-type="float">
            <text:p>0.002525</text:p>
          </table:table-cell>
          <table:table-cell table:style-name="ce13" office:value-type="float" office:value="0.002716" calcext:value-type="float">
            <text:p>0.002716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026" calcext:value-type="float">
            <text:p>0.003026</text:p>
          </table:table-cell>
          <table:table-cell/>
          <table:table-cell office:value-type="float" office:value="0.001292" calcext:value-type="float">
            <text:p>0.001292</text:p>
          </table:table-cell>
          <table:table-cell table:style-name="ce13" office:value-type="float" office:value="0.002374" calcext:value-type="float">
            <text:p>0.002374</text:p>
          </table:table-cell>
          <table:table-cell table:style-name="ce13" office:value-type="float" office:value="0.001703" calcext:value-type="float">
            <text:p>0.001703</text:p>
          </table:table-cell>
          <table:table-cell table:style-name="ce13" office:value-type="float" office:value="0.001883" calcext:value-type="float">
            <text:p>0.001883</text:p>
          </table:table-cell>
          <table:table-cell table:style-name="ce13" office:value-type="float" office:value="0.001974" calcext:value-type="float">
            <text:p>0.001974</text:p>
          </table:table-cell>
          <table:table-cell table:style-name="ce13" office:value-type="float" office:value="0.002084" calcext:value-type="float">
            <text:p>0.002084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02395" calcext:value-type="float">
            <text:p>0.002395</text:p>
          </table:table-cell>
          <table:table-cell/>
          <table:table-cell office:value-type="float" office:value="0.001643" calcext:value-type="float">
            <text:p>0.001643</text:p>
          </table:table-cell>
          <table:table-cell table:style-name="ce13" office:value-type="float" office:value="0.003116" calcext:value-type="float">
            <text:p>0.003116</text:p>
          </table:table-cell>
          <table:table-cell table:style-name="ce13" office:value-type="float" office:value="0.002104" calcext:value-type="float">
            <text:p>0.002104</text:p>
          </table:table-cell>
          <table:table-cell table:style-name="ce13" office:value-type="float" office:value="0.002345" calcext:value-type="float">
            <text:p>0.002345</text:p>
          </table:table-cell>
          <table:table-cell table:style-name="ce13" office:value-type="float" office:value="0.002484" calcext:value-type="float">
            <text:p>0.002484</text:p>
          </table:table-cell>
          <table:table-cell table:style-name="ce13" office:value-type="float" office:value="0.002615" calcext:value-type="float">
            <text:p>0.002615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0.002885" calcext:value-type="float">
            <text:p>0.002885</text:p>
          </table:table-cell>
          <table:table-cell office:value-type="float" office:value="0.003056" calcext:value-type="float">
            <text:p>0.003056</text:p>
          </table:table-cell>
          <table:table-cell/>
          <table:table-cell table:formula="of:=([.AQ18]+[.AG18]+[.W18]+[.M18]+[.C18])/5" office:value-type="float" office:value="0.0015788" calcext:value-type="float">
            <text:p>0.0015788</text:p>
          </table:table-cell>
          <table:table-cell table:style-name="ce23" table:formula="of:=([.AR18]+[.AH18]+[.X18]+[.N18]+[.D18])/5" office:value-type="float" office:value="0.0029274" calcext:value-type="float">
            <text:p>0.0029274</text:p>
          </table:table-cell>
          <table:table-cell table:style-name="ce23" table:formula="of:=([.AS18]+[.AI18]+[.Y18]+[.O18]+[.E18])/5" office:value-type="float" office:value="0.0020678" calcext:value-type="float">
            <text:p>0.0020678</text:p>
          </table:table-cell>
          <table:table-cell table:style-name="ce23" table:formula="of:=([.AT18]+[.AJ18]+[.Z18]+[.P18]+[.F18])/5" office:value-type="float" office:value="0.0022984" calcext:value-type="float">
            <text:p>0.0022984</text:p>
          </table:table-cell>
          <table:table-cell table:style-name="ce23" table:formula="of:=([.AU18]+[.AK18]+[.AA18]+[.Q18]+[.G18])/5" office:value-type="float" office:value="0.0023966" calcext:value-type="float">
            <text:p>0.0023966</text:p>
          </table:table-cell>
          <table:table-cell table:style-name="ce23" table:formula="of:=([.AV18]+[.AL18]+[.AB18]+[.R18]+[.H18])/5" office:value-type="float" office:value="0.0025372" calcext:value-type="float">
            <text:p>0.0025372</text:p>
          </table:table-cell>
          <table:table-cell table:formula="of:=([.AW18]+[.AM18]+[.AC18]+[.S18]+[.I18])/5" office:value-type="float" office:value="0.0026612" calcext:value-type="float">
            <text:p>0.0026612</text:p>
          </table:table-cell>
          <table:table-cell table:formula="of:=([.AX18]+[.AN18]+[.AD18]+[.T18]+[.J18])/5" office:value-type="float" office:value="0.0027992" calcext:value-type="float">
            <text:p>0.0027992</text:p>
          </table:table-cell>
          <table:table-cell table:formula="of:=([.AY18]+[.AO18]+[.AE18]+[.U18]+[.K18])/5" office:value-type="float" office:value="0.0029216" calcext:value-type="float">
            <text:p>0.00292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11441" calcext:value-type="float">
            <text:p>0.011441</text:p>
          </table:table-cell>
          <table:table-cell office:value-type="float" office:value="0.009478" calcext:value-type="float">
            <text:p>0.009478</text:p>
          </table:table-cell>
          <table:table-cell office:value-type="float" office:value="0.010691" calcext:value-type="float">
            <text:p>0.010691</text:p>
          </table:table-cell>
          <table:table-cell office:value-type="float" office:value="0.011622" calcext:value-type="float">
            <text:p>0.011622</text:p>
          </table:table-cell>
          <table:table-cell office:value-type="float" office:value="0.012754" calcext:value-type="float">
            <text:p>0.012754</text:p>
          </table:table-cell>
          <table:table-cell office:value-type="float" office:value="0.013646" calcext:value-type="float">
            <text:p>0.013646</text:p>
          </table:table-cell>
          <table:table-cell office:value-type="float" office:value="0.014087" calcext:value-type="float">
            <text:p>0.014087</text:p>
          </table:table-cell>
          <table:table-cell office:value-type="float" office:value="0.014898" calcext:value-type="float">
            <text:p>0.014898</text:p>
          </table:table-cell>
          <table:table-cell/>
          <table:table-cell office:value-type="float" office:value="0.00526" calcext:value-type="float">
            <text:p>0.00526</text:p>
          </table:table-cell>
          <table:table-cell table:style-name="ce13" office:value-type="float" office:value="0.008936" calcext:value-type="float">
            <text:p>0.008936</text:p>
          </table:table-cell>
          <table:table-cell table:style-name="ce13" office:value-type="float" office:value="0.007594" calcext:value-type="float">
            <text:p>0.007594</text:p>
          </table:table-cell>
          <table:table-cell table:style-name="ce13" office:value-type="float" office:value="0.008556" calcext:value-type="float">
            <text:p>0.008556</text:p>
          </table:table-cell>
          <table:table-cell table:style-name="ce13" office:value-type="float" office:value="0.009268" calcext:value-type="float">
            <text:p>0.009268</text:p>
          </table:table-cell>
          <table:table-cell table:style-name="ce13" office:value-type="float" office:value="0.01028" calcext:value-type="float">
            <text:p>0.01028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.011892" calcext:value-type="float">
            <text:p>0.011892</text:p>
          </table:table-cell>
          <table:table-cell/>
          <table:table-cell office:value-type="float" office:value="0.005129" calcext:value-type="float">
            <text:p>0.005129</text:p>
          </table:table-cell>
          <table:table-cell table:style-name="ce13" office:value-type="float" office:value="0.009427" calcext:value-type="float">
            <text:p>0.009427</text:p>
          </table:table-cell>
          <table:table-cell table:style-name="ce13" office:value-type="float" office:value="0.007554" calcext:value-type="float">
            <text:p>0.007554</text:p>
          </table:table-cell>
          <table:table-cell table:style-name="ce13" office:value-type="float" office:value="0.008516" calcext:value-type="float">
            <text:p>0.008516</text:p>
          </table:table-cell>
          <table:table-cell table:style-name="ce13" office:value-type="float" office:value="0.009187" calcext:value-type="float">
            <text:p>0.009187</text:p>
          </table:table-cell>
          <table:table-cell table:style-name="ce13" office:value-type="float" office:value="0.010019" calcext:value-type="float">
            <text:p>0.010019</text:p>
          </table:table-cell>
          <table:table-cell office:value-type="float" office:value="0.013696" calcext:value-type="float">
            <text:p>0.013696</text:p>
          </table:table-cell>
          <table:table-cell office:value-type="float" office:value="0.014167" calcext:value-type="float">
            <text:p>0.014167</text:p>
          </table:table-cell>
          <table:table-cell office:value-type="float" office:value="0.015058" calcext:value-type="float">
            <text:p>0.015058</text:p>
          </table:table-cell>
          <table:table-cell/>
          <table:table-cell office:value-type="float" office:value="0.003968" calcext:value-type="float">
            <text:p>0.003968</text:p>
          </table:table-cell>
          <table:table-cell table:style-name="ce13" office:value-type="float" office:value="0.007945" calcext:value-type="float">
            <text:p>0.007945</text:p>
          </table:table-cell>
          <table:table-cell table:style-name="ce13" office:value-type="float" office:value="0.005931" calcext:value-type="float">
            <text:p>0.005931</text:p>
          </table:table-cell>
          <table:table-cell table:style-name="ce13" office:value-type="float" office:value="0.006683" calcext:value-type="float">
            <text:p>0.006683</text:p>
          </table:table-cell>
          <table:table-cell table:style-name="ce13" office:value-type="float" office:value="0.007253" calcext:value-type="float">
            <text:p>0.007253</text:p>
          </table:table-cell>
          <table:table-cell table:style-name="ce13" office:value-type="float" office:value="0.007985" calcext:value-type="float">
            <text:p>0.007985</text:p>
          </table:table-cell>
          <table:table-cell office:value-type="float" office:value="0.008566" calcext:value-type="float">
            <text:p>0.008566</text:p>
          </table:table-cell>
          <table:table-cell office:value-type="float" office:value="0.008857" calcext:value-type="float">
            <text:p>0.008857</text:p>
          </table:table-cell>
          <table:table-cell office:value-type="float" office:value="0.009388" calcext:value-type="float">
            <text:p>0.009388</text:p>
          </table:table-cell>
          <table:table-cell/>
          <table:table-cell office:value-type="float" office:value="0.00505" calcext:value-type="float">
            <text:p>0.00505</text:p>
          </table:table-cell>
          <table:table-cell table:style-name="ce13" office:value-type="float" office:value="0.009629" calcext:value-type="float">
            <text:p>0.009629</text:p>
          </table:table-cell>
          <table:table-cell table:style-name="ce13" office:value-type="float" office:value="0.007494" calcext:value-type="float">
            <text:p>0.007494</text:p>
          </table:table-cell>
          <table:table-cell table:style-name="ce13" office:value-type="float" office:value="0.008436" calcext:value-type="float">
            <text:p>0.008436</text:p>
          </table:table-cell>
          <table:table-cell table:style-name="ce13" office:value-type="float" office:value="0.009197" calcext:value-type="float">
            <text:p>0.009197</text:p>
          </table:table-cell>
          <table:table-cell table:style-name="ce13" office:value-type="float" office:value="0.010039" calcext:value-type="float">
            <text:p>0.010039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0.011802" calcext:value-type="float">
            <text:p>0.011802</text:p>
          </table:table-cell>
          <table:table-cell/>
          <table:table-cell table:formula="of:=([.AQ19]+[.AG19]+[.W19]+[.M19]+[.C19])/5" office:value-type="float" office:value="0.0048774" calcext:value-type="float">
            <text:p>0.0048774</text:p>
          </table:table-cell>
          <table:table-cell table:style-name="ce23" table:formula="of:=([.AR19]+[.AH19]+[.X19]+[.N19]+[.D19])/5" office:value-type="float" office:value="0.0094756" calcext:value-type="float">
            <text:p>0.0094756</text:p>
          </table:table-cell>
          <table:table-cell table:style-name="ce23" table:formula="of:=([.AS19]+[.AI19]+[.Y19]+[.O19]+[.E19])/5" office:value-type="float" office:value="0.0076102" calcext:value-type="float">
            <text:p>0.0076102</text:p>
          </table:table-cell>
          <table:table-cell table:style-name="ce23" table:formula="of:=([.AT19]+[.AJ19]+[.Z19]+[.P19]+[.F19])/5" office:value-type="float" office:value="0.0085764" calcext:value-type="float">
            <text:p>0.0085764</text:p>
          </table:table-cell>
          <table:table-cell table:style-name="ce23" table:formula="of:=([.AU19]+[.AK19]+[.AA19]+[.Q19]+[.G19])/5" office:value-type="float" office:value="0.0093054" calcext:value-type="float">
            <text:p>0.0093054</text:p>
          </table:table-cell>
          <table:table-cell table:style-name="ce23" table:formula="of:=([.AV19]+[.AL19]+[.AB19]+[.R19]+[.H19])/5" office:value-type="float" office:value="0.0102154" calcext:value-type="float">
            <text:p>0.0102154</text:p>
          </table:table-cell>
          <table:table-cell table:formula="of:=([.AW19]+[.AM19]+[.AC19]+[.S19]+[.I19])/5" office:value-type="float" office:value="0.0115336" calcext:value-type="float">
            <text:p>0.0115336</text:p>
          </table:table-cell>
          <table:table-cell table:formula="of:=([.AX19]+[.AN19]+[.AD19]+[.T19]+[.J19])/5" office:value-type="float" office:value="0.0118846" calcext:value-type="float">
            <text:p>0.0118846</text:p>
          </table:table-cell>
          <table:table-cell table:formula="of:=([.AY19]+[.AO19]+[.AE19]+[.U19]+[.K19])/5" office:value-type="float" office:value="0.0126076" calcext:value-type="float">
            <text:p>0.012607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0.021862" calcext:value-type="float">
            <text:p>0.021862</text:p>
          </table:table-cell>
          <table:table-cell office:value-type="float" office:value="0.035718" calcext:value-type="float">
            <text:p>0.035718</text:p>
          </table:table-cell>
          <table:table-cell office:value-type="float" office:value="0.035297" calcext:value-type="float">
            <text:p>0.035297</text:p>
          </table:table-cell>
          <table:table-cell office:value-type="float" office:value="0.041217" calcext:value-type="float">
            <text:p>0.041217</text:p>
          </table:table-cell>
          <table:table-cell office:value-type="float" office:value="0.043963" calcext:value-type="float">
            <text:p>0.043963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50425" calcext:value-type="float">
            <text:p>0.050425</text:p>
          </table:table-cell>
          <table:table-cell office:value-type="float" office:value="0.052929" calcext:value-type="float">
            <text:p>0.052929</text:p>
          </table:table-cell>
          <table:table-cell office:value-type="float" office:value="0.055895" calcext:value-type="float">
            <text:p>0.055895</text:p>
          </table:table-cell>
          <table:table-cell/>
          <table:table-cell office:value-type="float" office:value="0.017483" calcext:value-type="float">
            <text:p>0.017483</text:p>
          </table:table-cell>
          <table:table-cell table:style-name="ce13" office:value-type="float" office:value="0.028564" calcext:value-type="float">
            <text:p>0.028564</text:p>
          </table:table-cell>
          <table:table-cell table:style-name="ce13" office:value-type="float" office:value="0.030888" calcext:value-type="float">
            <text:p>0.030888</text:p>
          </table:table-cell>
          <table:table-cell table:style-name="ce13" office:value-type="float" office:value="0.040977" calcext:value-type="float">
            <text:p>0.040977</text:p>
          </table:table-cell>
          <table:table-cell table:style-name="ce13" office:value-type="float" office:value="0.043973" calcext:value-type="float">
            <text:p>0.043973</text:p>
          </table:table-cell>
          <table:table-cell table:style-name="ce13" office:value-type="float" office:value="0.04754" calcext:value-type="float">
            <text:p>0.04754</text:p>
          </table:table-cell>
          <table:table-cell office:value-type="float" office:value="0.050416" calcext:value-type="float">
            <text:p>0.050416</text:p>
          </table:table-cell>
          <table:table-cell office:value-type="float" office:value="0.05299" calcext:value-type="float">
            <text:p>0.05299</text:p>
          </table:table-cell>
          <table:table-cell office:value-type="float" office:value="0.055766" calcext:value-type="float">
            <text:p>0.055766</text:p>
          </table:table-cell>
          <table:table-cell/>
          <table:table-cell office:value-type="float" office:value="0.022332" calcext:value-type="float">
            <text:p>0.022332</text:p>
          </table:table-cell>
          <table:table-cell table:style-name="ce13" office:value-type="float" office:value="0.035466" calcext:value-type="float">
            <text:p>0.035466</text:p>
          </table:table-cell>
          <table:table-cell table:style-name="ce13" office:value-type="float" office:value="0.035196" calcext:value-type="float">
            <text:p>0.035196</text:p>
          </table:table-cell>
          <table:table-cell table:style-name="ce13" office:value-type="float" office:value="0.041108" calcext:value-type="float">
            <text:p>0.041108</text:p>
          </table:table-cell>
          <table:table-cell table:style-name="ce13" office:value-type="float" office:value="0.043973" calcext:value-type="float">
            <text:p>0.043973</text:p>
          </table:table-cell>
          <table:table-cell table:style-name="ce13" office:value-type="float" office:value="0.04766" calcext:value-type="float">
            <text:p>0.04766</text:p>
          </table:table-cell>
          <table:table-cell office:value-type="float" office:value="0.050535" calcext:value-type="float">
            <text:p>0.050535</text:p>
          </table:table-cell>
          <table:table-cell office:value-type="float" office:value="0.05298" calcext:value-type="float">
            <text:p>0.05298</text:p>
          </table:table-cell>
          <table:table-cell office:value-type="float" office:value="0.055786" calcext:value-type="float">
            <text:p>0.055786</text:p>
          </table:table-cell>
          <table:table-cell/>
          <table:table-cell office:value-type="float" office:value="0.013946" calcext:value-type="float">
            <text:p>0.013946</text:p>
          </table:table-cell>
          <table:table-cell table:style-name="ce13" office:value-type="float" office:value="0.022262" calcext:value-type="float">
            <text:p>0.022262</text:p>
          </table:table-cell>
          <table:table-cell table:style-name="ce13" office:value-type="float" office:value="0.022091" calcext:value-type="float">
            <text:p>0.022091</text:p>
          </table:table-cell>
          <table:table-cell table:style-name="ce13" office:value-type="float" office:value="0.025899" calcext:value-type="float">
            <text:p>0.025899</text:p>
          </table:table-cell>
          <table:table-cell table:style-name="ce13" office:value-type="float" office:value="0.027652" calcext:value-type="float">
            <text:p>0.027652</text:p>
          </table:table-cell>
          <table:table-cell table:style-name="ce13" office:value-type="float" office:value="0.029786" calcext:value-type="float">
            <text:p>0.029786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0.033233" calcext:value-type="float">
            <text:p>0.033233</text:p>
          </table:table-cell>
          <table:table-cell office:value-type="float" office:value="0.034986" calcext:value-type="float">
            <text:p>0.034986</text:p>
          </table:table-cell>
          <table:table-cell/>
          <table:table-cell office:value-type="float" office:value="0.017192" calcext:value-type="float">
            <text:p>0.017192</text:p>
          </table:table-cell>
          <table:table-cell table:style-name="ce13" office:value-type="float" office:value="0.028163" calcext:value-type="float">
            <text:p>0.028163</text:p>
          </table:table-cell>
          <table:table-cell table:style-name="ce13" office:value-type="float" office:value="0.027833" calcext:value-type="float">
            <text:p>0.027833</text:p>
          </table:table-cell>
          <table:table-cell table:style-name="ce13" office:value-type="float" office:value="0.032592" calcext:value-type="float">
            <text:p>0.032592</text:p>
          </table:table-cell>
          <table:table-cell table:style-name="ce13" office:value-type="float" office:value="0.034675" calcext:value-type="float">
            <text:p>0.034675</text:p>
          </table:table-cell>
          <table:table-cell table:style-name="ce13" office:value-type="float" office:value="0.037601" calcext:value-type="float">
            <text:p>0.037601</text:p>
          </table:table-cell>
          <table:table-cell office:value-type="float" office:value="0.039785" calcext:value-type="float">
            <text:p>0.039785</text:p>
          </table:table-cell>
          <table:table-cell office:value-type="float" office:value="0.041829" calcext:value-type="float">
            <text:p>0.041829</text:p>
          </table:table-cell>
          <table:table-cell office:value-type="float" office:value="0.044163" calcext:value-type="float">
            <text:p>0.044163</text:p>
          </table:table-cell>
          <table:table-cell/>
          <table:table-cell table:formula="of:=([.AQ20]+[.AG20]+[.W20]+[.M20]+[.C20])/5" office:value-type="float" office:value="0.018563" calcext:value-type="float">
            <text:p>0.018563</text:p>
          </table:table-cell>
          <table:table-cell table:style-name="ce23" table:formula="of:=([.AR20]+[.AH20]+[.X20]+[.N20]+[.D20])/5" office:value-type="float" office:value="0.0300346" calcext:value-type="float">
            <text:p>0.0300346</text:p>
          </table:table-cell>
          <table:table-cell table:style-name="ce23" table:formula="of:=([.AS20]+[.AI20]+[.Y20]+[.O20]+[.E20])/5" office:value-type="float" office:value="0.030261" calcext:value-type="float">
            <text:p>0.030261</text:p>
          </table:table-cell>
          <table:table-cell table:style-name="ce23" table:formula="of:=([.AT20]+[.AJ20]+[.Z20]+[.P20]+[.F20])/5" office:value-type="float" office:value="0.0363586" calcext:value-type="float">
            <text:p>0.0363586</text:p>
          </table:table-cell>
          <table:table-cell table:style-name="ce23" table:formula="of:=([.AU20]+[.AK20]+[.AA20]+[.Q20]+[.G20])/5" office:value-type="float" office:value="0.0388472" calcext:value-type="float">
            <text:p>0.0388472</text:p>
          </table:table-cell>
          <table:table-cell table:style-name="ce23" table:formula="of:=([.AV20]+[.AL20]+[.AB20]+[.R20]+[.H20])/5" office:value-type="float" office:value="0.0420474" calcext:value-type="float">
            <text:p>0.0420474</text:p>
          </table:table-cell>
          <table:table-cell table:formula="of:=([.AW20]+[.AM20]+[.AC20]+[.S20]+[.I20])/5" office:value-type="float" office:value="0.0445662" calcext:value-type="float">
            <text:p>0.0445662</text:p>
          </table:table-cell>
          <table:table-cell table:formula="of:=([.AX20]+[.AN20]+[.AD20]+[.T20]+[.J20])/5" office:value-type="float" office:value="0.0467922" calcext:value-type="float">
            <text:p>0.0467922</text:p>
          </table:table-cell>
          <table:table-cell table:formula="of:=([.AY20]+[.AO20]+[.AE20]+[.U20]+[.K20])/5" office:value-type="float" office:value="0.0493192" calcext:value-type="float">
            <text:p>0.0493192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office:value-type="float" office:value="0.080311" calcext:value-type="float">
            <text:p>0.080311</text:p>
          </table:table-cell>
          <table:table-cell office:value-type="float" office:value="0.119956" calcext:value-type="float">
            <text:p>0.119956</text:p>
          </table:table-cell>
          <table:table-cell office:value-type="float" office:value="0.134143" calcext:value-type="float">
            <text:p>0.134143</text:p>
          </table:table-cell>
          <table:table-cell office:value-type="float" office:value="0.151145" calcext:value-type="float">
            <text:p>0.151145</text:p>
          </table:table-cell>
          <table:table-cell office:value-type="float" office:value="0.166454" calcext:value-type="float">
            <text:p>0.166454</text:p>
          </table:table-cell>
          <table:table-cell office:value-type="float" office:value="0.181362" calcext:value-type="float">
            <text:p>0.181362</text:p>
          </table:table-cell>
          <table:table-cell office:value-type="float" office:value="0.192373" calcext:value-type="float">
            <text:p>0.192373</text:p>
          </table:table-cell>
          <table:table-cell office:value-type="float" office:value="0.203083" calcext:value-type="float">
            <text:p>0.203083</text:p>
          </table:table-cell>
          <table:table-cell office:value-type="float" office:value="0.215797" calcext:value-type="float">
            <text:p>0.215797</text:p>
          </table:table-cell>
          <table:table-cell/>
          <table:table-cell office:value-type="float" office:value="0.080421" calcext:value-type="float">
            <text:p>0.080421</text:p>
          </table:table-cell>
          <table:table-cell table:style-name="ce13" office:value-type="float" office:value="0.121129" calcext:value-type="float">
            <text:p>0.121129</text:p>
          </table:table-cell>
          <table:table-cell table:style-name="ce13" office:value-type="float" office:value="0.133862" calcext:value-type="float">
            <text:p>0.133862</text:p>
          </table:table-cell>
          <table:table-cell table:style-name="ce13" office:value-type="float" office:value="0.151195" calcext:value-type="float">
            <text:p>0.151195</text:p>
          </table:table-cell>
          <table:table-cell table:style-name="ce13" office:value-type="float" office:value="0.166524" calcext:value-type="float">
            <text:p>0.166524</text:p>
          </table:table-cell>
          <table:table-cell table:style-name="ce13" office:value-type="float" office:value="0.181272" calcext:value-type="float">
            <text:p>0.181272</text:p>
          </table:table-cell>
          <table:table-cell office:value-type="float" office:value="0.192423" calcext:value-type="float">
            <text:p>0.192423</text:p>
          </table:table-cell>
          <table:table-cell office:value-type="float" office:value="0.203153" calcext:value-type="float">
            <text:p>0.203153</text:p>
          </table:table-cell>
          <table:table-cell office:value-type="float" office:value="0.215426" calcext:value-type="float">
            <text:p>0.215426</text:p>
          </table:table-cell>
          <table:table-cell/>
          <table:table-cell office:value-type="float" office:value="0.080632" calcext:value-type="float">
            <text:p>0.080632</text:p>
          </table:table-cell>
          <table:table-cell table:style-name="ce13" office:value-type="float" office:value="0.120448" calcext:value-type="float">
            <text:p>0.120448</text:p>
          </table:table-cell>
          <table:table-cell table:style-name="ce13" office:value-type="float" office:value="0.133932" calcext:value-type="float">
            <text:p>0.133932</text:p>
          </table:table-cell>
          <table:table-cell table:style-name="ce13" office:value-type="float" office:value="0.151145" calcext:value-type="float">
            <text:p>0.151145</text:p>
          </table:table-cell>
          <table:table-cell table:style-name="ce13" office:value-type="float" office:value="0.158509" calcext:value-type="float">
            <text:p>0.158509</text:p>
          </table:table-cell>
          <table:table-cell table:style-name="ce13" office:value-type="float" office:value="0.14282" calcext:value-type="float">
            <text:p>0.14282</text:p>
          </table:table-cell>
          <table:table-cell office:value-type="float" office:value="0.151415" calcext:value-type="float">
            <text:p>0.151415</text:p>
          </table:table-cell>
          <table:table-cell office:value-type="float" office:value="0.159791" calcext:value-type="float">
            <text:p>0.159791</text:p>
          </table:table-cell>
          <table:table-cell office:value-type="float" office:value="0.16932" calcext:value-type="float">
            <text:p>0.16932</text:p>
          </table:table-cell>
          <table:table-cell/>
          <table:table-cell office:value-type="float" office:value="0.057739" calcext:value-type="float">
            <text:p>0.057739</text:p>
          </table:table-cell>
          <table:table-cell table:style-name="ce13" office:value-type="float" office:value="0.076375" calcext:value-type="float">
            <text:p>0.076375</text:p>
          </table:table-cell>
          <table:table-cell table:style-name="ce13" office:value-type="float" office:value="0.083888" calcext:value-type="float">
            <text:p>0.083888</text:p>
          </table:table-cell>
          <table:table-cell table:style-name="ce13" office:value-type="float" office:value="0.094558" calcext:value-type="float">
            <text:p>0.094558</text:p>
          </table:table-cell>
          <table:table-cell table:style-name="ce13" office:value-type="float" office:value="0.104226" calcext:value-type="float">
            <text:p>0.104226</text:p>
          </table:table-cell>
          <table:table-cell table:style-name="ce13" office:value-type="float" office:value="0.113615" calcext:value-type="float">
            <text:p>0.113615</text:p>
          </table:table-cell>
          <table:table-cell office:value-type="float" office:value="0.120428" calcext:value-type="float">
            <text:p>0.120428</text:p>
          </table:table-cell>
          <table:table-cell office:value-type="float" office:value="0.12718" calcext:value-type="float">
            <text:p>0.12718</text:p>
          </table:table-cell>
          <table:table-cell office:value-type="float" office:value="0.134684" calcext:value-type="float">
            <text:p>0.134684</text:p>
          </table:table-cell>
          <table:table-cell/>
          <table:table-cell office:value-type="float" office:value="0.063569" calcext:value-type="float">
            <text:p>0.063569</text:p>
          </table:table-cell>
          <table:table-cell table:style-name="ce13" office:value-type="float" office:value="0.097193" calcext:value-type="float">
            <text:p>0.097193</text:p>
          </table:table-cell>
          <table:table-cell table:style-name="ce13" office:value-type="float" office:value="0.106772" calcext:value-type="float">
            <text:p>0.106772</text:p>
          </table:table-cell>
          <table:table-cell table:style-name="ce13" office:value-type="float" office:value="0.120357" calcext:value-type="float">
            <text:p>0.120357</text:p>
          </table:table-cell>
          <table:table-cell table:style-name="ce13" office:value-type="float" office:value="0.13252" calcext:value-type="float">
            <text:p>0.13252</text:p>
          </table:table-cell>
          <table:table-cell table:style-name="ce13" office:value-type="float" office:value="0.144432" calcext:value-type="float">
            <text:p>0.144432</text:p>
          </table:table-cell>
          <table:table-cell office:value-type="float" office:value="0.153129" calcext:value-type="float">
            <text:p>0.153129</text:p>
          </table:table-cell>
          <table:table-cell office:value-type="float" office:value="0.161655" calcext:value-type="float">
            <text:p>0.161655</text:p>
          </table:table-cell>
          <table:table-cell office:value-type="float" office:value="0.176603" calcext:value-type="float">
            <text:p>0.176603</text:p>
          </table:table-cell>
          <table:table-cell/>
          <table:table-cell table:formula="of:=([.AQ21]+[.AG21]+[.W21]+[.M21]+[.C21])/5" office:value-type="float" office:value="0.0725344" calcext:value-type="float">
            <text:p>0.0725344</text:p>
          </table:table-cell>
          <table:table-cell table:style-name="ce23" table:formula="of:=([.AR21]+[.AH21]+[.X21]+[.N21]+[.D21])/5" office:value-type="float" office:value="0.1070202" calcext:value-type="float">
            <text:p>0.1070202</text:p>
          </table:table-cell>
          <table:table-cell table:style-name="ce23" table:formula="of:=([.AS21]+[.AI21]+[.Y21]+[.O21]+[.E21])/5" office:value-type="float" office:value="0.1185194" calcext:value-type="float">
            <text:p>0.1185194</text:p>
          </table:table-cell>
          <table:table-cell table:style-name="ce23" table:formula="of:=([.AT21]+[.AJ21]+[.Z21]+[.P21]+[.F21])/5" office:value-type="float" office:value="0.13368" calcext:value-type="float">
            <text:p>0.13368</text:p>
          </table:table-cell>
          <table:table-cell table:style-name="ce23" table:formula="of:=([.AU21]+[.AK21]+[.AA21]+[.Q21]+[.G21])/5" office:value-type="float" office:value="0.1456466" calcext:value-type="float">
            <text:p>0.1456466</text:p>
          </table:table-cell>
          <table:table-cell table:style-name="ce23" table:formula="of:=([.AV21]+[.AL21]+[.AB21]+[.R21]+[.H21])/5" office:value-type="float" office:value="0.1527002" calcext:value-type="float">
            <text:p>0.1527002</text:p>
          </table:table-cell>
          <table:table-cell table:formula="of:=([.AW21]+[.AM21]+[.AC21]+[.S21]+[.I21])/5" office:value-type="float" office:value="0.1619536" calcext:value-type="float">
            <text:p>0.1619536</text:p>
          </table:table-cell>
          <table:table-cell table:formula="of:=([.AX21]+[.AN21]+[.AD21]+[.T21]+[.J21])/5" office:value-type="float" office:value="0.1709724" calcext:value-type="float">
            <text:p>0.1709724</text:p>
          </table:table-cell>
          <table:table-cell table:formula="of:=([.AY21]+[.AO21]+[.AE21]+[.U21]+[.K21])/5" office:value-type="float" office:value="0.182366" calcext:value-type="float">
            <text:p>0.182366</text:p>
          </table:table-cell>
          <table:table-cell table:number-columns-repeated="2"/>
        </table:table-row>
        <table:table-row table:style-name="ro3">
          <table:table-cell/>
          <table:table-cell office:value-type="float" office:value="640" calcext:value-type="float">
            <text:p>640</text:p>
          </table:table-cell>
          <table:table-cell office:value-type="float" office:value="0.309825" calcext:value-type="float">
            <text:p>0.309825</text:p>
          </table:table-cell>
          <table:table-cell office:value-type="float" office:value="0.441422" calcext:value-type="float">
            <text:p>0.441422</text:p>
          </table:table-cell>
          <table:table-cell office:value-type="float" office:value="0.608137" calcext:value-type="float">
            <text:p>0.608137</text:p>
          </table:table-cell>
          <table:table-cell office:value-type="float" office:value="0.695051" calcext:value-type="float">
            <text:p>0.695051</text:p>
          </table:table-cell>
          <table:table-cell office:value-type="float" office:value="0.630419" calcext:value-type="float">
            <text:p>0.630419</text:p>
          </table:table-cell>
          <table:table-cell office:value-type="float" office:value="0.707003" calcext:value-type="float">
            <text:p>0.707003</text:p>
          </table:table-cell>
          <table:table-cell office:value-type="float" office:value="0.867897" calcext:value-type="float">
            <text:p>0.867897</text:p>
          </table:table-cell>
          <table:table-cell office:value-type="float" office:value="1.06329" calcext:value-type="float">
            <text:p>1.06329</text:p>
          </table:table-cell>
          <table:table-cell office:value-type="float" office:value="1.37777" calcext:value-type="float">
            <text:p>1.37777</text:p>
          </table:table-cell>
          <table:table-cell/>
          <table:table-cell office:value-type="float" office:value="0.309844" calcext:value-type="float">
            <text:p>0.309844</text:p>
          </table:table-cell>
          <table:table-cell table:style-name="ce13" office:value-type="float" office:value="0.444138" calcext:value-type="float">
            <text:p>0.444138</text:p>
          </table:table-cell>
          <table:table-cell table:style-name="ce13" office:value-type="float" office:value="0.574574" calcext:value-type="float">
            <text:p>0.574574</text:p>
          </table:table-cell>
          <table:table-cell table:style-name="ce13" office:value-type="float" office:value="0.718806" calcext:value-type="float">
            <text:p>0.718806</text:p>
          </table:table-cell>
          <table:table-cell table:style-name="ce13" office:value-type="float" office:value="0.811571" calcext:value-type="float">
            <text:p>0.811571</text:p>
          </table:table-cell>
          <table:table-cell table:style-name="ce13" office:value-type="float" office:value="0.908714" calcext:value-type="float">
            <text:p>0.908714</text:p>
          </table:table-cell>
          <table:table-cell office:value-type="float" office:value="1.03457" calcext:value-type="float">
            <text:p>1.03457</text:p>
          </table:table-cell>
          <table:table-cell office:value-type="float" office:value="1.06883" calcext:value-type="float">
            <text:p>1.06883</text:p>
          </table:table-cell>
          <table:table-cell office:value-type="float" office:value="0.728705" calcext:value-type="float">
            <text:p>0.728705</text:p>
          </table:table-cell>
          <table:table-cell/>
          <table:table-cell office:value-type="float" office:value="0.285769" calcext:value-type="float">
            <text:p>0.285769</text:p>
          </table:table-cell>
          <table:table-cell table:style-name="ce13" office:value-type="float" office:value="0.442314" calcext:value-type="float">
            <text:p>0.442314</text:p>
          </table:table-cell>
          <table:table-cell table:style-name="ce13" office:value-type="float" office:value="0.575034" calcext:value-type="float">
            <text:p>0.575034</text:p>
          </table:table-cell>
          <table:table-cell table:style-name="ce13" office:value-type="float" office:value="0.713937" calcext:value-type="float">
            <text:p>0.713937</text:p>
          </table:table-cell>
          <table:table-cell table:style-name="ce13" office:value-type="float" office:value="0.81144" calcext:value-type="float">
            <text:p>0.81144</text:p>
          </table:table-cell>
          <table:table-cell table:style-name="ce13" office:value-type="float" office:value="0.914275" calcext:value-type="float">
            <text:p>0.914275</text:p>
          </table:table-cell>
          <table:table-cell office:value-type="float" office:value="1.01067" calcext:value-type="float">
            <text:p>1.01067</text:p>
          </table:table-cell>
          <table:table-cell office:value-type="float" office:value="1.08613" calcext:value-type="float">
            <text:p>1.08613</text:p>
          </table:table-cell>
          <table:table-cell office:value-type="float" office:value="1.15898" calcext:value-type="float">
            <text:p>1.15898</text:p>
          </table:table-cell>
          <table:table-cell/>
          <table:table-cell office:value-type="float" office:value="0.193976" calcext:value-type="float">
            <text:p>0.193976</text:p>
          </table:table-cell>
          <table:table-cell table:style-name="ce13" office:value-type="float" office:value="0.277102" calcext:value-type="float">
            <text:p>0.277102</text:p>
          </table:table-cell>
          <table:table-cell table:style-name="ce13" office:value-type="float" office:value="0.361883" calcext:value-type="float">
            <text:p>0.361883</text:p>
          </table:table-cell>
          <table:table-cell table:style-name="ce13" office:value-type="float" office:value="0.447073" calcext:value-type="float">
            <text:p>0.447073</text:p>
          </table:table-cell>
          <table:table-cell table:style-name="ce13" office:value-type="float" office:value="0.507557" calcext:value-type="float">
            <text:p>0.507557</text:p>
          </table:table-cell>
          <table:table-cell table:style-name="ce13" office:value-type="float" office:value="0.568873" calcext:value-type="float">
            <text:p>0.568873</text:p>
          </table:table-cell>
          <table:table-cell office:value-type="float" office:value="0.621382" calcext:value-type="float">
            <text:p>0.621382</text:p>
          </table:table-cell>
          <table:table-cell office:value-type="float" office:value="0.661488" calcext:value-type="float">
            <text:p>0.661488</text:p>
          </table:table-cell>
          <table:table-cell office:value-type="float" office:value="0.705421" calcext:value-type="float">
            <text:p>0.705421</text:p>
          </table:table-cell>
          <table:table-cell/>
          <table:table-cell office:value-type="float" office:value="0.244621" calcext:value-type="float">
            <text:p>0.244621</text:p>
          </table:table-cell>
          <table:table-cell table:style-name="ce13" office:value-type="float" office:value="0.348066" calcext:value-type="float">
            <text:p>0.348066</text:p>
          </table:table-cell>
          <table:table-cell table:style-name="ce13" office:value-type="float" office:value="0.461822" calcext:value-type="float">
            <text:p>0.461822</text:p>
          </table:table-cell>
          <table:table-cell table:style-name="ce13" office:value-type="float" office:value="0.717293" calcext:value-type="float">
            <text:p>0.717293</text:p>
          </table:table-cell>
          <table:table-cell table:style-name="ce13" office:value-type="float" office:value="0.811341" calcext:value-type="float">
            <text:p>0.811341</text:p>
          </table:table-cell>
          <table:table-cell table:style-name="ce13" office:value-type="float" office:value="0.907512" calcext:value-type="float">
            <text:p>0.907512</text:p>
          </table:table-cell>
          <table:table-cell office:value-type="float" office:value="0.984277" calcext:value-type="float">
            <text:p>0.984277</text:p>
          </table:table-cell>
          <table:table-cell office:value-type="float" office:value="1.05573" calcext:value-type="float">
            <text:p>1.05573</text:p>
          </table:table-cell>
          <table:table-cell office:value-type="float" office:value="1.12978" calcext:value-type="float">
            <text:p>1.12978</text:p>
          </table:table-cell>
          <table:table-cell/>
          <table:table-cell table:formula="of:=([.AQ22]+[.AG22]+[.W22]+[.M22]+[.C22])/5" office:value-type="float" office:value="0.268807" calcext:value-type="float">
            <text:p>0.268807</text:p>
          </table:table-cell>
          <table:table-cell table:style-name="ce23" table:formula="of:=([.AR22]+[.AH22]+[.X22]+[.N22]+[.D22])/5" office:value-type="float" office:value="0.3906084" calcext:value-type="float">
            <text:p>0.3906084</text:p>
          </table:table-cell>
          <table:table-cell table:style-name="ce23" table:formula="of:=([.AS22]+[.AI22]+[.Y22]+[.O22]+[.E22])/5" office:value-type="float" office:value="0.51629" calcext:value-type="float">
            <text:p>0.51629</text:p>
          </table:table-cell>
          <table:table-cell table:style-name="ce23" table:formula="of:=([.AT22]+[.AJ22]+[.Z22]+[.P22]+[.F22])/5" office:value-type="float" office:value="0.658432" calcext:value-type="float">
            <text:p>0.658432</text:p>
          </table:table-cell>
          <table:table-cell table:style-name="ce23" table:formula="of:=([.AU22]+[.AK22]+[.AA22]+[.Q22]+[.G22])/5" office:value-type="float" office:value="0.7144656" calcext:value-type="float">
            <text:p>0.7144656</text:p>
          </table:table-cell>
          <table:table-cell table:style-name="ce23" table:formula="of:=([.AV22]+[.AL22]+[.AB22]+[.R22]+[.H22])/5" office:value-type="float" office:value="0.8012754" calcext:value-type="float">
            <text:p>0.8012754</text:p>
          </table:table-cell>
          <table:table-cell table:formula="of:=([.AW22]+[.AM22]+[.AC22]+[.S22]+[.I22])/5" office:value-type="float" office:value="0.9037592" calcext:value-type="float">
            <text:p>0.9037592</text:p>
          </table:table-cell>
          <table:table-cell table:formula="of:=([.AX22]+[.AN22]+[.AD22]+[.T22]+[.J22])/5" office:value-type="float" office:value="0.9870936" calcext:value-type="float">
            <text:p>0.9870936</text:p>
          </table:table-cell>
          <table:table-cell table:formula="of:=([.AY22]+[.AO22]+[.AE22]+[.U22]+[.K22])/5" office:value-type="float" office:value="1.0201312" calcext:value-type="float">
            <text:p>1.0201312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80" calcext:value-type="float">
            <text:p>1280</text:p>
          </table:table-cell>
          <table:table-cell office:value-type="float" office:value="2.47924" calcext:value-type="float">
            <text:p>2.47924</text:p>
          </table:table-cell>
          <table:table-cell office:value-type="float" office:value="1.79347" calcext:value-type="float">
            <text:p>1.79347</text:p>
          </table:table-cell>
          <table:table-cell office:value-type="float" office:value="1.79016" calcext:value-type="float">
            <text:p>1.79016</text:p>
          </table:table-cell>
          <table:table-cell office:value-type="float" office:value="2.03705" calcext:value-type="float">
            <text:p>2.03705</text:p>
          </table:table-cell>
          <table:table-cell office:value-type="float" office:value="2.26305" calcext:value-type="float">
            <text:p>2.26305</text:p>
          </table:table-cell>
          <table:table-cell office:value-type="float" office:value="2.46347" calcext:value-type="float">
            <text:p>2.46347</text:p>
          </table:table-cell>
          <table:table-cell office:value-type="float" office:value="2.73381" calcext:value-type="float">
            <text:p>2.73381</text:p>
          </table:table-cell>
          <table:table-cell office:value-type="float" office:value="2.8255" calcext:value-type="float">
            <text:p>2.8255</text:p>
          </table:table-cell>
          <table:table-cell office:value-type="float" office:value="2.92086" calcext:value-type="float">
            <text:p>2.92086</text:p>
          </table:table-cell>
          <table:table-cell/>
          <table:table-cell office:value-type="float" office:value="1.20352" calcext:value-type="float">
            <text:p>1.20352</text:p>
          </table:table-cell>
          <table:table-cell table:style-name="ce13" office:value-type="float" office:value="1.52734" calcext:value-type="float">
            <text:p>1.52734</text:p>
          </table:table-cell>
          <table:table-cell table:style-name="ce13" office:value-type="float" office:value="1.8122" calcext:value-type="float">
            <text:p>1.8122</text:p>
          </table:table-cell>
          <table:table-cell table:style-name="ce13" office:value-type="float" office:value="2.0595" calcext:value-type="float">
            <text:p>2.0595</text:p>
          </table:table-cell>
          <table:table-cell table:style-name="ce13" office:value-type="float" office:value="2.2752" calcext:value-type="float">
            <text:p>2.2752</text:p>
          </table:table-cell>
          <table:table-cell table:style-name="ce13" office:value-type="float" office:value="2.47785" calcext:value-type="float">
            <text:p>2.47785</text:p>
          </table:table-cell>
          <table:table-cell office:value-type="float" office:value="2.64743" calcext:value-type="float">
            <text:p>2.64743</text:p>
          </table:table-cell>
          <table:table-cell office:value-type="float" office:value="2.74303" calcext:value-type="float">
            <text:p>2.74303</text:p>
          </table:table-cell>
          <table:table-cell office:value-type="float" office:value="2.84399" calcext:value-type="float">
            <text:p>2.84399</text:p>
          </table:table-cell>
          <table:table-cell/>
          <table:table-cell office:value-type="float" office:value="1.93685" calcext:value-type="float">
            <text:p>1.93685</text:p>
          </table:table-cell>
          <table:table-cell table:style-name="ce13" office:value-type="float" office:value="2.67633" calcext:value-type="float">
            <text:p>2.67633</text:p>
          </table:table-cell>
          <table:table-cell table:style-name="ce13" office:value-type="float" office:value="1.96246" calcext:value-type="float">
            <text:p>1.96246</text:p>
          </table:table-cell>
          <table:table-cell table:style-name="ce13" office:value-type="float" office:value="2.0324" calcext:value-type="float">
            <text:p>2.0324</text:p>
          </table:table-cell>
          <table:table-cell table:style-name="ce13" office:value-type="float" office:value="2.23257" calcext:value-type="float">
            <text:p>2.23257</text:p>
          </table:table-cell>
          <table:table-cell table:style-name="ce13" office:value-type="float" office:value="2.4348" calcext:value-type="float">
            <text:p>2.4348</text:p>
          </table:table-cell>
          <table:table-cell office:value-type="float" office:value="2.61475" calcext:value-type="float">
            <text:p>2.61475</text:p>
          </table:table-cell>
          <table:table-cell office:value-type="float" office:value="2.75933" calcext:value-type="float">
            <text:p>2.75933</text:p>
          </table:table-cell>
          <table:table-cell office:value-type="float" office:value="2.92048" calcext:value-type="float">
            <text:p>2.92048</text:p>
          </table:table-cell>
          <table:table-cell/>
          <table:table-cell office:value-type="float" office:value="1.18209" calcext:value-type="float">
            <text:p>1.18209</text:p>
          </table:table-cell>
          <table:table-cell table:style-name="ce13" office:value-type="float" office:value="1.51168" calcext:value-type="float">
            <text:p>1.51168</text:p>
          </table:table-cell>
          <table:table-cell table:style-name="ce13" office:value-type="float" office:value="1.782" calcext:value-type="float">
            <text:p>1.782</text:p>
          </table:table-cell>
          <table:table-cell table:style-name="ce13" office:value-type="float" office:value="2.03932" calcext:value-type="float">
            <text:p>2.03932</text:p>
          </table:table-cell>
          <table:table-cell table:style-name="ce13" office:value-type="float" office:value="2.24226" calcext:value-type="float">
            <text:p>2.24226</text:p>
          </table:table-cell>
          <table:table-cell table:style-name="ce13" office:value-type="float" office:value="2.50074" calcext:value-type="float">
            <text:p>2.50074</text:p>
          </table:table-cell>
          <table:table-cell office:value-type="float" office:value="3.25418" calcext:value-type="float">
            <text:p>3.25418</text:p>
          </table:table-cell>
          <table:table-cell office:value-type="float" office:value="2.8295" calcext:value-type="float">
            <text:p>2.8295</text:p>
          </table:table-cell>
          <table:table-cell office:value-type="float" office:value="2.9146" calcext:value-type="float">
            <text:p>2.9146</text:p>
          </table:table-cell>
          <table:table-cell/>
          <table:table-cell office:value-type="float" office:value="2.37002" calcext:value-type="float">
            <text:p>2.37002</text:p>
          </table:table-cell>
          <table:table-cell table:style-name="ce13" office:value-type="float" office:value="2.00371" calcext:value-type="float">
            <text:p>2.00371</text:p>
          </table:table-cell>
          <table:table-cell table:style-name="ce13" office:value-type="float" office:value="1.7563" calcext:value-type="float">
            <text:p>1.7563</text:p>
          </table:table-cell>
          <table:table-cell table:style-name="ce13" office:value-type="float" office:value="2.02141" calcext:value-type="float">
            <text:p>2.02141</text:p>
          </table:table-cell>
          <table:table-cell table:style-name="ce13" office:value-type="float" office:value="2.22195" calcext:value-type="float">
            <text:p>2.22195</text:p>
          </table:table-cell>
          <table:table-cell table:style-name="ce13" office:value-type="float" office:value="2.42028" calcext:value-type="float">
            <text:p>2.42028</text:p>
          </table:table-cell>
          <table:table-cell office:value-type="float" office:value="2.59766" calcext:value-type="float">
            <text:p>2.59766</text:p>
          </table:table-cell>
          <table:table-cell office:value-type="float" office:value="2.74639" calcext:value-type="float">
            <text:p>2.74639</text:p>
          </table:table-cell>
          <table:table-cell office:value-type="float" office:value="2.90165" calcext:value-type="float">
            <text:p>2.90165</text:p>
          </table:table-cell>
          <table:table-cell/>
          <table:table-cell table:formula="of:=([.AQ23]+[.AG23]+[.W23]+[.M23]+[.C23])/5" office:value-type="float" office:value="1.834344" calcext:value-type="float">
            <text:p>1.834344</text:p>
          </table:table-cell>
          <table:table-cell table:style-name="ce23" table:formula="of:=([.AR23]+[.AH23]+[.X23]+[.N23]+[.D23])/5" office:value-type="float" office:value="1.902506" calcext:value-type="float">
            <text:p>1.902506</text:p>
          </table:table-cell>
          <table:table-cell table:style-name="ce23" table:formula="of:=([.AS23]+[.AI23]+[.Y23]+[.O23]+[.E23])/5" office:value-type="float" office:value="1.820624" calcext:value-type="float">
            <text:p>1.820624</text:p>
          </table:table-cell>
          <table:table-cell table:style-name="ce23" table:formula="of:=([.AT23]+[.AJ23]+[.Z23]+[.P23]+[.F23])/5" office:value-type="float" office:value="2.037936" calcext:value-type="float">
            <text:p>2.037936</text:p>
          </table:table-cell>
          <table:table-cell table:style-name="ce23" table:formula="of:=([.AU23]+[.AK23]+[.AA23]+[.Q23]+[.G23])/5" office:value-type="float" office:value="2.247006" calcext:value-type="float">
            <text:p>2.247006</text:p>
          </table:table-cell>
          <table:table-cell table:style-name="ce23" table:formula="of:=([.AV23]+[.AL23]+[.AB23]+[.R23]+[.H23])/5" office:value-type="float" office:value="2.459428" calcext:value-type="float">
            <text:p>2.459428</text:p>
          </table:table-cell>
          <table:table-cell table:formula="of:=([.AW23]+[.AM23]+[.AC23]+[.S23]+[.I23])/5" office:value-type="float" office:value="2.769566" calcext:value-type="float">
            <text:p>2.769566</text:p>
          </table:table-cell>
          <table:table-cell table:formula="of:=([.AX23]+[.AN23]+[.AD23]+[.T23]+[.J23])/5" office:value-type="float" office:value="2.78075" calcext:value-type="float">
            <text:p>2.78075</text:p>
          </table:table-cell>
          <table:table-cell table:formula="of:=([.AY23]+[.AO23]+[.AE23]+[.U23]+[.K23])/5" office:value-type="float" office:value="2.900316" calcext:value-type="float">
            <text:p>2.9003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60" calcext:value-type="float">
            <text:p>2560</text:p>
          </table:table-cell>
          <table:table-cell office:value-type="float" office:value="4.76979" calcext:value-type="float">
            <text:p>4.76979</text:p>
          </table:table-cell>
          <table:table-cell office:value-type="float" office:value="6.06926" calcext:value-type="float">
            <text:p>6.06926</text:p>
          </table:table-cell>
          <table:table-cell office:value-type="float" office:value="7.22293" calcext:value-type="float">
            <text:p>7.22293</text:p>
          </table:table-cell>
          <table:table-cell office:value-type="float" office:value="8.18736" calcext:value-type="float">
            <text:p>8.18736</text:p>
          </table:table-cell>
          <table:table-cell office:value-type="float" office:value="9.09939" calcext:value-type="float">
            <text:p>9.09939</text:p>
          </table:table-cell>
          <table:table-cell office:value-type="float" office:value="9.80682" calcext:value-type="float">
            <text:p>9.80682</text:p>
          </table:table-cell>
          <table:table-cell office:value-type="float" office:value="10.5322" calcext:value-type="float">
            <text:p>10.5322</text:p>
          </table:table-cell>
          <table:table-cell office:value-type="float" office:value="11.0981" calcext:value-type="float">
            <text:p>11.0981</text:p>
          </table:table-cell>
          <table:table-cell office:value-type="float" office:value="11.7716" calcext:value-type="float">
            <text:p>11.7716</text:p>
          </table:table-cell>
          <table:table-cell/>
          <table:table-cell office:value-type="float" office:value="4.65486" calcext:value-type="float">
            <text:p>4.65486</text:p>
          </table:table-cell>
          <table:table-cell table:style-name="ce13" office:value-type="float" office:value="5.92746" calcext:value-type="float">
            <text:p>5.92746</text:p>
          </table:table-cell>
          <table:table-cell table:style-name="ce13" office:value-type="float" office:value="7.00405" calcext:value-type="float">
            <text:p>7.00405</text:p>
          </table:table-cell>
          <table:table-cell table:style-name="ce13" office:value-type="float" office:value="8.01025" calcext:value-type="float">
            <text:p>8.01025</text:p>
          </table:table-cell>
          <table:table-cell table:style-name="ce13" office:value-type="float" office:value="8.82283" calcext:value-type="float">
            <text:p>8.82283</text:p>
          </table:table-cell>
          <table:table-cell table:style-name="ce13" office:value-type="float" office:value="9.57838" calcext:value-type="float">
            <text:p>9.57838</text:p>
          </table:table-cell>
          <table:table-cell office:value-type="float" office:value="10.2543" calcext:value-type="float">
            <text:p>10.2543</text:p>
          </table:table-cell>
          <table:table-cell office:value-type="float" office:value="10.8988" calcext:value-type="float">
            <text:p>10.8988</text:p>
          </table:table-cell>
          <table:table-cell office:value-type="float" office:value="11.6403" calcext:value-type="float">
            <text:p>11.6403</text:p>
          </table:table-cell>
          <table:table-cell/>
          <table:table-cell office:value-type="float" office:value="5.04227" calcext:value-type="float">
            <text:p>5.04227</text:p>
          </table:table-cell>
          <table:table-cell table:style-name="ce13" office:value-type="float" office:value="6.10856" calcext:value-type="float">
            <text:p>6.10856</text:p>
          </table:table-cell>
          <table:table-cell table:style-name="ce13" office:value-type="float" office:value="7.20002" calcext:value-type="float">
            <text:p>7.20002</text:p>
          </table:table-cell>
          <table:table-cell table:style-name="ce13" office:value-type="float" office:value="8.5018" calcext:value-type="float">
            <text:p>8.5018</text:p>
          </table:table-cell>
          <table:table-cell table:style-name="ce13" office:value-type="float" office:value="9.05934" calcext:value-type="float">
            <text:p>9.05934</text:p>
          </table:table-cell>
          <table:table-cell table:style-name="ce13" office:value-type="float" office:value="10.1407" calcext:value-type="float">
            <text:p>10.1407</text:p>
          </table:table-cell>
          <table:table-cell office:value-type="float" office:value="10.5077" calcext:value-type="float">
            <text:p>10.5077</text:p>
          </table:table-cell>
          <table:table-cell office:value-type="float" office:value="11.4132" calcext:value-type="float">
            <text:p>11.4132</text:p>
          </table:table-cell>
          <table:table-cell office:value-type="float" office:value="11.7801" calcext:value-type="float">
            <text:p>11.7801</text:p>
          </table:table-cell>
          <table:table-cell/>
          <table:table-cell office:value-type="float" office:value="4.77698" calcext:value-type="float">
            <text:p>4.77698</text:p>
          </table:table-cell>
          <table:table-cell table:style-name="ce13" office:value-type="float" office:value="6.06394" calcext:value-type="float">
            <text:p>6.06394</text:p>
          </table:table-cell>
          <table:table-cell table:style-name="ce13" office:value-type="float" office:value="7.1666" calcext:value-type="float">
            <text:p>7.1666</text:p>
          </table:table-cell>
          <table:table-cell table:style-name="ce13" office:value-type="float" office:value="8.17725" calcext:value-type="float">
            <text:p>8.17725</text:p>
          </table:table-cell>
          <table:table-cell table:style-name="ce13" office:value-type="float" office:value="9.98055" calcext:value-type="float">
            <text:p>9.98055</text:p>
          </table:table-cell>
          <table:table-cell table:style-name="ce13" office:value-type="float" office:value="9.7454" calcext:value-type="float">
            <text:p>9.7454</text:p>
          </table:table-cell>
          <table:table-cell office:value-type="float" office:value="10.5479" calcext:value-type="float">
            <text:p>10.5479</text:p>
          </table:table-cell>
          <table:table-cell office:value-type="float" office:value="11.0844" calcext:value-type="float">
            <text:p>11.0844</text:p>
          </table:table-cell>
          <table:table-cell office:value-type="float" office:value="11.7084" calcext:value-type="float">
            <text:p>11.7084</text:p>
          </table:table-cell>
          <table:table-cell/>
          <table:table-cell office:value-type="float" office:value="4.78586" calcext:value-type="float">
            <text:p>4.78586</text:p>
          </table:table-cell>
          <table:table-cell table:style-name="ce13" office:value-type="float" office:value="6.08345" calcext:value-type="float">
            <text:p>6.08345</text:p>
          </table:table-cell>
          <table:table-cell table:style-name="ce13" office:value-type="float" office:value="7.14949" calcext:value-type="float">
            <text:p>7.14949</text:p>
          </table:table-cell>
          <table:table-cell table:style-name="ce13" office:value-type="float" office:value="8.1753" calcext:value-type="float">
            <text:p>8.1753</text:p>
          </table:table-cell>
          <table:table-cell table:style-name="ce13" office:value-type="float" office:value="8.99987" calcext:value-type="float">
            <text:p>8.99987</text:p>
          </table:table-cell>
          <table:table-cell table:style-name="ce13" office:value-type="float" office:value="9.78722" calcext:value-type="float">
            <text:p>9.78722</text:p>
          </table:table-cell>
          <table:table-cell office:value-type="float" office:value="10.4624" calcext:value-type="float">
            <text:p>10.4624</text:p>
          </table:table-cell>
          <table:table-cell office:value-type="float" office:value="11.1663" calcext:value-type="float">
            <text:p>11.1663</text:p>
          </table:table-cell>
          <table:table-cell office:value-type="float" office:value="11.7014" calcext:value-type="float">
            <text:p>11.7014</text:p>
          </table:table-cell>
          <table:table-cell/>
          <table:table-cell table:formula="of:=([.AQ24]+[.AG24]+[.W24]+[.M24]+[.C24])/5" office:value-type="float" office:value="4.805952" calcext:value-type="float">
            <text:p>4.805952</text:p>
          </table:table-cell>
          <table:table-cell table:style-name="ce23" table:formula="of:=([.AR24]+[.AH24]+[.X24]+[.N24]+[.D24])/5" office:value-type="float" office:value="6.050534" calcext:value-type="float">
            <text:p>6.050534</text:p>
          </table:table-cell>
          <table:table-cell table:style-name="ce23" table:formula="of:=([.AS24]+[.AI24]+[.Y24]+[.O24]+[.E24])/5" office:value-type="float" office:value="7.148618" calcext:value-type="float">
            <text:p>7.148618</text:p>
          </table:table-cell>
          <table:table-cell table:style-name="ce23" table:formula="of:=([.AT24]+[.AJ24]+[.Z24]+[.P24]+[.F24])/5" office:value-type="float" office:value="8.210392" calcext:value-type="float">
            <text:p>8.210392</text:p>
          </table:table-cell>
          <table:table-cell table:style-name="ce23" table:formula="of:=([.AU24]+[.AK24]+[.AA24]+[.Q24]+[.G24])/5" office:value-type="float" office:value="9.192396" calcext:value-type="float">
            <text:p>9.192396</text:p>
          </table:table-cell>
          <table:table-cell table:style-name="ce23" table:formula="of:=([.AV24]+[.AL24]+[.AB24]+[.R24]+[.H24])/5" office:value-type="float" office:value="9.811704" calcext:value-type="float">
            <text:p>9.811704</text:p>
          </table:table-cell>
          <table:table-cell table:formula="of:=([.AW24]+[.AM24]+[.AC24]+[.S24]+[.I24])/5" office:value-type="float" office:value="10.4609" calcext:value-type="float">
            <text:p>10.4609</text:p>
          </table:table-cell>
          <table:table-cell table:formula="of:=([.AX24]+[.AN24]+[.AD24]+[.T24]+[.J24])/5" office:value-type="float" office:value="11.13216" calcext:value-type="float">
            <text:p>11.13216</text:p>
          </table:table-cell>
          <table:table-cell table:formula="of:=([.AY24]+[.AO24]+[.AE24]+[.U24]+[.K24])/5" office:value-type="float" office:value="11.72036" calcext:value-type="float">
            <text:p>11.72036</text:p>
          </table:table-cell>
          <table:table-cell table:number-columns-repeated="2"/>
        </table:table-row>
        <table:table-row table:style-name="ro3">
          <table:table-cell/>
          <table:table-cell office:value-type="float" office:value="5120" calcext:value-type="float">
            <text:p>5120</text:p>
          </table:table-cell>
          <table:table-cell office:value-type="float" office:value="19.1301" calcext:value-type="float">
            <text:p>19.1301</text:p>
          </table:table-cell>
          <table:table-cell table:style-name="ce12" office:value-type="float" office:value="24.2253" calcext:value-type="float">
            <text:p>24.2253</text:p>
          </table:table-cell>
          <table:table-cell table:style-name="ce12" office:value-type="float" office:value="28.8768" calcext:value-type="float">
            <text:p>28.8768</text:p>
          </table:table-cell>
          <table:table-cell table:style-name="ce12" office:value-type="float" office:value="33.1114" calcext:value-type="float">
            <text:p>33.1114</text:p>
          </table:table-cell>
          <table:table-cell table:style-name="ce12" office:value-type="float" office:value="36.9208" calcext:value-type="float">
            <text:p>36.9208</text:p>
          </table:table-cell>
          <table:table-cell table:style-name="ce12" office:value-type="float" office:value="39.8542" calcext:value-type="float">
            <text:p>39.8542</text:p>
          </table:table-cell>
          <table:table-cell office:value-type="float" office:value="43.0106" calcext:value-type="float">
            <text:p>43.0106</text:p>
          </table:table-cell>
          <table:table-cell office:value-type="float" office:value="45.9675" calcext:value-type="float">
            <text:p>45.9675</text:p>
          </table:table-cell>
          <table:table-cell office:value-type="float" office:value="48.4978" calcext:value-type="float">
            <text:p>48.4978</text:p>
          </table:table-cell>
          <table:table-cell/>
          <table:table-cell office:value-type="float" office:value="18.8864" calcext:value-type="float">
            <text:p>18.8864</text:p>
          </table:table-cell>
          <table:table-cell table:style-name="ce12" office:value-type="float" office:value="23.9994" calcext:value-type="float">
            <text:p>23.9994</text:p>
          </table:table-cell>
          <table:table-cell table:style-name="ce12" office:value-type="float" office:value="28.2453" calcext:value-type="float">
            <text:p>28.2453</text:p>
          </table:table-cell>
          <table:table-cell table:style-name="ce12" office:value-type="float" office:value="32.4917" calcext:value-type="float">
            <text:p>32.4917</text:p>
          </table:table-cell>
          <table:table-cell table:style-name="ce12" office:value-type="float" office:value="36.0063" calcext:value-type="float">
            <text:p>36.0063</text:p>
          </table:table-cell>
          <table:table-cell table:style-name="ce12" office:value-type="float" office:value="39.0768" calcext:value-type="float">
            <text:p>39.0768</text:p>
          </table:table-cell>
          <table:table-cell office:value-type="float" office:value="45.3958" calcext:value-type="float">
            <text:p>45.3958</text:p>
          </table:table-cell>
          <table:table-cell office:value-type="float" office:value="48.2025" calcext:value-type="float">
            <text:p>48.2025</text:p>
          </table:table-cell>
          <table:table-cell office:value-type="float" office:value="52.4061" calcext:value-type="float">
            <text:p>52.4061</text:p>
          </table:table-cell>
          <table:table-cell/>
          <table:table-cell office:value-type="float" office:value="19.4421" calcext:value-type="float">
            <text:p>19.4421</text:p>
          </table:table-cell>
          <table:table-cell table:style-name="ce12" office:value-type="float" office:value="26.7316" calcext:value-type="float">
            <text:p>26.7316</text:p>
          </table:table-cell>
          <table:table-cell table:style-name="ce12" office:value-type="float" office:value="32.5053" calcext:value-type="float">
            <text:p>32.5053</text:p>
          </table:table-cell>
          <table:table-cell table:style-name="ce12" office:value-type="float" office:value="39.3471" calcext:value-type="float">
            <text:p>39.3471</text:p>
          </table:table-cell>
          <table:table-cell table:style-name="ce12" office:value-type="float" office:value="41.691" calcext:value-type="float">
            <text:p>41.691</text:p>
          </table:table-cell>
          <table:table-cell table:style-name="ce12" office:value-type="float" office:value="45.193" calcext:value-type="float">
            <text:p>45.193</text:p>
          </table:table-cell>
          <table:table-cell office:value-type="float" office:value="49.5295" calcext:value-type="float">
            <text:p>49.5295</text:p>
          </table:table-cell>
          <table:table-cell office:value-type="float" office:value="54.9255" calcext:value-type="float">
            <text:p>54.9255</text:p>
          </table:table-cell>
          <table:table-cell office:value-type="float" office:value="58.4003" calcext:value-type="float">
            <text:p>58.4003</text:p>
          </table:table-cell>
          <table:table-cell/>
          <table:table-cell office:value-type="float" office:value="19.0403" calcext:value-type="float">
            <text:p>19.0403</text:p>
          </table:table-cell>
          <table:table-cell table:style-name="ce12" office:value-type="float" office:value="24.6377" calcext:value-type="float">
            <text:p>24.6377</text:p>
          </table:table-cell>
          <table:table-cell table:style-name="ce12" office:value-type="float" office:value="30.0013" calcext:value-type="float">
            <text:p>30.0013</text:p>
          </table:table-cell>
          <table:table-cell table:style-name="ce12" office:value-type="float" office:value="34.2211" calcext:value-type="float">
            <text:p>34.2211</text:p>
          </table:table-cell>
          <table:table-cell table:style-name="ce12" office:value-type="float" office:value="37.6657" calcext:value-type="float">
            <text:p>37.6657</text:p>
          </table:table-cell>
          <table:table-cell table:style-name="ce12" office:value-type="float" office:value="40.5409" calcext:value-type="float">
            <text:p>40.5409</text:p>
          </table:table-cell>
          <table:table-cell office:value-type="float" office:value="43.396" calcext:value-type="float">
            <text:p>43.396</text:p>
          </table:table-cell>
          <table:table-cell office:value-type="float" office:value="45.9631" calcext:value-type="float">
            <text:p>45.9631</text:p>
          </table:table-cell>
          <table:table-cell office:value-type="float" office:value="48.4996" calcext:value-type="float">
            <text:p>48.4996</text:p>
          </table:table-cell>
          <table:table-cell/>
          <table:table-cell office:value-type="float" office:value="19.1178" calcext:value-type="float">
            <text:p>19.1178</text:p>
          </table:table-cell>
          <table:table-cell table:style-name="ce12" office:value-type="float" office:value="24.2315" calcext:value-type="float">
            <text:p>24.2315</text:p>
          </table:table-cell>
          <table:table-cell table:style-name="ce12" office:value-type="float" office:value="28.8246" calcext:value-type="float">
            <text:p>28.8246</text:p>
          </table:table-cell>
          <table:table-cell table:style-name="ce12" office:value-type="float" office:value="35.0395" calcext:value-type="float">
            <text:p>35.0395</text:p>
          </table:table-cell>
          <table:table-cell table:style-name="ce12" office:value-type="float" office:value="38.6768" calcext:value-type="float">
            <text:p>38.6768</text:p>
          </table:table-cell>
          <table:table-cell table:style-name="ce12" office:value-type="float" office:value="48.0692" calcext:value-type="float">
            <text:p>48.0692</text:p>
          </table:table-cell>
          <table:table-cell office:value-type="float" office:value="50.0189" calcext:value-type="float">
            <text:p>50.0189</text:p>
          </table:table-cell>
          <table:table-cell office:value-type="float" office:value="53.4379" calcext:value-type="float">
            <text:p>53.4379</text:p>
          </table:table-cell>
          <table:table-cell office:value-type="float" office:value="58.0021" calcext:value-type="float">
            <text:p>58.0021</text:p>
          </table:table-cell>
          <table:table-cell/>
          <table:table-cell table:style-name="ce60" table:formula="of:=([.AQ25]+[.AG25]+[.W25]+[.M25]+[.C25])/5" office:value-type="float" office:value="19.12334" calcext:value-type="float">
            <text:p>19.12334</text:p>
          </table:table-cell>
          <table:table-cell table:style-name="ce64" table:formula="of:=([.AR25]+[.AH25]+[.X25]+[.N25]+[.D25])/5" office:value-type="float" office:value="24.7651" calcext:value-type="float">
            <text:p>24.7651</text:p>
          </table:table-cell>
          <table:table-cell table:style-name="ce64" table:formula="of:=([.AS25]+[.AI25]+[.Y25]+[.O25]+[.E25])/5" office:value-type="float" office:value="29.69066" calcext:value-type="float">
            <text:p>29.69066</text:p>
          </table:table-cell>
          <table:table-cell table:style-name="ce64" table:formula="of:=([.AT25]+[.AJ25]+[.Z25]+[.P25]+[.F25])/5" office:value-type="float" office:value="34.84216" calcext:value-type="float">
            <text:p>34.84216</text:p>
          </table:table-cell>
          <table:table-cell table:style-name="ce64" table:formula="of:=([.AU25]+[.AK25]+[.AA25]+[.Q25]+[.G25])/5" office:value-type="float" office:value="38.19212" calcext:value-type="float">
            <text:p>38.19212</text:p>
          </table:table-cell>
          <table:table-cell table:style-name="ce64" table:formula="of:=([.AV25]+[.AL25]+[.AB25]+[.R25]+[.H25])/5" office:value-type="float" office:value="42.54682" calcext:value-type="float">
            <text:p>42.54682</text:p>
          </table:table-cell>
          <table:table-cell table:style-name="ce64" table:formula="of:=([.AW25]+[.AM25]+[.AC25]+[.S25]+[.I25])/5" office:value-type="float" office:value="46.27016" calcext:value-type="float">
            <text:p>46.27016</text:p>
          </table:table-cell>
          <table:table-cell table:style-name="ce64" table:formula="of:=([.AX25]+[.AN25]+[.AD25]+[.T25]+[.J25])/5" office:value-type="float" office:value="49.6993" calcext:value-type="float">
            <text:p>49.6993</text:p>
          </table:table-cell>
          <table:table-cell table:style-name="ce70" table:formula="of:=([.AY25]+[.AO25]+[.AE25]+[.U25]+[.K25])/5" office:value-type="float" office:value="53.16118" calcext:value-type="float">
            <text:p>53.16118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Relative speed</text:p>
          </table:table-cell>
          <table:covered-table-cell table:style-name="Default"/>
          <table:table-cell table:style-name="Default" table:number-columns-repeated="8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0" table:formula="of:=[.BA4]/[.BA17]" office:value-type="float" office:value="15.7677876106195" calcext:value-type="float">
            <text:p>15.7677876106195</text:p>
          </table:table-cell>
          <table:table-cell table:style-name="ce20" table:formula="of:=[.BB4]/[.BB17]" office:value-type="float" office:value="5.38154722770107" calcext:value-type="float">
            <text:p>5.38154722770107</text:p>
          </table:table-cell>
          <table:table-cell table:style-name="ce20" table:formula="of:=[.BC4]/[.BC17]" office:value-type="float" office:value="12.953620829943" calcext:value-type="float">
            <text:p>12.953620829943</text:p>
          </table:table-cell>
          <table:table-cell table:style-name="ce20" table:formula="of:=[.BD4]/[.BD17]" office:value-type="float" office:value="14.4122693007538" calcext:value-type="float">
            <text:p>14.4122693007538</text:p>
          </table:table-cell>
          <table:table-cell table:style-name="ce20" table:formula="of:=[.BE4]/[.BE17]" office:value-type="float" office:value="11.8907832962688" calcext:value-type="float">
            <text:p>11.8907832962688</text:p>
          </table:table-cell>
          <table:table-cell table:style-name="ce20" table:formula="of:=[.BF4]/[.BF17]" office:value-type="float" office:value="15.8277478322006" calcext:value-type="float">
            <text:p>15.8277478322006</text:p>
          </table:table-cell>
          <table:table-cell table:style-name="ce20" table:formula="of:=[.BG4]/[.BG17]" office:value-type="float" office:value="12.2201793721973" calcext:value-type="float">
            <text:p>12.2201793721973</text:p>
          </table:table-cell>
          <table:table-cell table:style-name="ce20" table:formula="of:=[.BH4]/[.BH17]" office:value-type="float" office:value="15.828376294338" calcext:value-type="float">
            <text:p>15.828376294338</text:p>
          </table:table-cell>
          <table:table-cell table:style-name="ce20" table:formula="of:=[.BI4]/[.BI17]" office:value-type="float" office:value="11.8239669421488" calcext:value-type="float">
            <text:p>11.8239669421488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0" table:formula="of:=[.BA5]/[.BA18]" office:value-type="float" office:value="11.3681276919179" calcext:value-type="float">
            <text:p>11.3681276919179</text:p>
          </table:table-cell>
          <table:table-cell table:style-name="ce24" table:formula="of:=[.BB5]/[.BB18]" office:value-type="float" office:value="8.27280180364829" calcext:value-type="float">
            <text:p>8.27280180364829</text:p>
          </table:table-cell>
          <table:table-cell table:style-name="ce24" table:formula="of:=[.BC5]/[.BC18]" office:value-type="float" office:value="12.524808975723" calcext:value-type="float">
            <text:p>12.524808975723</text:p>
          </table:table-cell>
          <table:table-cell table:style-name="ce24" table:formula="of:=[.BD5]/[.BD18]" office:value-type="float" office:value="12.6350504698921" calcext:value-type="float">
            <text:p>12.6350504698921</text:p>
          </table:table-cell>
          <table:table-cell table:style-name="ce24" table:formula="of:=[.BE5]/[.BE18]" office:value-type="float" office:value="12.6049403321372" calcext:value-type="float">
            <text:p>12.6049403321372</text:p>
          </table:table-cell>
          <table:table-cell table:style-name="ce24" table:formula="of:=[.BF5]/[.BF18]" office:value-type="float" office:value="10.7912659624783" calcext:value-type="float">
            <text:p>10.7912659624783</text:p>
          </table:table-cell>
          <table:table-cell table:style-name="ce20" table:formula="of:=[.BG5]/[.BG18]" office:value-type="float" office:value="9.90515556891628" calcext:value-type="float">
            <text:p>9.90515556891628</text:p>
          </table:table-cell>
          <table:table-cell table:style-name="ce20" table:formula="of:=[.BH5]/[.BH18]" office:value-type="float" office:value="7.99528436696199" calcext:value-type="float">
            <text:p>7.99528436696199</text:p>
          </table:table-cell>
          <table:table-cell table:style-name="ce20" table:formula="of:=[.BI5]/[.BI18]" office:value-type="float" office:value="11.8391292442497" calcext:value-type="float">
            <text:p>11.839129244249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0" table:formula="of:=[.BA6]/[.BA19]" office:value-type="float" office:value="9.35703448558658" calcext:value-type="float">
            <text:p>9.35703448558658</text:p>
          </table:table-cell>
          <table:table-cell table:style-name="ce24" table:formula="of:=[.BB6]/[.BB19]" office:value-type="float" office:value="5.10481658153574" calcext:value-type="float">
            <text:p>5.10481658153574</text:p>
          </table:table-cell>
          <table:table-cell table:style-name="ce24" table:formula="of:=[.BC6]/[.BC19]" office:value-type="float" office:value="8.91776825839006" calcext:value-type="float">
            <text:p>8.91776825839006</text:p>
          </table:table-cell>
          <table:table-cell table:style-name="ce24" table:formula="of:=[.BD6]/[.BD19]" office:value-type="float" office:value="5.83396296814514" calcext:value-type="float">
            <text:p>5.83396296814514</text:p>
          </table:table-cell>
          <table:table-cell table:style-name="ce24" table:formula="of:=[.BE6]/[.BE19]" office:value-type="float" office:value="7.40537752272874" calcext:value-type="float">
            <text:p>7.40537752272874</text:p>
          </table:table-cell>
          <table:table-cell table:style-name="ce24" table:formula="of:=[.BF6]/[.BF19]" office:value-type="float" office:value="8.05286136617264" calcext:value-type="float">
            <text:p>8.05286136617264</text:p>
          </table:table-cell>
          <table:table-cell table:style-name="ce20" table:formula="of:=[.BG6]/[.BG19]" office:value-type="float" office:value="7.29595269473538" calcext:value-type="float">
            <text:p>7.29595269473538</text:p>
          </table:table-cell>
          <table:table-cell table:style-name="ce20" table:formula="of:=[.BH6]/[.BH19]" office:value-type="float" office:value="7.30590848661293" calcext:value-type="float">
            <text:p>7.30590848661293</text:p>
          </table:table-cell>
          <table:table-cell table:style-name="ce20" table:formula="of:=[.BI6]/[.BI19]" office:value-type="float" office:value="6.70067261017164" calcext:value-type="float">
            <text:p>6.70067261017164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0" table:formula="of:=[.BA7]/[.BA20]" office:value-type="float" office:value="6.08905888056887" calcext:value-type="float">
            <text:p>6.08905888056887</text:p>
          </table:table-cell>
          <table:table-cell table:style-name="ce24" table:formula="of:=[.BB7]/[.BB20]" office:value-type="float" office:value="4.43145572106837" calcext:value-type="float">
            <text:p>4.43145572106837</text:p>
          </table:table-cell>
          <table:table-cell table:style-name="ce24" table:formula="of:=[.BC7]/[.BC20]" office:value-type="float" office:value="4.83056739697961" calcext:value-type="float">
            <text:p>4.83056739697961</text:p>
          </table:table-cell>
          <table:table-cell table:style-name="ce24" table:formula="of:=[.BD7]/[.BD20]" office:value-type="float" office:value="4.79542666659332" calcext:value-type="float">
            <text:p>4.79542666659332</text:p>
          </table:table-cell>
          <table:table-cell table:style-name="ce24" table:formula="of:=[.BE7]/[.BE20]" office:value-type="float" office:value="5.37484812290204" calcext:value-type="float">
            <text:p>5.37484812290204</text:p>
          </table:table-cell>
          <table:table-cell table:style-name="ce24" table:formula="of:=[.BF7]/[.BF20]" office:value-type="float" office:value="4.00871397518039" calcext:value-type="float">
            <text:p>4.00871397518039</text:p>
          </table:table-cell>
          <table:table-cell table:style-name="ce20" table:formula="of:=[.BG7]/[.BG20]" office:value-type="float" office:value="5.46587324025831" calcext:value-type="float">
            <text:p>5.46587324025831</text:p>
          </table:table-cell>
          <table:table-cell table:style-name="ce20" table:formula="of:=[.BH7]/[.BH20]" office:value-type="float" office:value="4.0410752219387" calcext:value-type="float">
            <text:p>4.0410752219387</text:p>
          </table:table-cell>
          <table:table-cell table:style-name="ce20" table:formula="of:=[.BI7]/[.BI20]" office:value-type="float" office:value="5.39407370760272" calcext:value-type="float">
            <text:p>5.39407370760272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0" table:formula="of:=[.BA8]/[.BA21]" office:value-type="float" office:value="4.61032282613491" calcext:value-type="float">
            <text:p>4.61032282613491</text:p>
          </table:table-cell>
          <table:table-cell table:style-name="ce24" table:formula="of:=[.BB8]/[.BB21]" office:value-type="float" office:value="3.99442722028178" calcext:value-type="float">
            <text:p>3.99442722028178</text:p>
          </table:table-cell>
          <table:table-cell table:style-name="ce24" table:formula="of:=[.BC8]/[.BC21]" office:value-type="float" office:value="4.48934098552642" calcext:value-type="float">
            <text:p>4.48934098552642</text:p>
          </table:table-cell>
          <table:table-cell table:style-name="ce24" table:formula="of:=[.BD8]/[.BD21]" office:value-type="float" office:value="3.58868192698983" calcext:value-type="float">
            <text:p>3.58868192698983</text:p>
          </table:table-cell>
          <table:table-cell table:style-name="ce24" table:formula="of:=[.BE8]/[.BE21]" office:value-type="float" office:value="4.27864021542556" calcext:value-type="float">
            <text:p>4.27864021542556</text:p>
          </table:table-cell>
          <table:table-cell table:style-name="ce24" table:formula="of:=[.BF8]/[.BF21]" office:value-type="float" office:value="4.12085249397185" calcext:value-type="float">
            <text:p>4.12085249397185</text:p>
          </table:table-cell>
          <table:table-cell table:style-name="ce20" table:formula="of:=[.BG8]/[.BG21]" office:value-type="float" office:value="2.4497522747256" calcext:value-type="float">
            <text:p>2.4497522747256</text:p>
          </table:table-cell>
          <table:table-cell table:style-name="ce20" table:formula="of:=[.BH8]/[.BH21]" office:value-type="float" office:value="2.93448767169438" calcext:value-type="float">
            <text:p>2.93448767169438</text:p>
          </table:table-cell>
          <table:table-cell table:style-name="ce20" table:formula="of:=[.BI8]/[.BI21]" office:value-type="float" office:value="2.88207889628549" calcext:value-type="float">
            <text:p>2.8820788962854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0" table:formula="of:=[.BA9]/[.BA22]" office:value-type="float" office:value="3.10282619128222" calcext:value-type="float">
            <text:p>3.10282619128222</text:p>
          </table:table-cell>
          <table:table-cell table:style-name="ce24" table:formula="of:=[.BB9]/[.BB22]" office:value-type="float" office:value="2.18229766692165" calcext:value-type="float">
            <text:p>2.18229766692165</text:p>
          </table:table-cell>
          <table:table-cell table:style-name="ce24" table:formula="of:=[.BC9]/[.BC22]" office:value-type="float" office:value="1.74103895097716" calcext:value-type="float">
            <text:p>1.74103895097716</text:p>
          </table:table-cell>
          <table:table-cell table:style-name="ce24" table:formula="of:=[.BD9]/[.BD22]" office:value-type="float" office:value="1.23497308757776" calcext:value-type="float">
            <text:p>1.23497308757776</text:p>
          </table:table-cell>
          <table:table-cell table:style-name="ce24" table:formula="of:=[.BE9]/[.BE22]" office:value-type="float" office:value="1.86062981898639" calcext:value-type="float">
            <text:p>1.86062981898639</text:p>
          </table:table-cell>
          <table:table-cell table:style-name="ce24" table:formula="of:=[.BF9]/[.BF22]" office:value-type="float" office:value="1.80758076436641" calcext:value-type="float">
            <text:p>1.80758076436641</text:p>
          </table:table-cell>
          <table:table-cell table:style-name="ce20" table:formula="of:=[.BG9]/[.BG22]" office:value-type="float" office:value="1.63375155683062" calcext:value-type="float">
            <text:p>1.63375155683062</text:p>
          </table:table-cell>
          <table:table-cell table:style-name="ce20" table:formula="of:=[.BH9]/[.BH22]" office:value-type="float" office:value="1.59792951752498" calcext:value-type="float">
            <text:p>1.59792951752498</text:p>
          </table:table-cell>
          <table:table-cell table:style-name="ce20" table:formula="of:=[.BI9]/[.BI22]" office:value-type="float" office:value="1.8789681170422" calcext:value-type="float">
            <text:p>1.8789681170422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0" table:formula="of:=[.BA10]/[.BA23]" office:value-type="float" office:value="1.19644843061062" calcext:value-type="float">
            <text:p>1.19644843061062</text:p>
          </table:table-cell>
          <table:table-cell table:style-name="ce24" table:formula="of:=[.BB10]/[.BB23]" office:value-type="float" office:value="1.30974514666445" calcext:value-type="float">
            <text:p>1.30974514666445</text:p>
          </table:table-cell>
          <table:table-cell table:style-name="ce24" table:formula="of:=[.BC10]/[.BC23]" office:value-type="float" office:value="1.54676967896721" calcext:value-type="float">
            <text:p>1.54676967896721</text:p>
          </table:table-cell>
          <table:table-cell table:style-name="ce24" table:formula="of:=[.BD10]/[.BD23]" office:value-type="float" office:value="1.53444759796186" calcext:value-type="float">
            <text:p>1.53444759796186</text:p>
          </table:table-cell>
          <table:table-cell table:style-name="ce24" table:formula="of:=[.BE10]/[.BE23]" office:value-type="float" office:value="1.31928263653947" calcext:value-type="float">
            <text:p>1.31928263653947</text:p>
          </table:table-cell>
          <table:table-cell table:style-name="ce24" table:formula="of:=[.BF10]/[.BF23]" office:value-type="float" office:value="1.69552188557665" calcext:value-type="float">
            <text:p>1.69552188557665</text:p>
          </table:table-cell>
          <table:table-cell table:style-name="ce21" table:formula="of:=[.BG10]/[.BG23]" office:value-type="float" office:value="0.921787023670857" calcext:value-type="float">
            <text:p>0.921787023670857</text:p>
          </table:table-cell>
          <table:table-cell table:style-name="ce20" table:formula="of:=[.BH10]/[.BH23]" office:value-type="float" office:value="1.30976750876562" calcext:value-type="float">
            <text:p>1.30976750876562</text:p>
          </table:table-cell>
          <table:table-cell table:style-name="ce20" table:formula="of:=[.BI10]/[.BI23]" office:value-type="float" office:value="1.42158716498478" calcext:value-type="float">
            <text:p>1.42158716498478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0" table:formula="of:=[.BA11]/[.BA24]" office:value-type="float" office:value="1.29892683072989" calcext:value-type="float">
            <text:p>1.29892683072989</text:p>
          </table:table-cell>
          <table:table-cell table:style-name="ce24" table:formula="of:=[.BB11]/[.BB24]" office:value-type="float" office:value="1.17398794883228" calcext:value-type="float">
            <text:p>1.17398794883228</text:p>
          </table:table-cell>
          <table:table-cell table:style-name="ce24" table:formula="of:=[.BC11]/[.BC24]" office:value-type="float" office:value="1.15614878288363" calcext:value-type="float">
            <text:p>1.15614878288363</text:p>
          </table:table-cell>
          <table:table-cell table:style-name="ce24" table:formula="of:=[.BD11]/[.BD24]" office:value-type="float" office:value="1.13073870285365" calcext:value-type="float">
            <text:p>1.13073870285365</text:p>
          </table:table-cell>
          <table:table-cell table:style-name="ce26" table:formula="of:=[.BE11]/[.BE24]" office:value-type="float" office:value="1.02002481181185" calcext:value-type="float">
            <text:p>1.02002481181185</text:p>
          </table:table-cell>
          <table:table-cell table:style-name="ce24" table:formula="of:=[.BF11]/[.BF24]" office:value-type="float" office:value="1.2352064432437" calcext:value-type="float">
            <text:p>1.2352064432437</text:p>
          </table:table-cell>
          <table:table-cell table:style-name="ce22" table:formula="of:=[.BG11]/[.BG24]" office:value-type="float" office:value="1.02262138056955" calcext:value-type="float">
            <text:p>1.02262138056955</text:p>
          </table:table-cell>
          <table:table-cell table:style-name="ce22" table:formula="of:=[.BH11]/[.BH24]" office:value-type="float" office:value="0.993063340807175" calcext:value-type="float">
            <text:p>0.993063340807175</text:p>
          </table:table-cell>
          <table:table-cell table:style-name="ce20" table:formula="of:=[.BI11]/[.BI24]" office:value-type="float" office:value="1.149889593835" calcext:value-type="float">
            <text:p>1.149889593835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1" table:formula="of:=[.BA12]/[.BA25]" office:value-type="float" office:value="0.943779695387939" calcext:value-type="float">
            <text:p>0.943779695387939</text:p>
          </table:table-cell>
          <table:table-cell table:style-name="ce21" table:formula="of:=[.BB12]/[.BB25]" office:value-type="float" office:value="0.854815042135909" calcext:value-type="float">
            <text:p>0.854815042135909</text:p>
          </table:table-cell>
          <table:table-cell table:style-name="ce21" table:formula="of:=[.BC12]/[.BC25]" office:value-type="float" office:value="0.853595036284138" calcext:value-type="float">
            <text:p>0.853595036284138</text:p>
          </table:table-cell>
          <table:table-cell table:style-name="ce21" table:formula="of:=[.BD12]/[.BD25]" office:value-type="float" office:value="0.783621910926303" calcext:value-type="float">
            <text:p>0.783621910926303</text:p>
          </table:table-cell>
          <table:table-cell table:style-name="ce21" table:formula="of:=[.BE12]/[.BE25]" office:value-type="float" office:value="0.843403298900401" calcext:value-type="float">
            <text:p>0.843403298900401</text:p>
          </table:table-cell>
          <table:table-cell table:style-name="ce21" table:formula="of:=[.BF12]/[.BF25]" office:value-type="float" office:value="0.829926654918041" calcext:value-type="float">
            <text:p>0.829926654918041</text:p>
          </table:table-cell>
          <table:table-cell table:style-name="ce21" table:formula="of:=[.BG12]/[.BG25]" office:value-type="float" office:value="0.582568981823275" calcext:value-type="float">
            <text:p>0.582568981823275</text:p>
          </table:table-cell>
          <table:table-cell table:style-name="ce21" table:formula="of:=[.BH12]/[.BH25]" office:value-type="float" office:value="0.776310732746739" calcext:value-type="float">
            <text:p>0.776310732746739</text:p>
          </table:table-cell>
          <table:table-cell table:style-name="ce21" table:formula="of:=[.BI12]/[.BI25]" office:value-type="float" office:value="0.745512420905631" calcext:value-type="float">
            <text:p>0.745512420905631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10" table:number-columns-repeated="61"/>
          <table:table-cell table:style-name="ce31"/>
        </table:table-row>
        <table:table-row table:style-name="ro3">
          <table:table-cell table:style-name="Default" table:number-columns-repeated="11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Stored: 1024 Double64</text:p>
          </table:table-cell>
          <table:covered-table-cell table:number-columns-repeated="2" table:style-name="ce35"/>
          <table:table-cell table:style-name="ce35" table:number-columns-repeated="59"/>
          <table:table-cell table:style-name="ce28"/>
        </table:table-row>
        <table:table-row table:style-name="ro1">
          <table:table-cell table:style-name="ce2"/>
          <table:table-cell table:style-name="ce7" table:number-columns-repeated="51"/>
          <table:table-cell table:style-name="ce56" office:value-type="string" calcext:value-type="string">
            <text:p>Átlagolt</text:p>
          </table:table-cell>
          <table:table-cell table:style-name="ce61" table:number-columns-repeated="7"/>
          <table:table-cell table:style-name="ce65"/>
          <table:table-cell table:style-name="ce7"/>
          <table:table-cell table:style-name="ce29"/>
        </table:table-row>
        <table:table-row table:style-name="ro2">
          <table:table-cell table:style-name="ce3" office:value-type="string" calcext:value-type="string">
            <text:p>Accelerated Array</text:p>
          </table:table-cell>
          <table:table-cell table:style-name="ce8" office:value-type="string" calcext:value-type="string">
            <text:p>size/rat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5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66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231156" calcext:value-type="float">
            <text:p>0.231156</text:p>
          </table:table-cell>
          <table:table-cell table:style-name="ce12" office:value-type="float" office:value="0.336285" calcext:value-type="float">
            <text:p>0.336285</text:p>
          </table:table-cell>
          <table:table-cell table:style-name="ce12" office:value-type="float" office:value="0.314503" calcext:value-type="float">
            <text:p>0.314503</text:p>
          </table:table-cell>
          <table:table-cell table:style-name="ce12" office:value-type="float" office:value="0.379696" calcext:value-type="float">
            <text:p>0.379696</text:p>
          </table:table-cell>
          <table:table-cell table:style-name="ce12" office:value-type="float" office:value="0.37631" calcext:value-type="float">
            <text:p>0.37631</text:p>
          </table:table-cell>
          <table:table-cell table:style-name="ce12" office:value-type="float" office:value="0.454558" calcext:value-type="float">
            <text:p>0.454558</text:p>
          </table:table-cell>
          <table:table-cell office:value-type="float" office:value="0.309464" calcext:value-type="float">
            <text:p>0.309464</text:p>
          </table:table-cell>
          <table:table-cell office:value-type="float" office:value="0.380207" calcext:value-type="float">
            <text:p>0.380207</text:p>
          </table:table-cell>
          <table:table-cell office:value-type="float" office:value="0.274488" calcext:value-type="float">
            <text:p>0.274488</text:p>
          </table:table-cell>
          <table:table-cell/>
          <table:table-cell office:value-type="float" office:value="0.222229" calcext:value-type="float">
            <text:p>0.222229</text:p>
          </table:table-cell>
          <table:table-cell table:style-name="ce12" office:value-type="float" office:value="0.311928" calcext:value-type="float">
            <text:p>0.311928</text:p>
          </table:table-cell>
          <table:table-cell table:style-name="ce12" office:value-type="float" office:value="0.284697" calcext:value-type="float">
            <text:p>0.284697</text:p>
          </table:table-cell>
          <table:table-cell table:style-name="ce12" office:value-type="float" office:value="0.336815" calcext:value-type="float">
            <text:p>0.336815</text:p>
          </table:table-cell>
          <table:table-cell table:style-name="ce12" office:value-type="float" office:value="0.369647" calcext:value-type="float">
            <text:p>0.369647</text:p>
          </table:table-cell>
          <table:table-cell table:style-name="ce12" office:value-type="float" office:value="0.45042" calcext:value-type="float">
            <text:p>0.45042</text:p>
          </table:table-cell>
          <table:table-cell office:value-type="float" office:value="0.387802" calcext:value-type="float">
            <text:p>0.387802</text:p>
          </table:table-cell>
          <table:table-cell office:value-type="float" office:value="0.493481" calcext:value-type="float">
            <text:p>0.493481</text:p>
          </table:table-cell>
          <table:table-cell office:value-type="float" office:value="0.359388" calcext:value-type="float">
            <text:p>0.359388</text:p>
          </table:table-cell>
          <table:table-cell/>
          <table:table-cell office:value-type="float" office:value="0.216399" calcext:value-type="float">
            <text:p>0.216399</text:p>
          </table:table-cell>
          <table:table-cell table:style-name="ce12" office:value-type="float" office:value="0.292372" calcext:value-type="float">
            <text:p>0.292372</text:p>
          </table:table-cell>
          <table:table-cell table:style-name="ce12" office:value-type="float" office:value="0.272444" calcext:value-type="float">
            <text:p>0.272444</text:p>
          </table:table-cell>
          <table:table-cell table:style-name="ce12" office:value-type="float" office:value="0.314954" calcext:value-type="float">
            <text:p>0.314954</text:p>
          </table:table-cell>
          <table:table-cell table:style-name="ce12" office:value-type="float" office:value="0.31763" calcext:value-type="float">
            <text:p>0.31763</text:p>
          </table:table-cell>
          <table:table-cell table:style-name="ce12" office:value-type="float" office:value="0.406857" calcext:value-type="float">
            <text:p>0.406857</text:p>
          </table:table-cell>
          <table:table-cell office:value-type="float" office:value="0.332477" calcext:value-type="float">
            <text:p>0.332477</text:p>
          </table:table-cell>
          <table:table-cell office:value-type="float" office:value="0.458164" calcext:value-type="float">
            <text:p>0.458164</text:p>
          </table:table-cell>
          <table:table-cell office:value-type="float" office:value="0.333829" calcext:value-type="float">
            <text:p>0.333829</text:p>
          </table:table-cell>
          <table:table-cell/>
          <table:table-cell office:value-type="float" office:value="0.229243" calcext:value-type="float">
            <text:p>0.229243</text:p>
          </table:table-cell>
          <table:table-cell table:style-name="ce12" office:value-type="float" office:value="0.316346" calcext:value-type="float">
            <text:p>0.316346</text:p>
          </table:table-cell>
          <table:table-cell table:style-name="ce12" office:value-type="float" office:value="0.342406" calcext:value-type="float">
            <text:p>0.342406</text:p>
          </table:table-cell>
          <table:table-cell table:style-name="ce12" office:value-type="float" office:value="0.470116" calcext:value-type="float">
            <text:p>0.470116</text:p>
          </table:table-cell>
          <table:table-cell table:style-name="ce12" office:value-type="float" office:value="0.457403" calcext:value-type="float">
            <text:p>0.457403</text:p>
          </table:table-cell>
          <table:table-cell table:style-name="ce12" office:value-type="float" office:value="0.440361" calcext:value-type="float">
            <text:p>0.440361</text:p>
          </table:table-cell>
          <table:table-cell office:value-type="float" office:value="0.355371" calcext:value-type="float">
            <text:p>0.355371</text:p>
          </table:table-cell>
          <table:table-cell office:value-type="float" office:value="0.488601" calcext:value-type="float">
            <text:p>0.488601</text:p>
          </table:table-cell>
          <table:table-cell office:value-type="float" office:value="0.352996" calcext:value-type="float">
            <text:p>0.352996</text:p>
          </table:table-cell>
          <table:table-cell/>
          <table:table-cell office:value-type="float" office:value="0.313602" calcext:value-type="float">
            <text:p>0.313602</text:p>
          </table:table-cell>
          <table:table-cell table:style-name="ce12" office:value-type="float" office:value="0.425893" calcext:value-type="float">
            <text:p>0.425893</text:p>
          </table:table-cell>
          <table:table-cell table:style-name="ce12" office:value-type="float" office:value="0.393672" calcext:value-type="float">
            <text:p>0.393672</text:p>
          </table:table-cell>
          <table:table-cell table:style-name="ce12" office:value-type="float" office:value="0.475487" calcext:value-type="float">
            <text:p>0.475487</text:p>
          </table:table-cell>
          <table:table-cell table:style-name="ce12" office:value-type="float" office:value="0.467422" calcext:value-type="float">
            <text:p>0.467422</text:p>
          </table:table-cell>
          <table:table-cell table:style-name="ce12" office:value-type="float" office:value="0.554256" calcext:value-type="float">
            <text:p>0.554256</text:p>
          </table:table-cell>
          <table:table-cell office:value-type="float" office:value="0.440521" calcext:value-type="float">
            <text:p>0.440521</text:p>
          </table:table-cell>
          <table:table-cell office:value-type="float" office:value="0.485325" calcext:value-type="float">
            <text:p>0.485325</text:p>
          </table:table-cell>
          <table:table-cell office:value-type="float" office:value="0.492058" calcext:value-type="float">
            <text:p>0.492058</text:p>
          </table:table-cell>
          <table:table-cell/>
          <table:table-cell table:formula="of:=([.AQ43]+[.AG43]+[.W43]+[.M43]+[.C43])/5" office:value-type="float" office:value="0.2425258" calcext:value-type="float">
            <text:p>0.2425258</text:p>
          </table:table-cell>
          <table:table-cell table:style-name="ce18" table:formula="of:=([.AR43]+[.AH43]+[.X43]+[.N43]+[.D43])/5" office:value-type="float" office:value="0.3365648" calcext:value-type="float">
            <text:p>0.3365648</text:p>
          </table:table-cell>
          <table:table-cell table:style-name="ce18" table:formula="of:=([.AS43]+[.AI43]+[.Y43]+[.O43]+[.E43])/5" office:value-type="float" office:value="0.3215444" calcext:value-type="float">
            <text:p>0.3215444</text:p>
          </table:table-cell>
          <table:table-cell table:style-name="ce18" table:formula="of:=([.AT43]+[.AJ43]+[.Z43]+[.P43]+[.F43])/5" office:value-type="float" office:value="0.3954136" calcext:value-type="float">
            <text:p>0.3954136</text:p>
          </table:table-cell>
          <table:table-cell table:style-name="ce18" table:formula="of:=([.AU43]+[.AK43]+[.AA43]+[.Q43]+[.G43])/5" office:value-type="float" office:value="0.3976824" calcext:value-type="float">
            <text:p>0.3976824</text:p>
          </table:table-cell>
          <table:table-cell table:style-name="ce18" table:formula="of:=([.AV43]+[.AL43]+[.AB43]+[.R43]+[.H43])/5" office:value-type="float" office:value="0.4612904" calcext:value-type="float">
            <text:p>0.4612904</text:p>
          </table:table-cell>
          <table:table-cell table:formula="of:=([.AW43]+[.AM43]+[.AC43]+[.S43]+[.I43])/5" office:value-type="float" office:value="0.365127" calcext:value-type="float">
            <text:p>0.365127</text:p>
          </table:table-cell>
          <table:table-cell table:formula="of:=([.AX43]+[.AN43]+[.AD43]+[.T43]+[.J43])/5" office:value-type="float" office:value="0.4611556" calcext:value-type="float">
            <text:p>0.4611556</text:p>
          </table:table-cell>
          <table:table-cell table:formula="of:=([.AY43]+[.AO43]+[.AE43]+[.U43]+[.K43])/5" office:value-type="float" office:value="0.3625518" calcext:value-type="float">
            <text:p>0.362551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446272" calcext:value-type="float">
            <text:p>0.446272</text:p>
          </table:table-cell>
          <table:table-cell office:value-type="float" office:value="0.603128" calcext:value-type="float">
            <text:p>0.603128</text:p>
          </table:table-cell>
          <table:table-cell office:value-type="float" office:value="0.655998" calcext:value-type="float">
            <text:p>0.655998</text:p>
          </table:table-cell>
          <table:table-cell office:value-type="float" office:value="0.737321" calcext:value-type="float">
            <text:p>0.737321</text:p>
          </table:table-cell>
          <table:table-cell office:value-type="float" office:value="0.809417" calcext:value-type="float">
            <text:p>0.809417</text:p>
          </table:table-cell>
          <table:table-cell office:value-type="float" office:value="0.73625" calcext:value-type="float">
            <text:p>0.73625</text:p>
          </table:table-cell>
          <table:table-cell office:value-type="float" office:value="0.727693" calcext:value-type="float">
            <text:p>0.727693</text:p>
          </table:table-cell>
          <table:table-cell office:value-type="float" office:value="0.760595" calcext:value-type="float">
            <text:p>0.760595</text:p>
          </table:table-cell>
          <table:table-cell office:value-type="float" office:value="1.2271" calcext:value-type="float">
            <text:p>1.2271</text:p>
          </table:table-cell>
          <table:table-cell/>
          <table:table-cell office:value-type="float" office:value="0.565257" calcext:value-type="float">
            <text:p>0.565257</text:p>
          </table:table-cell>
          <table:table-cell table:style-name="ce13" office:value-type="float" office:value="0.839834" calcext:value-type="float">
            <text:p>0.839834</text:p>
          </table:table-cell>
          <table:table-cell table:style-name="ce13" office:value-type="float" office:value="0.884939" calcext:value-type="float">
            <text:p>0.884939</text:p>
          </table:table-cell>
          <table:table-cell table:style-name="ce13" office:value-type="float" office:value="1.09867" calcext:value-type="float">
            <text:p>1.09867</text:p>
          </table:table-cell>
          <table:table-cell table:style-name="ce13" office:value-type="float" office:value="1.08007" calcext:value-type="float">
            <text:p>1.08007</text:p>
          </table:table-cell>
          <table:table-cell table:style-name="ce13" office:value-type="float" office:value="0.993684" calcext:value-type="float">
            <text:p>0.993684</text:p>
          </table:table-cell>
          <table:table-cell office:value-type="float" office:value="0.540479" calcext:value-type="float">
            <text:p>0.540479</text:p>
          </table:table-cell>
          <table:table-cell office:value-type="float" office:value="0.484123" calcext:value-type="float">
            <text:p>0.484123</text:p>
          </table:table-cell>
          <table:table-cell office:value-type="float" office:value="0.781424" calcext:value-type="float">
            <text:p>0.781424</text:p>
          </table:table-cell>
          <table:table-cell/>
          <table:table-cell office:value-type="float" office:value="0.527094" calcext:value-type="float">
            <text:p>0.527094</text:p>
          </table:table-cell>
          <table:table-cell table:style-name="ce13" office:value-type="float" office:value="0.773859" calcext:value-type="float">
            <text:p>0.773859</text:p>
          </table:table-cell>
          <table:table-cell table:style-name="ce13" office:value-type="float" office:value="0.830316" calcext:value-type="float">
            <text:p>0.830316</text:p>
          </table:table-cell>
          <table:table-cell table:style-name="ce13" office:value-type="float" office:value="0.971363" calcext:value-type="float">
            <text:p>0.971363</text:p>
          </table:table-cell>
          <table:table-cell table:style-name="ce13" office:value-type="float" office:value="1.02277" calcext:value-type="float">
            <text:p>1.02277</text:p>
          </table:table-cell>
          <table:table-cell table:style-name="ce13" office:value-type="float" office:value="0.928462" calcext:value-type="float">
            <text:p>0.928462</text:p>
          </table:table-cell>
          <table:table-cell office:value-type="float" office:value="0.875051" calcext:value-type="float">
            <text:p>0.875051</text:p>
          </table:table-cell>
          <table:table-cell office:value-type="float" office:value="0.511375" calcext:value-type="float">
            <text:p>0.511375</text:p>
          </table:table-cell>
          <table:table-cell office:value-type="float" office:value="0.781294" calcext:value-type="float">
            <text:p>0.781294</text:p>
          </table:table-cell>
          <table:table-cell/>
          <table:table-cell office:value-type="float" office:value="0.552022" calcext:value-type="float">
            <text:p>0.552022</text:p>
          </table:table-cell>
          <table:table-cell table:style-name="ce13" office:value-type="float" office:value="0.813686" calcext:value-type="float">
            <text:p>0.813686</text:p>
          </table:table-cell>
          <table:table-cell table:style-name="ce13" office:value-type="float" office:value="0.87986" calcext:value-type="float">
            <text:p>0.87986</text:p>
          </table:table-cell>
          <table:table-cell table:style-name="ce13" office:value-type="float" office:value="0.999185" calcext:value-type="float">
            <text:p>0.999185</text:p>
          </table:table-cell>
          <table:table-cell table:style-name="ce13" office:value-type="float" office:value="1.07136" calcext:value-type="float">
            <text:p>1.07136</text:p>
          </table:table-cell>
          <table:table-cell table:style-name="ce13" office:value-type="float" office:value="1.00362" calcext:value-type="float">
            <text:p>1.00362</text:p>
          </table:table-cell>
          <table:table-cell office:value-type="float" office:value="0.754774" calcext:value-type="float">
            <text:p>0.754774</text:p>
          </table:table-cell>
          <table:table-cell office:value-type="float" office:value="0.494613" calcext:value-type="float">
            <text:p>0.494613</text:p>
          </table:table-cell>
          <table:table-cell office:value-type="float" office:value="0.78474" calcext:value-type="float">
            <text:p>0.78474</text:p>
          </table:table-cell>
          <table:table-cell/>
          <table:table-cell office:value-type="float" office:value="0.664584" calcext:value-type="float">
            <text:p>0.664584</text:p>
          </table:table-cell>
          <table:table-cell table:style-name="ce13" office:value-type="float" office:value="0.93821" calcext:value-type="float">
            <text:p>0.93821</text:p>
          </table:table-cell>
          <table:table-cell table:style-name="ce13" office:value-type="float" office:value="0.96457" calcext:value-type="float">
            <text:p>0.96457</text:p>
          </table:table-cell>
          <table:table-cell table:style-name="ce13" office:value-type="float" office:value="0.618987" calcext:value-type="float">
            <text:p>0.618987</text:p>
          </table:table-cell>
          <table:table-cell table:style-name="ce13" office:value-type="float" office:value="0.656027" calcext:value-type="float">
            <text:p>0.656027</text:p>
          </table:table-cell>
          <table:table-cell table:style-name="ce13" office:value-type="float" office:value="0.596325" calcext:value-type="float">
            <text:p>0.596325</text:p>
          </table:table-cell>
          <table:table-cell office:value-type="float" office:value="0.561189" calcext:value-type="float">
            <text:p>0.561189</text:p>
          </table:table-cell>
          <table:table-cell office:value-type="float" office:value="0.496436" calcext:value-type="float">
            <text:p>0.496436</text:p>
          </table:table-cell>
          <table:table-cell office:value-type="float" office:value="0.803826" calcext:value-type="float">
            <text:p>0.803826</text:p>
          </table:table-cell>
          <table:table-cell/>
          <table:table-cell table:formula="of:=([.AQ44]+[.AG44]+[.W44]+[.M44]+[.C44])/5" office:value-type="float" office:value="0.5510458" calcext:value-type="float">
            <text:p>0.5510458</text:p>
          </table:table-cell>
          <table:table-cell table:style-name="ce23" table:formula="of:=([.AR44]+[.AH44]+[.X44]+[.N44]+[.D44])/5" office:value-type="float" office:value="0.7937434" calcext:value-type="float">
            <text:p>0.7937434</text:p>
          </table:table-cell>
          <table:table-cell table:style-name="ce23" table:formula="of:=([.AS44]+[.AI44]+[.Y44]+[.O44]+[.E44])/5" office:value-type="float" office:value="0.8431366" calcext:value-type="float">
            <text:p>0.8431366</text:p>
          </table:table-cell>
          <table:table-cell table:style-name="ce23" table:formula="of:=([.AT44]+[.AJ44]+[.Z44]+[.P44]+[.F44])/5" office:value-type="float" office:value="0.8851052" calcext:value-type="float">
            <text:p>0.8851052</text:p>
          </table:table-cell>
          <table:table-cell table:style-name="ce23" table:formula="of:=([.AU44]+[.AK44]+[.AA44]+[.Q44]+[.G44])/5" office:value-type="float" office:value="0.9279288" calcext:value-type="float">
            <text:p>0.9279288</text:p>
          </table:table-cell>
          <table:table-cell table:style-name="ce23" table:formula="of:=([.AV44]+[.AL44]+[.AB44]+[.R44]+[.H44])/5" office:value-type="float" office:value="0.8516682" calcext:value-type="float">
            <text:p>0.8516682</text:p>
          </table:table-cell>
          <table:table-cell table:formula="of:=([.AW44]+[.AM44]+[.AC44]+[.S44]+[.I44])/5" office:value-type="float" office:value="0.6918372" calcext:value-type="float">
            <text:p>0.6918372</text:p>
          </table:table-cell>
          <table:table-cell table:formula="of:=([.AX44]+[.AN44]+[.AD44]+[.T44]+[.J44])/5" office:value-type="float" office:value="0.5494284" calcext:value-type="float">
            <text:p>0.5494284</text:p>
          </table:table-cell>
          <table:table-cell table:formula="of:=([.AY44]+[.AO44]+[.AE44]+[.U44]+[.K44])/5" office:value-type="float" office:value="0.8756768" calcext:value-type="float">
            <text:p>0.8756768</text:p>
          </table:table-cell>
          <table:table-cell table:number-columns-repeated="2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1.77009" calcext:value-type="float">
            <text:p>1.77009</text:p>
          </table:table-cell>
          <table:table-cell office:value-type="float" office:value="1.86775" calcext:value-type="float">
            <text:p>1.86775</text:p>
          </table:table-cell>
          <table:table-cell office:value-type="float" office:value="1.6837" calcext:value-type="float">
            <text:p>1.6837</text:p>
          </table:table-cell>
          <table:table-cell office:value-type="float" office:value="1.13219" calcext:value-type="float">
            <text:p>1.13219</text:p>
          </table:table-cell>
          <table:table-cell office:value-type="float" office:value="1.67196" calcext:value-type="float">
            <text:p>1.67196</text:p>
          </table:table-cell>
          <table:table-cell office:value-type="float" office:value="2.05824" calcext:value-type="float">
            <text:p>2.05824</text:p>
          </table:table-cell>
          <table:table-cell office:value-type="float" office:value="2.19001" calcext:value-type="float">
            <text:p>2.19001</text:p>
          </table:table-cell>
          <table:table-cell office:value-type="float" office:value="2.2773" calcext:value-type="float">
            <text:p>2.2773</text:p>
          </table:table-cell>
          <table:table-cell office:value-type="float" office:value="2.09013" calcext:value-type="float">
            <text:p>2.09013</text:p>
          </table:table-cell>
          <table:table-cell/>
          <table:table-cell office:value-type="float" office:value="1.04327" calcext:value-type="float">
            <text:p>1.04327</text:p>
          </table:table-cell>
          <table:table-cell table:style-name="ce13" office:value-type="float" office:value="1.11539" calcext:value-type="float">
            <text:p>1.11539</text:p>
          </table:table-cell>
          <table:table-cell table:style-name="ce13" office:value-type="float" office:value="1.59696" calcext:value-type="float">
            <text:p>1.59696</text:p>
          </table:table-cell>
          <table:table-cell table:style-name="ce13" office:value-type="float" office:value="1.14792" calcext:value-type="float">
            <text:p>1.14792</text:p>
          </table:table-cell>
          <table:table-cell table:style-name="ce13" office:value-type="float" office:value="1.6302" calcext:value-type="float">
            <text:p>1.6302</text:p>
          </table:table-cell>
          <table:table-cell table:style-name="ce13" office:value-type="float" office:value="2.0159" calcext:value-type="float">
            <text:p>2.0159</text:p>
          </table:table-cell>
          <table:table-cell office:value-type="float" office:value="2.14863" calcext:value-type="float">
            <text:p>2.14863</text:p>
          </table:table-cell>
          <table:table-cell office:value-type="float" office:value="2.20161" calcext:value-type="float">
            <text:p>2.20161</text:p>
          </table:table-cell>
          <table:table-cell office:value-type="float" office:value="2.14142" calcext:value-type="float">
            <text:p>2.14142</text:p>
          </table:table-cell>
          <table:table-cell/>
          <table:table-cell office:value-type="float" office:value="1.06116" calcext:value-type="float">
            <text:p>1.06116</text:p>
          </table:table-cell>
          <table:table-cell table:style-name="ce13" office:value-type="float" office:value="1.11278" calcext:value-type="float">
            <text:p>1.11278</text:p>
          </table:table-cell>
          <table:table-cell table:style-name="ce13" office:value-type="float" office:value="1.62715" calcext:value-type="float">
            <text:p>1.62715</text:p>
          </table:table-cell>
          <table:table-cell table:style-name="ce13" office:value-type="float" office:value="1.13446" calcext:value-type="float">
            <text:p>1.13446</text:p>
          </table:table-cell>
          <table:table-cell table:style-name="ce13" office:value-type="float" office:value="1.68498" calcext:value-type="float">
            <text:p>1.68498</text:p>
          </table:table-cell>
          <table:table-cell table:style-name="ce13" office:value-type="float" office:value="2.04379" calcext:value-type="float">
            <text:p>2.04379</text:p>
          </table:table-cell>
          <table:table-cell office:value-type="float" office:value="2.19555" calcext:value-type="float">
            <text:p>2.19555</text:p>
          </table:table-cell>
          <table:table-cell office:value-type="float" office:value="2.23538" calcext:value-type="float">
            <text:p>2.23538</text:p>
          </table:table-cell>
          <table:table-cell office:value-type="float" office:value="2.21909" calcext:value-type="float">
            <text:p>2.21909</text:p>
          </table:table-cell>
          <table:table-cell/>
          <table:table-cell office:value-type="float" office:value="1.00994" calcext:value-type="float">
            <text:p>1.00994</text:p>
          </table:table-cell>
          <table:table-cell table:style-name="ce13" office:value-type="float" office:value="1.12596" calcext:value-type="float">
            <text:p>1.12596</text:p>
          </table:table-cell>
          <table:table-cell table:style-name="ce13" office:value-type="float" office:value="1.63265" calcext:value-type="float">
            <text:p>1.63265</text:p>
          </table:table-cell>
          <table:table-cell table:style-name="ce13" office:value-type="float" office:value="1.13303" calcext:value-type="float">
            <text:p>1.13303</text:p>
          </table:table-cell>
          <table:table-cell table:style-name="ce13" office:value-type="float" office:value="1.96624" calcext:value-type="float">
            <text:p>1.96624</text:p>
          </table:table-cell>
          <table:table-cell table:style-name="ce13" office:value-type="float" office:value="2.25958" calcext:value-type="float">
            <text:p>2.25958</text:p>
          </table:table-cell>
          <table:table-cell office:value-type="float" office:value="2.29304" calcext:value-type="float">
            <text:p>2.29304</text:p>
          </table:table-cell>
          <table:table-cell office:value-type="float" office:value="2.32615" calcext:value-type="float">
            <text:p>2.32615</text:p>
          </table:table-cell>
          <table:table-cell office:value-type="float" office:value="2.14976" calcext:value-type="float">
            <text:p>2.14976</text:p>
          </table:table-cell>
          <table:table-cell/>
          <table:table-cell office:value-type="float" office:value="1.0406" calcext:value-type="float">
            <text:p>1.0406</text:p>
          </table:table-cell>
          <table:table-cell table:style-name="ce13" office:value-type="float" office:value="1.11466" calcext:value-type="float">
            <text:p>1.11466</text:p>
          </table:table-cell>
          <table:table-cell table:style-name="ce13" office:value-type="float" office:value="1.62955" calcext:value-type="float">
            <text:p>1.62955</text:p>
          </table:table-cell>
          <table:table-cell table:style-name="ce13" office:value-type="float" office:value="1.12887" calcext:value-type="float">
            <text:p>1.12887</text:p>
          </table:table-cell>
          <table:table-cell table:style-name="ce13" office:value-type="float" office:value="1.68555" calcext:value-type="float">
            <text:p>1.68555</text:p>
          </table:table-cell>
          <table:table-cell table:style-name="ce13" office:value-type="float" office:value="2.05376" calcext:value-type="float">
            <text:p>2.05376</text:p>
          </table:table-cell>
          <table:table-cell office:value-type="float" office:value="2.44855" calcext:value-type="float">
            <text:p>2.44855</text:p>
          </table:table-cell>
          <table:table-cell office:value-type="float" office:value="3.24813" calcext:value-type="float">
            <text:p>3.24813</text:p>
          </table:table-cell>
          <table:table-cell office:value-type="float" office:value="2.34222" calcext:value-type="float">
            <text:p>2.34222</text:p>
          </table:table-cell>
          <table:table-cell/>
          <table:table-cell table:formula="of:=([.AQ45]+[.AG45]+[.W45]+[.M45]+[.C45])/5" office:value-type="float" office:value="1.185012" calcext:value-type="float">
            <text:p>1.185012</text:p>
          </table:table-cell>
          <table:table-cell table:style-name="ce23" table:formula="of:=([.AR45]+[.AH45]+[.X45]+[.N45]+[.D45])/5" office:value-type="float" office:value="1.267308" calcext:value-type="float">
            <text:p>1.267308</text:p>
          </table:table-cell>
          <table:table-cell table:style-name="ce23" table:formula="of:=([.AS45]+[.AI45]+[.Y45]+[.O45]+[.E45])/5" office:value-type="float" office:value="1.634002" calcext:value-type="float">
            <text:p>1.634002</text:p>
          </table:table-cell>
          <table:table-cell table:style-name="ce23" table:formula="of:=([.AT45]+[.AJ45]+[.Z45]+[.P45]+[.F45])/5" office:value-type="float" office:value="1.135294" calcext:value-type="float">
            <text:p>1.135294</text:p>
          </table:table-cell>
          <table:table-cell table:style-name="ce23" table:formula="of:=([.AU45]+[.AK45]+[.AA45]+[.Q45]+[.G45])/5" office:value-type="float" office:value="1.727786" calcext:value-type="float">
            <text:p>1.727786</text:p>
          </table:table-cell>
          <table:table-cell table:style-name="ce23" table:formula="of:=([.AV45]+[.AL45]+[.AB45]+[.R45]+[.H45])/5" office:value-type="float" office:value="2.086254" calcext:value-type="float">
            <text:p>2.086254</text:p>
          </table:table-cell>
          <table:table-cell table:formula="of:=([.AW45]+[.AM45]+[.AC45]+[.S45]+[.I45])/5" office:value-type="float" office:value="2.255156" calcext:value-type="float">
            <text:p>2.255156</text:p>
          </table:table-cell>
          <table:table-cell table:formula="of:=([.AX45]+[.AN45]+[.AD45]+[.T45]+[.J45])/5" office:value-type="float" office:value="2.457714" calcext:value-type="float">
            <text:p>2.457714</text:p>
          </table:table-cell>
          <table:table-cell table:formula="of:=([.AY45]+[.AO45]+[.AE45]+[.U45]+[.K45])/5" office:value-type="float" office:value="2.188524" calcext:value-type="float">
            <text:p>2.18852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3.91061" calcext:value-type="float">
            <text:p>3.91061</text:p>
          </table:table-cell>
          <table:table-cell office:value-type="float" office:value="4.29223" calcext:value-type="float">
            <text:p>4.29223</text:p>
          </table:table-cell>
          <table:table-cell office:value-type="float" office:value="4.21117" calcext:value-type="float">
            <text:p>4.21117</text:p>
          </table:table-cell>
          <table:table-cell office:value-type="float" office:value="5.18745" calcext:value-type="float">
            <text:p>5.18745</text:p>
          </table:table-cell>
          <table:table-cell office:value-type="float" office:value="6.74244" calcext:value-type="float">
            <text:p>6.74244</text:p>
          </table:table-cell>
          <table:table-cell office:value-type="float" office:value="6.07748" calcext:value-type="float">
            <text:p>6.07748</text:p>
          </table:table-cell>
          <table:table-cell office:value-type="float" office:value="7.50508" calcext:value-type="float">
            <text:p>7.50508</text:p>
          </table:table-cell>
          <table:table-cell office:value-type="float" office:value="7.17709" calcext:value-type="float">
            <text:p>7.17709</text:p>
          </table:table-cell>
          <table:table-cell office:value-type="float" office:value="8.61145" calcext:value-type="float">
            <text:p>8.61145</text:p>
          </table:table-cell>
          <table:table-cell/>
          <table:table-cell office:value-type="float" office:value="3.36538" calcext:value-type="float">
            <text:p>3.36538</text:p>
          </table:table-cell>
          <table:table-cell table:style-name="ce13" office:value-type="float" office:value="3.30626" calcext:value-type="float">
            <text:p>3.30626</text:p>
          </table:table-cell>
          <table:table-cell table:style-name="ce13" office:value-type="float" office:value="3.8664" calcext:value-type="float">
            <text:p>3.8664</text:p>
          </table:table-cell>
          <table:table-cell table:style-name="ce13" office:value-type="float" office:value="4.92054" calcext:value-type="float">
            <text:p>4.92054</text:p>
          </table:table-cell>
          <table:table-cell table:style-name="ce13" office:value-type="float" office:value="6.70029" calcext:value-type="float">
            <text:p>6.70029</text:p>
          </table:table-cell>
          <table:table-cell table:style-name="ce13" office:value-type="float" office:value="5.34176" calcext:value-type="float">
            <text:p>5.34176</text:p>
          </table:table-cell>
          <table:table-cell office:value-type="float" office:value="7.12431" calcext:value-type="float">
            <text:p>7.12431</text:p>
          </table:table-cell>
          <table:table-cell office:value-type="float" office:value="6.08159" calcext:value-type="float">
            <text:p>6.08159</text:p>
          </table:table-cell>
          <table:table-cell office:value-type="float" office:value="7.83435" calcext:value-type="float">
            <text:p>7.83435</text:p>
          </table:table-cell>
          <table:table-cell/>
          <table:table-cell office:value-type="float" office:value="3.68881" calcext:value-type="float">
            <text:p>3.68881</text:p>
          </table:table-cell>
          <table:table-cell table:style-name="ce13" office:value-type="float" office:value="3.56515" calcext:value-type="float">
            <text:p>3.56515</text:p>
          </table:table-cell>
          <table:table-cell table:style-name="ce13" office:value-type="float" office:value="4.01093" calcext:value-type="float">
            <text:p>4.01093</text:p>
          </table:table-cell>
          <table:table-cell table:style-name="ce13" office:value-type="float" office:value="5.2351" calcext:value-type="float">
            <text:p>5.2351</text:p>
          </table:table-cell>
          <table:table-cell table:style-name="ce13" office:value-type="float" office:value="7.67291" calcext:value-type="float">
            <text:p>7.67291</text:p>
          </table:table-cell>
          <table:table-cell table:style-name="ce13" office:value-type="float" office:value="5.57418" calcext:value-type="float">
            <text:p>5.57418</text:p>
          </table:table-cell>
          <table:table-cell office:value-type="float" office:value="8.12257" calcext:value-type="float">
            <text:p>8.12257</text:p>
          </table:table-cell>
          <table:table-cell office:value-type="float" office:value="7.04904" calcext:value-type="float">
            <text:p>7.04904</text:p>
          </table:table-cell>
          <table:table-cell office:value-type="float" office:value="8.52855" calcext:value-type="float">
            <text:p>8.52855</text:p>
          </table:table-cell>
          <table:table-cell/>
          <table:table-cell office:value-type="float" office:value="3.09264" calcext:value-type="float">
            <text:p>3.09264</text:p>
          </table:table-cell>
          <table:table-cell table:style-name="ce13" office:value-type="float" office:value="3.44447" calcext:value-type="float">
            <text:p>3.44447</text:p>
          </table:table-cell>
          <table:table-cell table:style-name="ce13" office:value-type="float" office:value="4.99737" calcext:value-type="float">
            <text:p>4.99737</text:p>
          </table:table-cell>
          <table:table-cell table:style-name="ce13" office:value-type="float" office:value="5.15734" calcext:value-type="float">
            <text:p>5.15734</text:p>
          </table:table-cell>
          <table:table-cell table:style-name="ce13" office:value-type="float" office:value="6.05638" calcext:value-type="float">
            <text:p>6.05638</text:p>
          </table:table-cell>
          <table:table-cell table:style-name="ce13" office:value-type="float" office:value="5.96268" calcext:value-type="float">
            <text:p>5.96268</text:p>
          </table:table-cell>
          <table:table-cell office:value-type="float" office:value="8.22906" calcext:value-type="float">
            <text:p>8.22906</text:p>
          </table:table-cell>
          <table:table-cell office:value-type="float" office:value="6.04268" calcext:value-type="float">
            <text:p>6.04268</text:p>
          </table:table-cell>
          <table:table-cell office:value-type="float" office:value="9.25861" calcext:value-type="float">
            <text:p>9.25861</text:p>
          </table:table-cell>
          <table:table-cell/>
          <table:table-cell office:value-type="float" office:value="3.19855" calcext:value-type="float">
            <text:p>3.19855</text:p>
          </table:table-cell>
          <table:table-cell table:style-name="ce13" office:value-type="float" office:value="3.92631" calcext:value-type="float">
            <text:p>3.92631</text:p>
          </table:table-cell>
          <table:table-cell table:style-name="ce13" office:value-type="float" office:value="3.9941" calcext:value-type="float">
            <text:p>3.9941</text:p>
          </table:table-cell>
          <table:table-cell table:style-name="ce13" office:value-type="float" office:value="8.08142" calcext:value-type="float">
            <text:p>8.08142</text:p>
          </table:table-cell>
          <table:table-cell table:style-name="ce13" office:value-type="float" office:value="6.63725" calcext:value-type="float">
            <text:p>6.63725</text:p>
          </table:table-cell>
          <table:table-cell table:style-name="ce13" office:value-type="float" office:value="5.80642" calcext:value-type="float">
            <text:p>5.80642</text:p>
          </table:table-cell>
          <table:table-cell office:value-type="float" office:value="9.46112" calcext:value-type="float">
            <text:p>9.46112</text:p>
          </table:table-cell>
          <table:table-cell office:value-type="float" office:value="6.25379" calcext:value-type="float">
            <text:p>6.25379</text:p>
          </table:table-cell>
          <table:table-cell office:value-type="float" office:value="10.1975" calcext:value-type="float">
            <text:p>10.1975</text:p>
          </table:table-cell>
          <table:table-cell/>
          <table:table-cell table:formula="of:=([.AQ46]+[.AG46]+[.W46]+[.M46]+[.C46])/5" office:value-type="float" office:value="3.451198" calcext:value-type="float">
            <text:p>3.451198</text:p>
          </table:table-cell>
          <table:table-cell table:style-name="ce23" table:formula="of:=([.AR46]+[.AH46]+[.X46]+[.N46]+[.D46])/5" office:value-type="float" office:value="3.706884" calcext:value-type="float">
            <text:p>3.706884</text:p>
          </table:table-cell>
          <table:table-cell table:style-name="ce23" table:formula="of:=([.AS46]+[.AI46]+[.Y46]+[.O46]+[.E46])/5" office:value-type="float" office:value="4.215994" calcext:value-type="float">
            <text:p>4.215994</text:p>
          </table:table-cell>
          <table:table-cell table:style-name="ce23" table:formula="of:=([.AT46]+[.AJ46]+[.Z46]+[.P46]+[.F46])/5" office:value-type="float" office:value="5.71637" calcext:value-type="float">
            <text:p>5.71637</text:p>
          </table:table-cell>
          <table:table-cell table:style-name="ce23" table:formula="of:=([.AU46]+[.AK46]+[.AA46]+[.Q46]+[.G46])/5" office:value-type="float" office:value="6.761854" calcext:value-type="float">
            <text:p>6.761854</text:p>
          </table:table-cell>
          <table:table-cell table:style-name="ce23" table:formula="of:=([.AV46]+[.AL46]+[.AB46]+[.R46]+[.H46])/5" office:value-type="float" office:value="5.752504" calcext:value-type="float">
            <text:p>5.752504</text:p>
          </table:table-cell>
          <table:table-cell table:formula="of:=([.AW46]+[.AM46]+[.AC46]+[.S46]+[.I46])/5" office:value-type="float" office:value="8.088428" calcext:value-type="float">
            <text:p>8.088428</text:p>
          </table:table-cell>
          <table:table-cell table:formula="of:=([.AX46]+[.AN46]+[.AD46]+[.T46]+[.J46])/5" office:value-type="float" office:value="6.520838" calcext:value-type="float">
            <text:p>6.520838</text:p>
          </table:table-cell>
          <table:table-cell table:formula="of:=([.AY46]+[.AO46]+[.AE46]+[.U46]+[.K46])/5" office:value-type="float" office:value="8.886092" calcext:value-type="float">
            <text:p>8.886092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office:value-type="float" office:value="15.6425" calcext:value-type="float">
            <text:p>15.6425</text:p>
          </table:table-cell>
          <table:table-cell office:value-type="float" office:value="18.6897" calcext:value-type="float">
            <text:p>18.6897</text:p>
          </table:table-cell>
          <table:table-cell office:value-type="float" office:value="22.9157" calcext:value-type="float">
            <text:p>22.9157</text:p>
          </table:table-cell>
          <table:table-cell office:value-type="float" office:value="20.1743" calcext:value-type="float">
            <text:p>20.1743</text:p>
          </table:table-cell>
          <table:table-cell office:value-type="float" office:value="25.9065" calcext:value-type="float">
            <text:p>25.9065</text:p>
          </table:table-cell>
          <table:table-cell office:value-type="float" office:value="26.1122" calcext:value-type="float">
            <text:p>26.1122</text:p>
          </table:table-cell>
          <table:table-cell office:value-type="float" office:value="20.2327" calcext:value-type="float">
            <text:p>20.2327</text:p>
          </table:table-cell>
          <table:table-cell office:value-type="float" office:value="23.2899" calcext:value-type="float">
            <text:p>23.2899</text:p>
          </table:table-cell>
          <table:table-cell office:value-type="float" office:value="25.4366" calcext:value-type="float">
            <text:p>25.4366</text:p>
          </table:table-cell>
          <table:table-cell/>
          <table:table-cell office:value-type="float" office:value="13.5393" calcext:value-type="float">
            <text:p>13.5393</text:p>
          </table:table-cell>
          <table:table-cell table:style-name="ce13" office:value-type="float" office:value="16.453" calcext:value-type="float">
            <text:p>16.453</text:p>
          </table:table-cell>
          <table:table-cell table:style-name="ce13" office:value-type="float" office:value="22.7212" calcext:value-type="float">
            <text:p>22.7212</text:p>
          </table:table-cell>
          <table:table-cell table:style-name="ce13" office:value-type="float" office:value="20.5922" calcext:value-type="float">
            <text:p>20.5922</text:p>
          </table:table-cell>
          <table:table-cell table:style-name="ce13" office:value-type="float" office:value="24.5226" calcext:value-type="float">
            <text:p>24.5226</text:p>
          </table:table-cell>
          <table:table-cell table:style-name="ce13" office:value-type="float" office:value="24.6973" calcext:value-type="float">
            <text:p>24.6973</text:p>
          </table:table-cell>
          <table:table-cell office:value-type="float" office:value="19.2394" calcext:value-type="float">
            <text:p>19.2394</text:p>
          </table:table-cell>
          <table:table-cell office:value-type="float" office:value="21.8679" calcext:value-type="float">
            <text:p>21.8679</text:p>
          </table:table-cell>
          <table:table-cell office:value-type="float" office:value="24.2655" calcext:value-type="float">
            <text:p>24.2655</text:p>
          </table:table-cell>
          <table:table-cell/>
          <table:table-cell office:value-type="float" office:value="15.9276" calcext:value-type="float">
            <text:p>15.9276</text:p>
          </table:table-cell>
          <table:table-cell table:style-name="ce13" office:value-type="float" office:value="24.8028" calcext:value-type="float">
            <text:p>24.8028</text:p>
          </table:table-cell>
          <table:table-cell table:style-name="ce13" office:value-type="float" office:value="20.9862" calcext:value-type="float">
            <text:p>20.9862</text:p>
          </table:table-cell>
          <table:table-cell table:style-name="ce13" office:value-type="float" office:value="19.3767" calcext:value-type="float">
            <text:p>19.3767</text:p>
          </table:table-cell>
          <table:table-cell table:style-name="ce13" office:value-type="float" office:value="26.2638" calcext:value-type="float">
            <text:p>26.2638</text:p>
          </table:table-cell>
          <table:table-cell table:style-name="ce13" office:value-type="float" office:value="27.9396" calcext:value-type="float">
            <text:p>27.9396</text:p>
          </table:table-cell>
          <table:table-cell office:value-type="float" office:value="21.1227" calcext:value-type="float">
            <text:p>21.1227</text:p>
          </table:table-cell>
          <table:table-cell office:value-type="float" office:value="24.2814" calcext:value-type="float">
            <text:p>24.2814</text:p>
          </table:table-cell>
          <table:table-cell office:value-type="float" office:value="25.0653" calcext:value-type="float">
            <text:p>25.0653</text:p>
          </table:table-cell>
          <table:table-cell/>
          <table:table-cell office:value-type="float" office:value="13.4811" calcext:value-type="float">
            <text:p>13.4811</text:p>
          </table:table-cell>
          <table:table-cell table:style-name="ce13" office:value-type="float" office:value="17.5142" calcext:value-type="float">
            <text:p>17.5142</text:p>
          </table:table-cell>
          <table:table-cell table:style-name="ce13" office:value-type="float" office:value="23.5321" calcext:value-type="float">
            <text:p>23.5321</text:p>
          </table:table-cell>
          <table:table-cell table:style-name="ce13" office:value-type="float" office:value="18.0434" calcext:value-type="float">
            <text:p>18.0434</text:p>
          </table:table-cell>
          <table:table-cell table:style-name="ce13" office:value-type="float" office:value="24.0948" calcext:value-type="float">
            <text:p>24.0948</text:p>
          </table:table-cell>
          <table:table-cell table:style-name="ce13" office:value-type="float" office:value="25.8771" calcext:value-type="float">
            <text:p>25.8771</text:p>
          </table:table-cell>
          <table:table-cell office:value-type="float" office:value="21.8596" calcext:value-type="float">
            <text:p>21.8596</text:p>
          </table:table-cell>
          <table:table-cell office:value-type="float" office:value="23.5172" calcext:value-type="float">
            <text:p>23.5172</text:p>
          </table:table-cell>
          <table:table-cell office:value-type="float" office:value="24.696" calcext:value-type="float">
            <text:p>24.696</text:p>
          </table:table-cell>
          <table:table-cell/>
          <table:table-cell office:value-type="float" office:value="17.3326" calcext:value-type="float">
            <text:p>17.3326</text:p>
          </table:table-cell>
          <table:table-cell table:style-name="ce13" office:value-type="float" office:value="21.9077" calcext:value-type="float">
            <text:p>21.9077</text:p>
          </table:table-cell>
          <table:table-cell table:style-name="ce13" office:value-type="float" office:value="21.356" calcext:value-type="float">
            <text:p>21.356</text:p>
          </table:table-cell>
          <table:table-cell table:style-name="ce13" office:value-type="float" office:value="20.985" calcext:value-type="float">
            <text:p>20.985</text:p>
          </table:table-cell>
          <table:table-cell table:style-name="ce13" office:value-type="float" office:value="30.2331" calcext:value-type="float">
            <text:p>30.2331</text:p>
          </table:table-cell>
          <table:table-cell table:style-name="ce13" office:value-type="float" office:value="28.5079" calcext:value-type="float">
            <text:p>28.5079</text:p>
          </table:table-cell>
          <table:table-cell office:value-type="float" office:value="22.2665" calcext:value-type="float">
            <text:p>22.2665</text:p>
          </table:table-cell>
          <table:table-cell office:value-type="float" office:value="24.711" calcext:value-type="float">
            <text:p>24.711</text:p>
          </table:table-cell>
          <table:table-cell office:value-type="float" office:value="26.7641" calcext:value-type="float">
            <text:p>26.7641</text:p>
          </table:table-cell>
          <table:table-cell/>
          <table:table-cell table:formula="of:=([.AQ47]+[.AG47]+[.W47]+[.M47]+[.C47])/5" office:value-type="float" office:value="15.18462" calcext:value-type="float">
            <text:p>15.18462</text:p>
          </table:table-cell>
          <table:table-cell table:style-name="ce23" table:formula="of:=([.AR47]+[.AH47]+[.X47]+[.N47]+[.D47])/5" office:value-type="float" office:value="19.87348" calcext:value-type="float">
            <text:p>19.87348</text:p>
          </table:table-cell>
          <table:table-cell table:style-name="ce23" table:formula="of:=([.AS47]+[.AI47]+[.Y47]+[.O47]+[.E47])/5" office:value-type="float" office:value="22.30224" calcext:value-type="float">
            <text:p>22.30224</text:p>
          </table:table-cell>
          <table:table-cell table:style-name="ce23" table:formula="of:=([.AT47]+[.AJ47]+[.Z47]+[.P47]+[.F47])/5" office:value-type="float" office:value="19.83432" calcext:value-type="float">
            <text:p>19.83432</text:p>
          </table:table-cell>
          <table:table-cell table:style-name="ce23" table:formula="of:=([.AU47]+[.AK47]+[.AA47]+[.Q47]+[.G47])/5" office:value-type="float" office:value="26.20416" calcext:value-type="float">
            <text:p>26.20416</text:p>
          </table:table-cell>
          <table:table-cell table:style-name="ce23" table:formula="of:=([.AV47]+[.AL47]+[.AB47]+[.R47]+[.H47])/5" office:value-type="float" office:value="26.62682" calcext:value-type="float">
            <text:p>26.62682</text:p>
          </table:table-cell>
          <table:table-cell table:formula="of:=([.AW47]+[.AM47]+[.AC47]+[.S47]+[.I47])/5" office:value-type="float" office:value="20.94418" calcext:value-type="float">
            <text:p>20.94418</text:p>
          </table:table-cell>
          <table:table-cell table:formula="of:=([.AX47]+[.AN47]+[.AD47]+[.T47]+[.J47])/5" office:value-type="float" office:value="23.53348" calcext:value-type="float">
            <text:p>23.53348</text:p>
          </table:table-cell>
          <table:table-cell table:formula="of:=([.AY47]+[.AO47]+[.AE47]+[.U47]+[.K47])/5" office:value-type="float" office:value="25.2455" calcext:value-type="float">
            <text:p>25.2455</text:p>
          </table:table-cell>
          <table:table-cell table:number-columns-repeated="2"/>
        </table:table-row>
        <table:table-row table:style-name="ro3">
          <table:table-cell/>
          <table:table-cell office:value-type="float" office:value="640" calcext:value-type="float">
            <text:p>640</text:p>
          </table:table-cell>
          <table:table-cell office:value-type="float" office:value="61.5317" calcext:value-type="float">
            <text:p>61.5317</text:p>
          </table:table-cell>
          <table:table-cell office:value-type="float" office:value="61.2155" calcext:value-type="float">
            <text:p>61.2155</text:p>
          </table:table-cell>
          <table:table-cell office:value-type="float" office:value="64.3299" calcext:value-type="float">
            <text:p>64.3299</text:p>
          </table:table-cell>
          <table:table-cell office:value-type="float" office:value="62.9444" calcext:value-type="float">
            <text:p>62.9444</text:p>
          </table:table-cell>
          <table:table-cell office:value-type="float" office:value="76.4873" calcext:value-type="float">
            <text:p>76.4873</text:p>
          </table:table-cell>
          <table:table-cell office:value-type="float" office:value="83.5327" calcext:value-type="float">
            <text:p>83.5327</text:p>
          </table:table-cell>
          <table:table-cell office:value-type="float" office:value="84.714" calcext:value-type="float">
            <text:p>84.714</text:p>
          </table:table-cell>
          <table:table-cell office:value-type="float" office:value="85.8046" calcext:value-type="float">
            <text:p>85.8046</text:p>
          </table:table-cell>
          <table:table-cell office:value-type="float" office:value="91.5126" calcext:value-type="float">
            <text:p>91.5126</text:p>
          </table:table-cell>
          <table:table-cell/>
          <table:table-cell office:value-type="float" office:value="59.2185" calcext:value-type="float">
            <text:p>59.2185</text:p>
          </table:table-cell>
          <table:table-cell table:style-name="ce13" office:value-type="float" office:value="57.7208" calcext:value-type="float">
            <text:p>57.7208</text:p>
          </table:table-cell>
          <table:table-cell table:style-name="ce13" office:value-type="float" office:value="59.995" calcext:value-type="float">
            <text:p>59.995</text:p>
          </table:table-cell>
          <table:table-cell table:style-name="ce13" office:value-type="float" office:value="55.5929" calcext:value-type="float">
            <text:p>55.5929</text:p>
          </table:table-cell>
          <table:table-cell table:style-name="ce13" office:value-type="float" office:value="73.7604" calcext:value-type="float">
            <text:p>73.7604</text:p>
          </table:table-cell>
          <table:table-cell table:style-name="ce13" office:value-type="float" office:value="77.0143" calcext:value-type="float">
            <text:p>77.0143</text:p>
          </table:table-cell>
          <table:table-cell office:value-type="float" office:value="78.6823" calcext:value-type="float">
            <text:p>78.6823</text:p>
          </table:table-cell>
          <table:table-cell office:value-type="float" office:value="80.7082" calcext:value-type="float">
            <text:p>80.7082</text:p>
          </table:table-cell>
          <table:table-cell office:value-type="float" office:value="85.4128" calcext:value-type="float">
            <text:p>85.4128</text:p>
          </table:table-cell>
          <table:table-cell/>
          <table:table-cell office:value-type="float" office:value="59.9454" calcext:value-type="float">
            <text:p>59.9454</text:p>
          </table:table-cell>
          <table:table-cell table:style-name="ce13" office:value-type="float" office:value="59.5974" calcext:value-type="float">
            <text:p>59.5974</text:p>
          </table:table-cell>
          <table:table-cell table:style-name="ce13" office:value-type="float" office:value="61.9913" calcext:value-type="float">
            <text:p>61.9913</text:p>
          </table:table-cell>
          <table:table-cell table:style-name="ce13" office:value-type="float" office:value="57.5861" calcext:value-type="float">
            <text:p>57.5861</text:p>
          </table:table-cell>
          <table:table-cell table:style-name="ce13" office:value-type="float" office:value="76.0261" calcext:value-type="float">
            <text:p>76.0261</text:p>
          </table:table-cell>
          <table:table-cell table:style-name="ce13" office:value-type="float" office:value="80.3433" calcext:value-type="float">
            <text:p>80.3433</text:p>
          </table:table-cell>
          <table:table-cell office:value-type="float" office:value="84.8624" calcext:value-type="float">
            <text:p>84.8624</text:p>
          </table:table-cell>
          <table:table-cell office:value-type="float" office:value="84.6589" calcext:value-type="float">
            <text:p>84.6589</text:p>
          </table:table-cell>
          <table:table-cell office:value-type="float" office:value="90.5533" calcext:value-type="float">
            <text:p>90.5533</text:p>
          </table:table-cell>
          <table:table-cell/>
          <table:table-cell office:value-type="float" office:value="61.0751" calcext:value-type="float">
            <text:p>61.0751</text:p>
          </table:table-cell>
          <table:table-cell table:style-name="ce13" office:value-type="float" office:value="60.4045" calcext:value-type="float">
            <text:p>60.4045</text:p>
          </table:table-cell>
          <table:table-cell table:style-name="ce13" office:value-type="float" office:value="62.7441" calcext:value-type="float">
            <text:p>62.7441</text:p>
          </table:table-cell>
          <table:table-cell table:style-name="ce13" office:value-type="float" office:value="58.3575" calcext:value-type="float">
            <text:p>58.3575</text:p>
          </table:table-cell>
          <table:table-cell table:style-name="ce13" office:value-type="float" office:value="76.4606" calcext:value-type="float">
            <text:p>76.4606</text:p>
          </table:table-cell>
          <table:table-cell table:style-name="ce13" office:value-type="float" office:value="81.0484" calcext:value-type="float">
            <text:p>81.0484</text:p>
          </table:table-cell>
          <table:table-cell office:value-type="float" office:value="82.9388" calcext:value-type="float">
            <text:p>82.9388</text:p>
          </table:table-cell>
          <table:table-cell office:value-type="float" office:value="84.9201" calcext:value-type="float">
            <text:p>84.9201</text:p>
          </table:table-cell>
          <table:table-cell office:value-type="float" office:value="90.6117" calcext:value-type="float">
            <text:p>90.6117</text:p>
          </table:table-cell>
          <table:table-cell/>
          <table:table-cell office:value-type="float" office:value="61.9186" calcext:value-type="float">
            <text:p>61.9186</text:p>
          </table:table-cell>
          <table:table-cell table:style-name="ce13" office:value-type="float" office:value="61.3586" calcext:value-type="float">
            <text:p>61.3586</text:p>
          </table:table-cell>
          <table:table-cell table:style-name="ce13" office:value-type="float" office:value="63.7612" calcext:value-type="float">
            <text:p>63.7612</text:p>
          </table:table-cell>
          <table:table-cell table:style-name="ce13" office:value-type="float" office:value="58.7564" calcext:value-type="float">
            <text:p>58.7564</text:p>
          </table:table-cell>
          <table:table-cell table:style-name="ce13" office:value-type="float" office:value="77.5052" calcext:value-type="float">
            <text:p>77.5052</text:p>
          </table:table-cell>
          <table:table-cell table:style-name="ce13" office:value-type="float" office:value="82.0707" calcext:value-type="float">
            <text:p>82.0707</text:p>
          </table:table-cell>
          <table:table-cell office:value-type="float" office:value="83.5157" calcext:value-type="float">
            <text:p>83.5157</text:p>
          </table:table-cell>
          <table:table-cell office:value-type="float" office:value="84.335" calcext:value-type="float">
            <text:p>84.335</text:p>
          </table:table-cell>
          <table:table-cell office:value-type="float" office:value="90.5593" calcext:value-type="float">
            <text:p>90.5593</text:p>
          </table:table-cell>
          <table:table-cell/>
          <table:table-cell table:formula="of:=([.AQ48]+[.AG48]+[.W48]+[.M48]+[.C48])/5" office:value-type="float" office:value="60.73786" calcext:value-type="float">
            <text:p>60.73786</text:p>
          </table:table-cell>
          <table:table-cell table:style-name="ce23" table:formula="of:=([.AR48]+[.AH48]+[.X48]+[.N48]+[.D48])/5" office:value-type="float" office:value="60.05936" calcext:value-type="float">
            <text:p>60.05936</text:p>
          </table:table-cell>
          <table:table-cell table:style-name="ce23" table:formula="of:=([.AS48]+[.AI48]+[.Y48]+[.O48]+[.E48])/5" office:value-type="float" office:value="62.5643" calcext:value-type="float">
            <text:p>62.5643</text:p>
          </table:table-cell>
          <table:table-cell table:style-name="ce23" table:formula="of:=([.AT48]+[.AJ48]+[.Z48]+[.P48]+[.F48])/5" office:value-type="float" office:value="58.64746" calcext:value-type="float">
            <text:p>58.64746</text:p>
          </table:table-cell>
          <table:table-cell table:style-name="ce23" table:formula="of:=([.AU48]+[.AK48]+[.AA48]+[.Q48]+[.G48])/5" office:value-type="float" office:value="76.04792" calcext:value-type="float">
            <text:p>76.04792</text:p>
          </table:table-cell>
          <table:table-cell table:style-name="ce23" table:formula="of:=([.AV48]+[.AL48]+[.AB48]+[.R48]+[.H48])/5" office:value-type="float" office:value="80.80188" calcext:value-type="float">
            <text:p>80.80188</text:p>
          </table:table-cell>
          <table:table-cell table:formula="of:=([.AW48]+[.AM48]+[.AC48]+[.S48]+[.I48])/5" office:value-type="float" office:value="82.94264" calcext:value-type="float">
            <text:p>82.94264</text:p>
          </table:table-cell>
          <table:table-cell table:formula="of:=([.AX48]+[.AN48]+[.AD48]+[.T48]+[.J48])/5" office:value-type="float" office:value="84.08536" calcext:value-type="float">
            <text:p>84.08536</text:p>
          </table:table-cell>
          <table:table-cell table:formula="of:=([.AY48]+[.AO48]+[.AE48]+[.U48]+[.K48])/5" office:value-type="float" office:value="89.72994" calcext:value-type="float">
            <text:p>89.7299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80" calcext:value-type="float">
            <text:p>1280</text:p>
          </table:table-cell>
          <table:table-cell office:value-type="float" office:value="176.97" calcext:value-type="float">
            <text:p>176.97</text:p>
          </table:table-cell>
          <table:table-cell office:value-type="float" office:value="176.785" calcext:value-type="float">
            <text:p>176.785</text:p>
          </table:table-cell>
          <table:table-cell office:value-type="float" office:value="183.117" calcext:value-type="float">
            <text:p>183.117</text:p>
          </table:table-cell>
          <table:table-cell office:value-type="float" office:value="192.277" calcext:value-type="float">
            <text:p>192.277</text:p>
          </table:table-cell>
          <table:table-cell office:value-type="float" office:value="190.81" calcext:value-type="float">
            <text:p>190.81</text:p>
          </table:table-cell>
          <table:table-cell office:value-type="float" office:value="234.697" calcext:value-type="float">
            <text:p>234.697</text:p>
          </table:table-cell>
          <table:table-cell office:value-type="float" office:value="195.199" calcext:value-type="float">
            <text:p>195.199</text:p>
          </table:table-cell>
          <table:table-cell office:value-type="float" office:value="232.972" calcext:value-type="float">
            <text:p>232.972</text:p>
          </table:table-cell>
          <table:table-cell office:value-type="float" office:value="258.584" calcext:value-type="float">
            <text:p>258.584</text:p>
          </table:table-cell>
          <table:table-cell/>
          <table:table-cell office:value-type="float" office:value="165.215" calcext:value-type="float">
            <text:p>165.215</text:p>
          </table:table-cell>
          <table:table-cell table:style-name="ce13" office:value-type="float" office:value="168.22" calcext:value-type="float">
            <text:p>168.22</text:p>
          </table:table-cell>
          <table:table-cell table:style-name="ce13" office:value-type="float" office:value="175.801" calcext:value-type="float">
            <text:p>175.801</text:p>
          </table:table-cell>
          <table:table-cell table:style-name="ce13" office:value-type="float" office:value="185.35" calcext:value-type="float">
            <text:p>185.35</text:p>
          </table:table-cell>
          <table:table-cell table:style-name="ce13" office:value-type="float" office:value="181.927" calcext:value-type="float">
            <text:p>181.927</text:p>
          </table:table-cell>
          <table:table-cell table:style-name="ce13" office:value-type="float" office:value="223.543" calcext:value-type="float">
            <text:p>223.543</text:p>
          </table:table-cell>
          <table:table-cell office:value-type="float" office:value="186.628" calcext:value-type="float">
            <text:p>186.628</text:p>
          </table:table-cell>
          <table:table-cell office:value-type="float" office:value="222.228" calcext:value-type="float">
            <text:p>222.228</text:p>
          </table:table-cell>
          <table:table-cell office:value-type="float" office:value="243.491" calcext:value-type="float">
            <text:p>243.491</text:p>
          </table:table-cell>
          <table:table-cell/>
          <table:table-cell office:value-type="float" office:value="173.549" calcext:value-type="float">
            <text:p>173.549</text:p>
          </table:table-cell>
          <table:table-cell table:style-name="ce13" office:value-type="float" office:value="174.85" calcext:value-type="float">
            <text:p>174.85</text:p>
          </table:table-cell>
          <table:table-cell table:style-name="ce13" office:value-type="float" office:value="181.086" calcext:value-type="float">
            <text:p>181.086</text:p>
          </table:table-cell>
          <table:table-cell table:style-name="ce13" office:value-type="float" office:value="192.828" calcext:value-type="float">
            <text:p>192.828</text:p>
          </table:table-cell>
          <table:table-cell table:style-name="ce13" office:value-type="float" office:value="189.542" calcext:value-type="float">
            <text:p>189.542</text:p>
          </table:table-cell>
          <table:table-cell table:style-name="ce13" office:value-type="float" office:value="237.006" calcext:value-type="float">
            <text:p>237.006</text:p>
          </table:table-cell>
          <table:table-cell office:value-type="float" office:value="194.652" calcext:value-type="float">
            <text:p>194.652</text:p>
          </table:table-cell>
          <table:table-cell office:value-type="float" office:value="228.645" calcext:value-type="float">
            <text:p>228.645</text:p>
          </table:table-cell>
          <table:table-cell office:value-type="float" office:value="248.246" calcext:value-type="float">
            <text:p>248.246</text:p>
          </table:table-cell>
          <table:table-cell/>
          <table:table-cell office:value-type="float" office:value="174.608" calcext:value-type="float">
            <text:p>174.608</text:p>
          </table:table-cell>
          <table:table-cell table:style-name="ce13" office:value-type="float" office:value="183.226" calcext:value-type="float">
            <text:p>183.226</text:p>
          </table:table-cell>
          <table:table-cell table:style-name="ce13" office:value-type="float" office:value="182.604" calcext:value-type="float">
            <text:p>182.604</text:p>
          </table:table-cell>
          <table:table-cell table:style-name="ce13" office:value-type="float" office:value="193.497" calcext:value-type="float">
            <text:p>193.497</text:p>
          </table:table-cell>
          <table:table-cell table:style-name="ce13" office:value-type="float" office:value="195.57" calcext:value-type="float">
            <text:p>195.57</text:p>
          </table:table-cell>
          <table:table-cell table:style-name="ce13" office:value-type="float" office:value="237.739" calcext:value-type="float">
            <text:p>237.739</text:p>
          </table:table-cell>
          <table:table-cell office:value-type="float" office:value="197.56" calcext:value-type="float">
            <text:p>197.56</text:p>
          </table:table-cell>
          <table:table-cell office:value-type="float" office:value="238.099" calcext:value-type="float">
            <text:p>238.099</text:p>
          </table:table-cell>
          <table:table-cell office:value-type="float" office:value="252.152" calcext:value-type="float">
            <text:p>252.152</text:p>
          </table:table-cell>
          <table:table-cell/>
          <table:table-cell office:value-type="float" office:value="174.755" calcext:value-type="float">
            <text:p>174.755</text:p>
          </table:table-cell>
          <table:table-cell table:style-name="ce13" office:value-type="float" office:value="176.796" calcext:value-type="float">
            <text:p>176.796</text:p>
          </table:table-cell>
          <table:table-cell table:style-name="ce13" office:value-type="float" office:value="184.496" calcext:value-type="float">
            <text:p>184.496</text:p>
          </table:table-cell>
          <table:table-cell table:style-name="ce13" office:value-type="float" office:value="192.97" calcext:value-type="float">
            <text:p>192.97</text:p>
          </table:table-cell>
          <table:table-cell table:style-name="ce13" office:value-type="float" office:value="189.984" calcext:value-type="float">
            <text:p>189.984</text:p>
          </table:table-cell>
          <table:table-cell table:style-name="ce13" office:value-type="float" office:value="239.192" calcext:value-type="float">
            <text:p>239.192</text:p>
          </table:table-cell>
          <table:table-cell office:value-type="float" office:value="196.608" calcext:value-type="float">
            <text:p>196.608</text:p>
          </table:table-cell>
          <table:table-cell office:value-type="float" office:value="231.492" calcext:value-type="float">
            <text:p>231.492</text:p>
          </table:table-cell>
          <table:table-cell office:value-type="float" office:value="252.91" calcext:value-type="float">
            <text:p>252.91</text:p>
          </table:table-cell>
          <table:table-cell/>
          <table:table-cell table:formula="of:=([.AQ49]+[.AG49]+[.W49]+[.M49]+[.C49])/5" office:value-type="float" office:value="173.0194" calcext:value-type="float">
            <text:p>173.0194</text:p>
          </table:table-cell>
          <table:table-cell table:style-name="ce23" table:formula="of:=([.AR49]+[.AH49]+[.X49]+[.N49]+[.D49])/5" office:value-type="float" office:value="175.9754" calcext:value-type="float">
            <text:p>175.9754</text:p>
          </table:table-cell>
          <table:table-cell table:style-name="ce23" table:formula="of:=([.AS49]+[.AI49]+[.Y49]+[.O49]+[.E49])/5" office:value-type="float" office:value="181.4208" calcext:value-type="float">
            <text:p>181.4208</text:p>
          </table:table-cell>
          <table:table-cell table:style-name="ce23" table:formula="of:=([.AT49]+[.AJ49]+[.Z49]+[.P49]+[.F49])/5" office:value-type="float" office:value="191.3844" calcext:value-type="float">
            <text:p>191.3844</text:p>
          </table:table-cell>
          <table:table-cell table:style-name="ce23" table:formula="of:=([.AU49]+[.AK49]+[.AA49]+[.Q49]+[.G49])/5" office:value-type="float" office:value="189.5666" calcext:value-type="float">
            <text:p>189.5666</text:p>
          </table:table-cell>
          <table:table-cell table:style-name="ce23" table:formula="of:=([.AV49]+[.AL49]+[.AB49]+[.R49]+[.H49])/5" office:value-type="float" office:value="234.4354" calcext:value-type="float">
            <text:p>234.4354</text:p>
          </table:table-cell>
          <table:table-cell table:formula="of:=([.AW49]+[.AM49]+[.AC49]+[.S49]+[.I49])/5" office:value-type="float" office:value="194.1294" calcext:value-type="float">
            <text:p>194.1294</text:p>
          </table:table-cell>
          <table:table-cell table:formula="of:=([.AX49]+[.AN49]+[.AD49]+[.T49]+[.J49])/5" office:value-type="float" office:value="230.6872" calcext:value-type="float">
            <text:p>230.6872</text:p>
          </table:table-cell>
          <table:table-cell table:formula="of:=([.AY49]+[.AO49]+[.AE49]+[.U49]+[.K49])/5" office:value-type="float" office:value="251.0766" calcext:value-type="float">
            <text:p>251.076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60" calcext:value-type="float">
            <text:p>2560</text:p>
          </table:table-cell>
          <table:table-cell office:value-type="float" office:value="508.286" calcext:value-type="float">
            <text:p>508.286</text:p>
          </table:table-cell>
          <table:table-cell office:value-type="float" office:value="501.835" calcext:value-type="float">
            <text:p>501.835</text:p>
          </table:table-cell>
          <table:table-cell office:value-type="float" office:value="519.126" calcext:value-type="float">
            <text:p>519.126</text:p>
          </table:table-cell>
          <table:table-cell office:value-type="float" office:value="561.408" calcext:value-type="float">
            <text:p>561.408</text:p>
          </table:table-cell>
          <table:table-cell office:value-type="float" office:value="579.593" calcext:value-type="float">
            <text:p>579.593</text:p>
          </table:table-cell>
          <table:table-cell office:value-type="float" office:value="711.497" calcext:value-type="float">
            <text:p>711.497</text:p>
          </table:table-cell>
          <table:table-cell office:value-type="float" office:value="721.292" calcext:value-type="float">
            <text:p>721.292</text:p>
          </table:table-cell>
          <table:table-cell office:value-type="float" office:value="752.076" calcext:value-type="float">
            <text:p>752.076</text:p>
          </table:table-cell>
          <table:table-cell office:value-type="float" office:value="838.36" calcext:value-type="float">
            <text:p>838.36</text:p>
          </table:table-cell>
          <table:table-cell/>
          <table:table-cell office:value-type="float" office:value="486.595" calcext:value-type="float">
            <text:p>486.595</text:p>
          </table:table-cell>
          <table:table-cell table:style-name="ce13" office:value-type="float" office:value="486.005" calcext:value-type="float">
            <text:p>486.005</text:p>
          </table:table-cell>
          <table:table-cell table:style-name="ce13" office:value-type="float" office:value="500.076" calcext:value-type="float">
            <text:p>500.076</text:p>
          </table:table-cell>
          <table:table-cell table:style-name="ce13" office:value-type="float" office:value="538.211" calcext:value-type="float">
            <text:p>538.211</text:p>
          </table:table-cell>
          <table:table-cell table:style-name="ce13" office:value-type="float" office:value="556.393" calcext:value-type="float">
            <text:p>556.393</text:p>
          </table:table-cell>
          <table:table-cell table:style-name="ce13" office:value-type="float" office:value="670.725" calcext:value-type="float">
            <text:p>670.725</text:p>
          </table:table-cell>
          <table:table-cell office:value-type="float" office:value="665.623" calcext:value-type="float">
            <text:p>665.623</text:p>
          </table:table-cell>
          <table:table-cell office:value-type="float" office:value="699.102" calcext:value-type="float">
            <text:p>699.102</text:p>
          </table:table-cell>
          <table:table-cell office:value-type="float" office:value="802.214" calcext:value-type="float">
            <text:p>802.214</text:p>
          </table:table-cell>
          <table:table-cell/>
          <table:table-cell office:value-type="float" office:value="505.044" calcext:value-type="float">
            <text:p>505.044</text:p>
          </table:table-cell>
          <table:table-cell table:style-name="ce13" office:value-type="float" office:value="509.972" calcext:value-type="float">
            <text:p>509.972</text:p>
          </table:table-cell>
          <table:table-cell table:style-name="ce13" office:value-type="float" office:value="519.628" calcext:value-type="float">
            <text:p>519.628</text:p>
          </table:table-cell>
          <table:table-cell table:style-name="ce13" office:value-type="float" office:value="555.984" calcext:value-type="float">
            <text:p>555.984</text:p>
          </table:table-cell>
          <table:table-cell table:style-name="ce13" office:value-type="float" office:value="591.979" calcext:value-type="float">
            <text:p>591.979</text:p>
          </table:table-cell>
          <table:table-cell table:style-name="ce13" office:value-type="float" office:value="698.165" calcext:value-type="float">
            <text:p>698.165</text:p>
          </table:table-cell>
          <table:table-cell office:value-type="float" office:value="702.837" calcext:value-type="float">
            <text:p>702.837</text:p>
          </table:table-cell>
          <table:table-cell office:value-type="float" office:value="736.677" calcext:value-type="float">
            <text:p>736.677</text:p>
          </table:table-cell>
          <table:table-cell office:value-type="float" office:value="829.717" calcext:value-type="float">
            <text:p>829.717</text:p>
          </table:table-cell>
          <table:table-cell/>
          <table:table-cell office:value-type="float" office:value="506.75" calcext:value-type="float">
            <text:p>506.75</text:p>
          </table:table-cell>
          <table:table-cell table:style-name="ce13" office:value-type="float" office:value="507.117" calcext:value-type="float">
            <text:p>507.117</text:p>
          </table:table-cell>
          <table:table-cell table:style-name="ce13" office:value-type="float" office:value="521.867" calcext:value-type="float">
            <text:p>521.867</text:p>
          </table:table-cell>
          <table:table-cell table:style-name="ce13" office:value-type="float" office:value="558.722" calcext:value-type="float">
            <text:p>558.722</text:p>
          </table:table-cell>
          <table:table-cell table:style-name="ce13" office:value-type="float" office:value="580.665" calcext:value-type="float">
            <text:p>580.665</text:p>
          </table:table-cell>
          <table:table-cell table:style-name="ce13" office:value-type="float" office:value="704.132" calcext:value-type="float">
            <text:p>704.132</text:p>
          </table:table-cell>
          <table:table-cell office:value-type="float" office:value="691.913" calcext:value-type="float">
            <text:p>691.913</text:p>
          </table:table-cell>
          <table:table-cell office:value-type="float" office:value="738.209" calcext:value-type="float">
            <text:p>738.209</text:p>
          </table:table-cell>
          <table:table-cell office:value-type="float" office:value="815.951" calcext:value-type="float">
            <text:p>815.951</text:p>
          </table:table-cell>
          <table:table-cell/>
          <table:table-cell office:value-type="float" office:value="499.072" calcext:value-type="float">
            <text:p>499.072</text:p>
          </table:table-cell>
          <table:table-cell table:style-name="ce13" office:value-type="float" office:value="506.475" calcext:value-type="float">
            <text:p>506.475</text:p>
          </table:table-cell>
          <table:table-cell table:style-name="ce13" office:value-type="float" office:value="519.436" calcext:value-type="float">
            <text:p>519.436</text:p>
          </table:table-cell>
          <table:table-cell table:style-name="ce13" office:value-type="float" office:value="555.476" calcext:value-type="float">
            <text:p>555.476</text:p>
          </table:table-cell>
          <table:table-cell table:style-name="ce13" office:value-type="float" office:value="576.997" calcext:value-type="float">
            <text:p>576.997</text:p>
          </table:table-cell>
          <table:table-cell table:style-name="ce13" office:value-type="float" office:value="699.964" calcext:value-type="float">
            <text:p>699.964</text:p>
          </table:table-cell>
          <table:table-cell office:value-type="float" office:value="692.77" calcext:value-type="float">
            <text:p>692.77</text:p>
          </table:table-cell>
          <table:table-cell office:value-type="float" office:value="724.536" calcext:value-type="float">
            <text:p>724.536</text:p>
          </table:table-cell>
          <table:table-cell office:value-type="float" office:value="812.869" calcext:value-type="float">
            <text:p>812.869</text:p>
          </table:table-cell>
          <table:table-cell/>
          <table:table-cell table:formula="of:=([.AQ50]+[.AG50]+[.W50]+[.M50]+[.C50])/5" office:value-type="float" office:value="501.1494" calcext:value-type="float">
            <text:p>501.1494</text:p>
          </table:table-cell>
          <table:table-cell table:style-name="ce23" table:formula="of:=([.AR50]+[.AH50]+[.X50]+[.N50]+[.D50])/5" office:value-type="float" office:value="502.2808" calcext:value-type="float">
            <text:p>502.2808</text:p>
          </table:table-cell>
          <table:table-cell table:style-name="ce23" table:formula="of:=([.AS50]+[.AI50]+[.Y50]+[.O50]+[.E50])/5" office:value-type="float" office:value="516.0266" calcext:value-type="float">
            <text:p>516.0266</text:p>
          </table:table-cell>
          <table:table-cell table:style-name="ce23" table:formula="of:=([.AT50]+[.AJ50]+[.Z50]+[.P50]+[.F50])/5" office:value-type="float" office:value="553.9602" calcext:value-type="float">
            <text:p>553.9602</text:p>
          </table:table-cell>
          <table:table-cell table:style-name="ce23" table:formula="of:=([.AU50]+[.AK50]+[.AA50]+[.Q50]+[.G50])/5" office:value-type="float" office:value="577.1254" calcext:value-type="float">
            <text:p>577.1254</text:p>
          </table:table-cell>
          <table:table-cell table:style-name="ce23" table:formula="of:=([.AV50]+[.AL50]+[.AB50]+[.R50]+[.H50])/5" office:value-type="float" office:value="696.8966" calcext:value-type="float">
            <text:p>696.8966</text:p>
          </table:table-cell>
          <table:table-cell table:formula="of:=([.AW50]+[.AM50]+[.AC50]+[.S50]+[.I50])/5" office:value-type="float" office:value="694.887" calcext:value-type="float">
            <text:p>694.887</text:p>
          </table:table-cell>
          <table:table-cell table:formula="of:=([.AX50]+[.AN50]+[.AD50]+[.T50]+[.J50])/5" office:value-type="float" office:value="730.12" calcext:value-type="float">
            <text:p>730.12</text:p>
          </table:table-cell>
          <table:table-cell table:formula="of:=([.AY50]+[.AO50]+[.AE50]+[.U50]+[.K50])/5" office:value-type="float" office:value="819.8222" calcext:value-type="float">
            <text:p>819.8222</text:p>
          </table:table-cell>
          <table:table-cell table:number-columns-repeated="2"/>
        </table:table-row>
        <table:table-row table:style-name="ro3">
          <table:table-cell/>
          <table:table-cell office:value-type="float" office:value="5120" calcext:value-type="float">
            <text:p>5120</text:p>
          </table:table-cell>
          <table:table-cell office:value-type="float" office:value="1456.5" calcext:value-type="float">
            <text:p>1456.5</text:p>
          </table:table-cell>
          <table:table-cell table:style-name="ce12" office:value-type="float" office:value="1480.79" calcext:value-type="float">
            <text:p>1480.79</text:p>
          </table:table-cell>
          <table:table-cell table:style-name="ce12" office:value-type="float" office:value="1549.03" calcext:value-type="float">
            <text:p>1549.03</text:p>
          </table:table-cell>
          <table:table-cell table:style-name="ce12" office:value-type="float" office:value="1574.67" calcext:value-type="float">
            <text:p>1574.67</text:p>
          </table:table-cell>
          <table:table-cell table:style-name="ce12" office:value-type="float" office:value="1797.65" calcext:value-type="float">
            <text:p>1797.65</text:p>
          </table:table-cell>
          <table:table-cell table:style-name="ce12" office:value-type="float" office:value="1950.86" calcext:value-type="float">
            <text:p>1950.86</text:p>
          </table:table-cell>
          <table:table-cell office:value-type="float" office:value="1744.47" calcext:value-type="float">
            <text:p>1744.47</text:p>
          </table:table-cell>
          <table:table-cell office:value-type="float" office:value="2235.14" calcext:value-type="float">
            <text:p>2235.14</text:p>
          </table:table-cell>
          <table:table-cell office:value-type="float" office:value="2339.54" calcext:value-type="float">
            <text:p>2339.54</text:p>
          </table:table-cell>
          <table:table-cell/>
          <table:table-cell office:value-type="float" office:value="1415.2" calcext:value-type="float">
            <text:p>1415.2</text:p>
          </table:table-cell>
          <table:table-cell table:style-name="ce12" office:value-type="float" office:value="1421.71" calcext:value-type="float">
            <text:p>1421.71</text:p>
          </table:table-cell>
          <table:table-cell table:style-name="ce12" office:value-type="float" office:value="1480.95" calcext:value-type="float">
            <text:p>1480.95</text:p>
          </table:table-cell>
          <table:table-cell table:style-name="ce12" office:value-type="float" office:value="1529.29" calcext:value-type="float">
            <text:p>1529.29</text:p>
          </table:table-cell>
          <table:table-cell table:style-name="ce12" office:value-type="float" office:value="1763.24" calcext:value-type="float">
            <text:p>1763.24</text:p>
          </table:table-cell>
          <table:table-cell table:style-name="ce12" office:value-type="float" office:value="1918.42" calcext:value-type="float">
            <text:p>1918.42</text:p>
          </table:table-cell>
          <table:table-cell office:value-type="float" office:value="1738.59" calcext:value-type="float">
            <text:p>1738.59</text:p>
          </table:table-cell>
          <table:table-cell office:value-type="float" office:value="2135.82" calcext:value-type="float">
            <text:p>2135.82</text:p>
          </table:table-cell>
          <table:table-cell office:value-type="float" office:value="2238.78" calcext:value-type="float">
            <text:p>2238.78</text:p>
          </table:table-cell>
          <table:table-cell/>
          <table:table-cell office:value-type="float" office:value="1449.05" calcext:value-type="float">
            <text:p>1449.05</text:p>
          </table:table-cell>
          <table:table-cell table:style-name="ce12" office:value-type="float" office:value="1451.81" calcext:value-type="float">
            <text:p>1451.81</text:p>
          </table:table-cell>
          <table:table-cell table:style-name="ce12" office:value-type="float" office:value="1558.4" calcext:value-type="float">
            <text:p>1558.4</text:p>
          </table:table-cell>
          <table:table-cell table:style-name="ce12" office:value-type="float" office:value="1579.1" calcext:value-type="float">
            <text:p>1579.1</text:p>
          </table:table-cell>
          <table:table-cell table:style-name="ce12" office:value-type="float" office:value="1815.3" calcext:value-type="float">
            <text:p>1815.3</text:p>
          </table:table-cell>
          <table:table-cell table:style-name="ce12" office:value-type="float" office:value="1942.06" calcext:value-type="float">
            <text:p>1942.06</text:p>
          </table:table-cell>
          <table:table-cell office:value-type="float" office:value="1777.97" calcext:value-type="float">
            <text:p>1777.97</text:p>
          </table:table-cell>
          <table:table-cell office:value-type="float" office:value="2216.43" calcext:value-type="float">
            <text:p>2216.43</text:p>
          </table:table-cell>
          <table:table-cell office:value-type="float" office:value="2324.71" calcext:value-type="float">
            <text:p>2324.71</text:p>
          </table:table-cell>
          <table:table-cell/>
          <table:table-cell office:value-type="float" office:value="1428.83" calcext:value-type="float">
            <text:p>1428.83</text:p>
          </table:table-cell>
          <table:table-cell table:style-name="ce12" office:value-type="float" office:value="1442.64" calcext:value-type="float">
            <text:p>1442.64</text:p>
          </table:table-cell>
          <table:table-cell table:style-name="ce12" office:value-type="float" office:value="1519.64" calcext:value-type="float">
            <text:p>1519.64</text:p>
          </table:table-cell>
          <table:table-cell table:style-name="ce12" office:value-type="float" office:value="1553.51" calcext:value-type="float">
            <text:p>1553.51</text:p>
          </table:table-cell>
          <table:table-cell table:style-name="ce12" office:value-type="float" office:value="1788.32" calcext:value-type="float">
            <text:p>1788.32</text:p>
          </table:table-cell>
          <table:table-cell table:style-name="ce12" office:value-type="float" office:value="1939.04" calcext:value-type="float">
            <text:p>1939.04</text:p>
          </table:table-cell>
          <table:table-cell office:value-type="float" office:value="1735" calcext:value-type="float">
            <text:p>1735</text:p>
          </table:table-cell>
          <table:table-cell office:value-type="float" office:value="2199.37" calcext:value-type="float">
            <text:p>2199.37</text:p>
          </table:table-cell>
          <table:table-cell office:value-type="float" office:value="2320.19" calcext:value-type="float">
            <text:p>2320.19</text:p>
          </table:table-cell>
          <table:table-cell/>
          <table:table-cell office:value-type="float" office:value="1417.37" calcext:value-type="float">
            <text:p>1417.37</text:p>
          </table:table-cell>
          <table:table-cell table:style-name="ce12" office:value-type="float" office:value="1440.44" calcext:value-type="float">
            <text:p>1440.44</text:p>
          </table:table-cell>
          <table:table-cell table:style-name="ce12" office:value-type="float" office:value="1512.29" calcext:value-type="float">
            <text:p>1512.29</text:p>
          </table:table-cell>
          <table:table-cell table:style-name="ce12" office:value-type="float" office:value="1558.39" calcext:value-type="float">
            <text:p>1558.39</text:p>
          </table:table-cell>
          <table:table-cell table:style-name="ce12" office:value-type="float" office:value="1765.31" calcext:value-type="float">
            <text:p>1765.31</text:p>
          </table:table-cell>
          <table:table-cell table:style-name="ce12" office:value-type="float" office:value="1913.46" calcext:value-type="float">
            <text:p>1913.46</text:p>
          </table:table-cell>
          <table:table-cell office:value-type="float" office:value="1741.67" calcext:value-type="float">
            <text:p>1741.67</text:p>
          </table:table-cell>
          <table:table-cell office:value-type="float" office:value="2210.1" calcext:value-type="float">
            <text:p>2210.1</text:p>
          </table:table-cell>
          <table:table-cell office:value-type="float" office:value="2326.83" calcext:value-type="float">
            <text:p>2326.83</text:p>
          </table:table-cell>
          <table:table-cell/>
          <table:table-cell table:formula="of:=([.AQ51]+[.AG51]+[.W51]+[.M51]+[.C51])/5" office:value-type="float" office:value="1433.39" calcext:value-type="float">
            <text:p>1433.39</text:p>
          </table:table-cell>
          <table:table-cell table:style-name="ce18" table:formula="of:=([.AR51]+[.AH51]+[.X51]+[.N51]+[.D51])/5" office:value-type="float" office:value="1447.478" calcext:value-type="float">
            <text:p>1447.478</text:p>
          </table:table-cell>
          <table:table-cell table:style-name="ce18" table:formula="of:=([.AS51]+[.AI51]+[.Y51]+[.O51]+[.E51])/5" office:value-type="float" office:value="1524.062" calcext:value-type="float">
            <text:p>1524.062</text:p>
          </table:table-cell>
          <table:table-cell table:style-name="ce18" table:formula="of:=([.AT51]+[.AJ51]+[.Z51]+[.P51]+[.F51])/5" office:value-type="float" office:value="1558.992" calcext:value-type="float">
            <text:p>1558.992</text:p>
          </table:table-cell>
          <table:table-cell table:style-name="ce18" table:formula="of:=([.AU51]+[.AK51]+[.AA51]+[.Q51]+[.G51])/5" office:value-type="float" office:value="1785.964" calcext:value-type="float">
            <text:p>1785.964</text:p>
          </table:table-cell>
          <table:table-cell table:style-name="ce18" table:formula="of:=([.AV51]+[.AL51]+[.AB51]+[.R51]+[.H51])/5" office:value-type="float" office:value="1932.768" calcext:value-type="float">
            <text:p>1932.768</text:p>
          </table:table-cell>
          <table:table-cell table:formula="of:=([.AW51]+[.AM51]+[.AC51]+[.S51]+[.I51])/5" office:value-type="float" office:value="1747.54" calcext:value-type="float">
            <text:p>1747.54</text:p>
          </table:table-cell>
          <table:table-cell table:formula="of:=([.AX51]+[.AN51]+[.AD51]+[.T51]+[.J51])/5" office:value-type="float" office:value="2199.372" calcext:value-type="float">
            <text:p>2199.372</text:p>
          </table:table-cell>
          <table:table-cell table:formula="of:=([.AY51]+[.AO51]+[.AE51]+[.U51]+[.K51])/5" office:value-type="float" office:value="2310.01" calcext:value-type="float">
            <text:p>2310.01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 table:number-columns-repeated="10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ce59"/>
          <table:table-cell table:number-columns-repeated="5"/>
          <table:table-cell table:style-name="Default" table:number-columns-repeated="2"/>
          <table:table-cell table:style-name="ce68"/>
          <table:table-cell table:number-columns-repeated="2"/>
        </table:table-row>
        <table:table-row table:style-name="ro2">
          <table:table-cell table:style-name="ce3" office:value-type="string" calcext:value-type="string">
            <text:p>STD::Vector</text:p>
          </table:table-cell>
          <table:table-cell table:style-name="ce8" office:value-type="string" calcext:value-type="string">
            <text:p>size/rat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4"/>
          <table:table-cell table:style-name="ce51" office:value-type="string" calcext:value-type="string" table:number-columns-spanned="4" table:number-rows-spanned="1">
            <text:p>*total time of measurement is very high</text:p>
          </table:table-cell>
          <table:covered-table-cell table:number-columns-repeated="3" table:style-name="ce54"/>
          <table:table-cell table:style-name="ce15" table:number-columns-repeated="36"/>
          <table:table-cell table:style-name="ce5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69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.1378" calcext:value-type="float">
            <text:p>1.1378</text:p>
          </table:table-cell>
          <table:table-cell table:style-name="ce12" office:value-type="float" office:value="2.46203" calcext:value-type="float">
            <text:p>2.46203</text:p>
          </table:table-cell>
          <table:table-cell table:style-name="ce12" office:value-type="float" office:value="1.51233" calcext:value-type="float">
            <text:p>1.51233</text:p>
          </table:table-cell>
          <table:table-cell table:style-name="ce12" office:value-type="float" office:value="1.41499" calcext:value-type="float">
            <text:p>1.41499</text:p>
          </table:table-cell>
          <table:table-cell table:style-name="ce12" office:value-type="float" office:value="1.15044" calcext:value-type="float">
            <text:p>1.15044</text:p>
          </table:table-cell>
          <table:table-cell table:style-name="ce12" office:value-type="float" office:value="1.2281" calcext:value-type="float">
            <text:p>1.2281</text:p>
          </table:table-cell>
          <table:table-cell office:value-type="float" office:value="1.30811" calcext:value-type="float">
            <text:p>1.30811</text:p>
          </table:table-cell>
          <table:table-cell office:value-type="float" office:value="1.40286" calcext:value-type="float">
            <text:p>1.40286</text:p>
          </table:table-cell>
          <table:table-cell office:value-type="float" office:value="1.48309" calcext:value-type="float">
            <text:p>1.48309</text:p>
          </table:table-cell>
          <table:table-cell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formula="of:=([.AQ56]+[.AG56]+[.W56]+[.M56]+[.C56])/5" office:value-type="float" office:value="0.22756" calcext:value-type="float">
            <text:p>0.22756</text:p>
          </table:table-cell>
          <table:table-cell table:style-name="ce18" table:formula="of:=([.AR56]+[.AH56]+[.X56]+[.N56]+[.D56])/5" office:value-type="float" office:value="0.492406" calcext:value-type="float">
            <text:p>0.492406</text:p>
          </table:table-cell>
          <table:table-cell table:style-name="ce18" table:formula="of:=([.AS56]+[.AI56]+[.Y56]+[.O56]+[.E56])/5" office:value-type="float" office:value="0.302466" calcext:value-type="float">
            <text:p>0.302466</text:p>
          </table:table-cell>
          <table:table-cell table:style-name="ce18" table:formula="of:=([.AT56]+[.AJ56]+[.Z56]+[.P56]+[.F56])/5" office:value-type="float" office:value="0.282998" calcext:value-type="float">
            <text:p>0.282998</text:p>
          </table:table-cell>
          <table:table-cell table:style-name="ce18" table:formula="of:=([.AU56]+[.AK56]+[.AA56]+[.Q56]+[.G56])/5" office:value-type="float" office:value="0.230088" calcext:value-type="float">
            <text:p>0.230088</text:p>
          </table:table-cell>
          <table:table-cell table:style-name="ce18" table:formula="of:=([.AV56]+[.AL56]+[.AB56]+[.R56]+[.H56])/5" office:value-type="float" office:value="0.24562" calcext:value-type="float">
            <text:p>0.24562</text:p>
          </table:table-cell>
          <table:table-cell table:formula="of:=([.AW56]+[.AM56]+[.AC56]+[.S56]+[.I56])/5" office:value-type="float" office:value="0.261622" calcext:value-type="float">
            <text:p>0.261622</text:p>
          </table:table-cell>
          <table:table-cell table:formula="of:=([.AX56]+[.AN56]+[.AD56]+[.T56]+[.J56])/5" office:value-type="float" office:value="0.280572" calcext:value-type="float">
            <text:p>0.280572</text:p>
          </table:table-cell>
          <table:table-cell table:formula="of:=([.AY56]+[.AO56]+[.AE56]+[.U56]+[.K56])/5" office:value-type="float" office:value="0.296618" calcext:value-type="float">
            <text:p>0.29661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2.64955" calcext:value-type="float">
            <text:p>2.64955</text:p>
          </table:table-cell>
          <table:table-cell office:value-type="float" office:value="5.51127" calcext:value-type="float">
            <text:p>5.51127</text:p>
          </table:table-cell>
          <table:table-cell office:value-type="float" office:value="3.65129" calcext:value-type="float">
            <text:p>3.65129</text:p>
          </table:table-cell>
          <table:table-cell office:value-type="float" office:value="4.05778" calcext:value-type="float">
            <text:p>4.05778</text:p>
          </table:table-cell>
          <table:table-cell office:value-type="float" office:value="4.5314" calcext:value-type="float">
            <text:p>4.5314</text:p>
          </table:table-cell>
          <table:table-cell office:value-type="float" office:value="4.99595" calcext:value-type="float">
            <text:p>4.99595</text:p>
          </table:table-cell>
          <table:table-cell office:value-type="float" office:value="5.29377" calcext:value-type="float">
            <text:p>5.29377</text:p>
          </table:table-cell>
          <table:table-cell office:value-type="float" office:value="5.63548" calcext:value-type="float">
            <text:p>5.63548</text:p>
          </table:table-cell>
          <table:table-cell office:value-type="float" office:value="6.09407" calcext:value-type="float">
            <text:p>6.09407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57]+[.AG57]+[.W57]+[.M57]+[.C57])/5" office:value-type="float" office:value="0.52991" calcext:value-type="float">
            <text:p>0.52991</text:p>
          </table:table-cell>
          <table:table-cell table:style-name="ce23" table:formula="of:=([.AR57]+[.AH57]+[.X57]+[.N57]+[.D57])/5" office:value-type="float" office:value="1.102254" calcext:value-type="float">
            <text:p>1.102254</text:p>
          </table:table-cell>
          <table:table-cell table:style-name="ce23" table:formula="of:=([.AS57]+[.AI57]+[.Y57]+[.O57]+[.E57])/5" office:value-type="float" office:value="0.730258" calcext:value-type="float">
            <text:p>0.730258</text:p>
          </table:table-cell>
          <table:table-cell table:style-name="ce23" table:formula="of:=([.AT57]+[.AJ57]+[.Z57]+[.P57]+[.F57])/5" office:value-type="float" office:value="0.811556" calcext:value-type="float">
            <text:p>0.811556</text:p>
          </table:table-cell>
          <table:table-cell table:style-name="ce23" table:formula="of:=([.AU57]+[.AK57]+[.AA57]+[.Q57]+[.G57])/5" office:value-type="float" office:value="0.90628" calcext:value-type="float">
            <text:p>0.90628</text:p>
          </table:table-cell>
          <table:table-cell table:style-name="ce23" table:formula="of:=([.AV57]+[.AL57]+[.AB57]+[.R57]+[.H57])/5" office:value-type="float" office:value="0.99919" calcext:value-type="float">
            <text:p>0.99919</text:p>
          </table:table-cell>
          <table:table-cell table:formula="of:=([.AW57]+[.AM57]+[.AC57]+[.S57]+[.I57])/5" office:value-type="float" office:value="1.058754" calcext:value-type="float">
            <text:p>1.058754</text:p>
          </table:table-cell>
          <table:table-cell table:formula="of:=([.AX57]+[.AN57]+[.AD57]+[.T57]+[.J57])/5" office:value-type="float" office:value="1.127096" calcext:value-type="float">
            <text:p>1.127096</text:p>
          </table:table-cell>
          <table:table-cell table:formula="of:=([.AY57]+[.AO57]+[.AE57]+[.U57]+[.K57])/5" office:value-type="float" office:value="1.218814" calcext:value-type="float">
            <text:p>1.218814</text:p>
          </table:table-cell>
          <table:table-cell table:number-columns-repeated="2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10.2121" calcext:value-type="float">
            <text:p>10.2121</text:p>
          </table:table-cell>
          <table:table-cell office:value-type="float" office:value="17.6402" calcext:value-type="float">
            <text:p>17.6402</text:p>
          </table:table-cell>
          <table:table-cell office:value-type="float" office:value="14.7406" calcext:value-type="float">
            <text:p>14.7406</text:p>
          </table:table-cell>
          <table:table-cell office:value-type="float" office:value="17.3241" calcext:value-type="float">
            <text:p>17.3241</text:p>
          </table:table-cell>
          <table:table-cell office:value-type="float" office:value="19.5178" calcext:value-type="float">
            <text:p>19.5178</text:p>
          </table:table-cell>
          <table:table-cell office:value-type="float" office:value="21.4697" calcext:value-type="float">
            <text:p>21.4697</text:p>
          </table:table-cell>
          <table:table-cell office:value-type="float" office:value="23.4019" calcext:value-type="float">
            <text:p>23.4019</text:p>
          </table:table-cell>
          <table:table-cell office:value-type="float" office:value="24.1122" calcext:value-type="float">
            <text:p>24.1122</text:p>
          </table:table-cell>
          <table:table-cell office:value-type="float" office:value="25.7596" calcext:value-type="float">
            <text:p>25.7596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58]+[.AG58]+[.W58]+[.M58]+[.C58])/5" office:value-type="float" office:value="2.04242" calcext:value-type="float">
            <text:p>2.04242</text:p>
          </table:table-cell>
          <table:table-cell table:style-name="ce23" table:formula="of:=([.AR58]+[.AH58]+[.X58]+[.N58]+[.D58])/5" office:value-type="float" office:value="3.52804" calcext:value-type="float">
            <text:p>3.52804</text:p>
          </table:table-cell>
          <table:table-cell table:style-name="ce23" table:formula="of:=([.AS58]+[.AI58]+[.Y58]+[.O58]+[.E58])/5" office:value-type="float" office:value="2.94812" calcext:value-type="float">
            <text:p>2.94812</text:p>
          </table:table-cell>
          <table:table-cell table:style-name="ce23" table:formula="of:=([.AT58]+[.AJ58]+[.Z58]+[.P58]+[.F58])/5" office:value-type="float" office:value="3.46482" calcext:value-type="float">
            <text:p>3.46482</text:p>
          </table:table-cell>
          <table:table-cell table:style-name="ce23" table:formula="of:=([.AU58]+[.AK58]+[.AA58]+[.Q58]+[.G58])/5" office:value-type="float" office:value="3.90356" calcext:value-type="float">
            <text:p>3.90356</text:p>
          </table:table-cell>
          <table:table-cell table:style-name="ce23" table:formula="of:=([.AV58]+[.AL58]+[.AB58]+[.R58]+[.H58])/5" office:value-type="float" office:value="4.29394" calcext:value-type="float">
            <text:p>4.29394</text:p>
          </table:table-cell>
          <table:table-cell table:formula="of:=([.AW58]+[.AM58]+[.AC58]+[.S58]+[.I58])/5" office:value-type="float" office:value="4.68038" calcext:value-type="float">
            <text:p>4.68038</text:p>
          </table:table-cell>
          <table:table-cell table:formula="of:=([.AX58]+[.AN58]+[.AD58]+[.T58]+[.J58])/5" office:value-type="float" office:value="4.82244" calcext:value-type="float">
            <text:p>4.82244</text:p>
          </table:table-cell>
          <table:table-cell table:formula="of:=([.AY58]+[.AO58]+[.AE58]+[.U58]+[.K58])/5" office:value-type="float" office:value="5.15192" calcext:value-type="float">
            <text:p>5.15192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45.2658" calcext:value-type="float">
            <text:p>45.2658</text:p>
          </table:table-cell>
          <table:table-cell office:value-type="float" office:value="63.5676" calcext:value-type="float">
            <text:p>63.5676</text:p>
          </table:table-cell>
          <table:table-cell office:value-type="float" office:value="66.2308" calcext:value-type="float">
            <text:p>66.2308</text:p>
          </table:table-cell>
          <table:table-cell office:value-type="float" office:value="81.0325" calcext:value-type="float">
            <text:p>81.0325</text:p>
          </table:table-cell>
          <table:table-cell office:value-type="float" office:value="92.5607" calcext:value-type="float">
            <text:p>92.5607</text:p>
          </table:table-cell>
          <table:table-cell office:value-type="float" office:value="117.659" calcext:value-type="float">
            <text:p>117.659</text:p>
          </table:table-cell>
          <table:table-cell office:value-type="float" office:value="124.822" calcext:value-type="float">
            <text:p>124.822</text:p>
          </table:table-cell>
          <table:table-cell office:value-type="float" office:value="151.742" calcext:value-type="float">
            <text:p>151.742</text:p>
          </table:table-cell>
          <table:table-cell office:value-type="float" office:value="189.106" calcext:value-type="float">
            <text:p>189.106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59]+[.AG59]+[.W59]+[.M59]+[.C59])/5" office:value-type="float" office:value="9.05316" calcext:value-type="float">
            <text:p>9.05316</text:p>
          </table:table-cell>
          <table:table-cell table:style-name="ce23" table:formula="of:=([.AR59]+[.AH59]+[.X59]+[.N59]+[.D59])/5" office:value-type="float" office:value="12.71352" calcext:value-type="float">
            <text:p>12.71352</text:p>
          </table:table-cell>
          <table:table-cell table:style-name="ce23" table:formula="of:=([.AS59]+[.AI59]+[.Y59]+[.O59]+[.E59])/5" office:value-type="float" office:value="13.24616" calcext:value-type="float">
            <text:p>13.24616</text:p>
          </table:table-cell>
          <table:table-cell table:style-name="ce23" table:formula="of:=([.AT59]+[.AJ59]+[.Z59]+[.P59]+[.F59])/5" office:value-type="float" office:value="16.2065" calcext:value-type="float">
            <text:p>16.2065</text:p>
          </table:table-cell>
          <table:table-cell table:style-name="ce23" table:formula="of:=([.AU59]+[.AK59]+[.AA59]+[.Q59]+[.G59])/5" office:value-type="float" office:value="18.51214" calcext:value-type="float">
            <text:p>18.51214</text:p>
          </table:table-cell>
          <table:table-cell table:style-name="ce23" table:formula="of:=([.AV59]+[.AL59]+[.AB59]+[.R59]+[.H59])/5" office:value-type="float" office:value="23.5318" calcext:value-type="float">
            <text:p>23.5318</text:p>
          </table:table-cell>
          <table:table-cell table:formula="of:=([.AW59]+[.AM59]+[.AC59]+[.S59]+[.I59])/5" office:value-type="float" office:value="24.9644" calcext:value-type="float">
            <text:p>24.9644</text:p>
          </table:table-cell>
          <table:table-cell table:formula="of:=([.AX59]+[.AN59]+[.AD59]+[.T59]+[.J59])/5" office:value-type="float" office:value="30.3484" calcext:value-type="float">
            <text:p>30.3484</text:p>
          </table:table-cell>
          <table:table-cell table:formula="of:=([.AY59]+[.AO59]+[.AE59]+[.U59]+[.K59])/5" office:value-type="float" office:value="37.8212" calcext:value-type="float">
            <text:p>37.8212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office:value-type="float" office:value="430.681" calcext:value-type="float">
            <text:p>430.681</text:p>
          </table:table-cell>
          <table:table-cell office:value-type="float" office:value="594.839" calcext:value-type="float">
            <text:p>594.839</text:p>
          </table:table-cell>
          <table:table-cell office:value-type="float" office:value="770.776" calcext:value-type="float">
            <text:p>770.776</text:p>
          </table:table-cell>
          <table:table-cell office:value-type="float" office:value="991.166" calcext:value-type="float">
            <text:p>991.166</text:p>
          </table:table-cell>
          <table:table-cell office:value-type="float" office:value="1116.63" calcext:value-type="float">
            <text:p>1116.63</text:p>
          </table:table-cell>
          <table:table-cell office:value-type="float" office:value="1202.35" calcext:value-type="float">
            <text:p>1202.35</text:p>
          </table:table-cell>
          <table:table-cell office:value-type="float" office:value="1356.52" calcext:value-type="float">
            <text:p>1356.52</text:p>
          </table:table-cell>
          <table:table-cell office:value-type="float" office:value="1528.16" calcext:value-type="float">
            <text:p>1528.16</text:p>
          </table:table-cell>
          <table:table-cell office:value-type="float" office:value="1762.45" calcext:value-type="float">
            <text:p>1762.45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60]+[.AG60]+[.W60]+[.M60]+[.C60])/5" office:value-type="float" office:value="86.1362" calcext:value-type="float">
            <text:p>86.1362</text:p>
          </table:table-cell>
          <table:table-cell table:style-name="ce23" table:formula="of:=([.AR60]+[.AH60]+[.X60]+[.N60]+[.D60])/5" office:value-type="float" office:value="118.9678" calcext:value-type="float">
            <text:p>118.9678</text:p>
          </table:table-cell>
          <table:table-cell table:style-name="ce23" table:formula="of:=([.AS60]+[.AI60]+[.Y60]+[.O60]+[.E60])/5" office:value-type="float" office:value="154.1552" calcext:value-type="float">
            <text:p>154.1552</text:p>
          </table:table-cell>
          <table:table-cell table:style-name="ce23" table:formula="of:=([.AT60]+[.AJ60]+[.Z60]+[.P60]+[.F60])/5" office:value-type="float" office:value="198.2332" calcext:value-type="float">
            <text:p>198.2332</text:p>
          </table:table-cell>
          <table:table-cell table:style-name="ce23" table:formula="of:=([.AU60]+[.AK60]+[.AA60]+[.Q60]+[.G60])/5" office:value-type="float" office:value="223.326" calcext:value-type="float">
            <text:p>223.326</text:p>
          </table:table-cell>
          <table:table-cell table:style-name="ce23" table:formula="of:=([.AV60]+[.AL60]+[.AB60]+[.R60]+[.H60])/5" office:value-type="float" office:value="240.47" calcext:value-type="float">
            <text:p>240.47</text:p>
          </table:table-cell>
          <table:table-cell table:formula="of:=([.AW60]+[.AM60]+[.AC60]+[.S60]+[.I60])/5" office:value-type="float" office:value="271.304" calcext:value-type="float">
            <text:p>271.304</text:p>
          </table:table-cell>
          <table:table-cell table:formula="of:=([.AX60]+[.AN60]+[.AD60]+[.T60]+[.J60])/5" office:value-type="float" office:value="305.632" calcext:value-type="float">
            <text:p>305.632</text:p>
          </table:table-cell>
          <table:table-cell table:formula="of:=([.AY60]+[.AO60]+[.AE60]+[.U60]+[.K60])/5" office:value-type="float" office:value="352.49" calcext:value-type="float">
            <text:p>352.49</text:p>
          </table:table-cell>
          <table:table-cell table:number-columns-repeated="2"/>
        </table:table-row>
        <table:table-row table:style-name="ro3">
          <table:table-cell/>
          <table:table-cell office:value-type="float" office:value="640" calcext:value-type="float">
            <text:p>640</text:p>
          </table:table-cell>
          <table:table-cell office:value-type="float" office:value="3006.43" calcext:value-type="float">
            <text:p>3006.43</text:p>
          </table:table-cell>
          <table:table-cell office:value-type="float" office:value="4060.5" calcext:value-type="float">
            <text:p>4060.5</text:p>
          </table:table-cell>
          <table:table-cell office:value-type="float" office:value="5125.22" calcext:value-type="float">
            <text:p>5125.22</text:p>
          </table:table-cell>
          <table:table-cell office:value-type="float" office:value="6092.41" calcext:value-type="float">
            <text:p>6092.41</text:p>
          </table:table-cell>
          <table:table-cell office:value-type="float" office:value="6841.21" calcext:value-type="float">
            <text:p>6841.21</text:p>
          </table:table-cell>
          <table:table-cell office:value-type="float" office:value="7662.4" calcext:value-type="float">
            <text:p>7662.4</text:p>
          </table:table-cell>
          <table:table-cell office:value-type="float" office:value="8318.02" calcext:value-type="float">
            <text:p>8318.02</text:p>
          </table:table-cell>
          <table:table-cell office:value-type="float" office:value="8899.54" calcext:value-type="float">
            <text:p>8899.54</text:p>
          </table:table-cell>
          <table:table-cell office:value-type="float" office:value="9406.73" calcext:value-type="float">
            <text:p>9406.73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61]+[.AG61]+[.W61]+[.M61]+[.C61])/5" office:value-type="float" office:value="601.286" calcext:value-type="float">
            <text:p>601.286</text:p>
          </table:table-cell>
          <table:table-cell table:style-name="ce23" table:formula="of:=([.AR61]+[.AH61]+[.X61]+[.N61]+[.D61])/5" office:value-type="float" office:value="812.1" calcext:value-type="float">
            <text:p>812.1</text:p>
          </table:table-cell>
          <table:table-cell table:style-name="ce23" table:formula="of:=([.AS61]+[.AI61]+[.Y61]+[.O61]+[.E61])/5" office:value-type="float" office:value="1025.044" calcext:value-type="float">
            <text:p>1025.044</text:p>
          </table:table-cell>
          <table:table-cell table:style-name="ce23" table:formula="of:=([.AT61]+[.AJ61]+[.Z61]+[.P61]+[.F61])/5" office:value-type="float" office:value="1218.482" calcext:value-type="float">
            <text:p>1218.482</text:p>
          </table:table-cell>
          <table:table-cell table:style-name="ce23" table:formula="of:=([.AU61]+[.AK61]+[.AA61]+[.Q61]+[.G61])/5" office:value-type="float" office:value="1368.242" calcext:value-type="float">
            <text:p>1368.242</text:p>
          </table:table-cell>
          <table:table-cell table:style-name="ce23" table:formula="of:=([.AV61]+[.AL61]+[.AB61]+[.R61]+[.H61])/5" office:value-type="float" office:value="1532.48" calcext:value-type="float">
            <text:p>1532.48</text:p>
          </table:table-cell>
          <table:table-cell table:formula="of:=([.AW61]+[.AM61]+[.AC61]+[.S61]+[.I61])/5" office:value-type="float" office:value="1663.604" calcext:value-type="float">
            <text:p>1663.604</text:p>
          </table:table-cell>
          <table:table-cell table:formula="of:=([.AX61]+[.AN61]+[.AD61]+[.T61]+[.J61])/5" office:value-type="float" office:value="1779.908" calcext:value-type="float">
            <text:p>1779.908</text:p>
          </table:table-cell>
          <table:table-cell table:formula="of:=([.AY61]+[.AO61]+[.AE61]+[.U61]+[.K61])/5" office:value-type="float" office:value="1881.346" calcext:value-type="float">
            <text:p>1881.34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80" calcext:value-type="float">
            <text:p>1280</text:p>
          </table:table-cell>
          <table:table-cell office:value-type="float" office:value="15203.4" calcext:value-type="float">
            <text:p>15203.4</text:p>
          </table:table-cell>
          <table:table-cell office:value-type="float" office:value="19937.3" calcext:value-type="float">
            <text:p>19937.3</text:p>
          </table:table-cell>
          <table:table-cell office:value-type="float" office:value="24095.8" calcext:value-type="float">
            <text:p>24095.8</text:p>
          </table:table-cell>
          <table:table-cell office:value-type="float" office:value="28083.9" calcext:value-type="float">
            <text:p>28083.9</text:p>
          </table:table-cell>
          <table:table-cell office:value-type="float" office:value="30613.7" calcext:value-type="float">
            <text:p>30613.7</text:p>
          </table:table-cell>
          <table:table-cell office:value-type="float" office:value="33551.2" calcext:value-type="float">
            <text:p>33551.2</text:p>
          </table:table-cell>
          <table:table-cell office:value-type="float" office:value="35514" calcext:value-type="float">
            <text:p>35514</text:p>
          </table:table-cell>
          <table:table-cell office:value-type="float" office:value="38237.8" calcext:value-type="float">
            <text:p>38237.8</text:p>
          </table:table-cell>
          <table:table-cell office:value-type="float" office:value="41115" calcext:value-type="float">
            <text:p>41115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62]+[.AG62]+[.W62]+[.M62]+[.C62])/5" office:value-type="float" office:value="3040.68" calcext:value-type="float">
            <text:p>3040.68</text:p>
          </table:table-cell>
          <table:table-cell table:style-name="ce23" table:formula="of:=([.AR62]+[.AH62]+[.X62]+[.N62]+[.D62])/5" office:value-type="float" office:value="3987.46" calcext:value-type="float">
            <text:p>3987.46</text:p>
          </table:table-cell>
          <table:table-cell table:style-name="ce23" table:formula="of:=([.AS62]+[.AI62]+[.Y62]+[.O62]+[.E62])/5" office:value-type="float" office:value="4819.16" calcext:value-type="float">
            <text:p>4819.16</text:p>
          </table:table-cell>
          <table:table-cell table:style-name="ce23" table:formula="of:=([.AT62]+[.AJ62]+[.Z62]+[.P62]+[.F62])/5" office:value-type="float" office:value="5616.78" calcext:value-type="float">
            <text:p>5616.78</text:p>
          </table:table-cell>
          <table:table-cell table:style-name="ce23" table:formula="of:=([.AU62]+[.AK62]+[.AA62]+[.Q62]+[.G62])/5" office:value-type="float" office:value="6122.74" calcext:value-type="float">
            <text:p>6122.74</text:p>
          </table:table-cell>
          <table:table-cell table:style-name="ce23" table:formula="of:=([.AV62]+[.AL62]+[.AB62]+[.R62]+[.H62])/5" office:value-type="float" office:value="6710.24" calcext:value-type="float">
            <text:p>6710.24</text:p>
          </table:table-cell>
          <table:table-cell table:formula="of:=([.AW62]+[.AM62]+[.AC62]+[.S62]+[.I62])/5" office:value-type="float" office:value="7102.8" calcext:value-type="float">
            <text:p>7102.8</text:p>
          </table:table-cell>
          <table:table-cell table:formula="of:=([.AX62]+[.AN62]+[.AD62]+[.T62]+[.J62])/5" office:value-type="float" office:value="7647.56" calcext:value-type="float">
            <text:p>7647.56</text:p>
          </table:table-cell>
          <table:table-cell table:formula="of:=([.AY62]+[.AO62]+[.AE62]+[.U62]+[.K62])/5" office:value-type="float" office:value="8223" calcext:value-type="float">
            <text:p>8223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60" calcext:value-type="float">
            <text:p>2560</text:p>
          </table:table-cell>
          <table:table-cell office:value-type="float" office:value="67532.7" calcext:value-type="float">
            <text:p>67532.7</text:p>
          </table:table-cell>
          <table:table-cell office:value-type="float" office:value="85724.6" calcext:value-type="float">
            <text:p>85724.6</text:p>
          </table:table-cell>
          <table:table-cell office:value-type="float" office:value="101230" calcext:value-type="float">
            <text:p>101230</text:p>
          </table:table-cell>
          <table:table-cell office:value-type="float" office:value="115452" calcext:value-type="float">
            <text:p>115452</text:p>
          </table:table-cell>
          <table:table-cell office:value-type="float" office:value="127422" calcext:value-type="float">
            <text:p>127422</text:p>
          </table:table-cell>
          <table:table-cell office:value-type="float" office:value="135788" calcext:value-type="float">
            <text:p>135788</text:p>
          </table:table-cell>
          <table:table-cell office:value-type="float" office:value="146985" calcext:value-type="float">
            <text:p>146985</text:p>
          </table:table-cell>
          <table:table-cell office:value-type="float" office:value="156358" calcext:value-type="float">
            <text:p>156358</text:p>
          </table:table-cell>
          <table:table-cell office:value-type="float" office:value="164347" calcext:value-type="float">
            <text:p>164347</text:p>
          </table:table-cell>
          <table:table-cell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16"/>
          <table:table-cell table:style-name="ce17" table:number-columns-repeated="3"/>
          <table:table-cell table:formula="of:=([.AQ63]+[.AG63]+[.W63]+[.M63]+[.C63])/5" office:value-type="float" office:value="13506.54" calcext:value-type="float">
            <text:p>13506.54</text:p>
          </table:table-cell>
          <table:table-cell table:style-name="ce23" table:formula="of:=([.AR63]+[.AH63]+[.X63]+[.N63]+[.D63])/5" office:value-type="float" office:value="17144.92" calcext:value-type="float">
            <text:p>17144.92</text:p>
          </table:table-cell>
          <table:table-cell table:style-name="ce23" table:formula="of:=([.AS63]+[.AI63]+[.Y63]+[.O63]+[.E63])/5" office:value-type="float" office:value="20246" calcext:value-type="float">
            <text:p>20246</text:p>
          </table:table-cell>
          <table:table-cell table:style-name="ce23" table:formula="of:=([.AT63]+[.AJ63]+[.Z63]+[.P63]+[.F63])/5" office:value-type="float" office:value="23090.4" calcext:value-type="float">
            <text:p>23090.4</text:p>
          </table:table-cell>
          <table:table-cell table:style-name="ce23" table:formula="of:=([.AU63]+[.AK63]+[.AA63]+[.Q63]+[.G63])/5" office:value-type="float" office:value="25484.4" calcext:value-type="float">
            <text:p>25484.4</text:p>
          </table:table-cell>
          <table:table-cell table:style-name="ce23" table:formula="of:=([.AV63]+[.AL63]+[.AB63]+[.R63]+[.H63])/5" office:value-type="float" office:value="27157.6" calcext:value-type="float">
            <text:p>27157.6</text:p>
          </table:table-cell>
          <table:table-cell table:formula="of:=([.AW63]+[.AM63]+[.AC63]+[.S63]+[.I63])/5" office:value-type="float" office:value="29397" calcext:value-type="float">
            <text:p>29397</text:p>
          </table:table-cell>
          <table:table-cell table:formula="of:=([.AX63]+[.AN63]+[.AD63]+[.T63]+[.J63])/5" office:value-type="float" office:value="31271.6" calcext:value-type="float">
            <text:p>31271.6</text:p>
          </table:table-cell>
          <table:table-cell table:formula="of:=([.AY63]+[.AO63]+[.AE63]+[.U63]+[.K63])/5" office:value-type="float" office:value="32869.4" calcext:value-type="float">
            <text:p>32869.4</text:p>
          </table:table-cell>
          <table:table-cell table:number-columns-repeated="2"/>
        </table:table-row>
        <table:table-row table:style-name="ro3">
          <table:table-cell/>
          <table:table-cell office:value-type="float" office:value="5120" calcext:value-type="float">
            <text:p>5120</text:p>
          </table:table-cell>
          <table:table-cell office:value-type="float" office:value="268476" calcext:value-type="float">
            <text:p>268476</text:p>
          </table:table-cell>
          <table:table-cell office:value-type="float" office:value="339716" calcext:value-type="float">
            <text:p>339716</text:p>
          </table:table-cell>
          <table:table-cell office:value-type="float" office:value="410925" calcext:value-type="float">
            <text:p>410925</text:p>
          </table:table-cell>
          <table:table-cell office:value-type="float" office:value="467142" calcext:value-type="float">
            <text:p>467142</text:p>
          </table:table-cell>
          <table:table-cell office:value-type="float" office:value="517926" calcext:value-type="float">
            <text:p>517926</text:p>
          </table:table-cell>
          <table:table-cell office:value-type="float" office:value="557175" calcext:value-type="float">
            <text:p>557175</text:p>
          </table:table-cell>
          <table:table-cell office:value-type="float" office:value="599892" calcext:value-type="float">
            <text:p>599892</text:p>
          </table:table-cell>
          <table:table-cell office:value-type="float" office:value="634964" calcext:value-type="float">
            <text:p>634964</text:p>
          </table:table-cell>
          <table:table-cell office:value-type="float" office:value="665991" calcext:value-type="float">
            <text:p>665991</text:p>
          </table:table-cell>
          <table:table-cell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style-name="ce16" table:number-columns-repeated="7"/>
          <table:table-cell table:style-name="ce17" table:number-columns-repeated="3"/>
          <table:table-cell table:style-name="ce60" table:formula="of:=([.AQ64]+[.AG64]+[.W64]+[.M64]+[.C64])/5" office:value-type="float" office:value="53695.2" calcext:value-type="float">
            <text:p>53695.2</text:p>
          </table:table-cell>
          <table:table-cell table:style-name="ce64" table:formula="of:=([.AR64]+[.AH64]+[.X64]+[.N64]+[.D64])/5" office:value-type="float" office:value="67943.2" calcext:value-type="float">
            <text:p>67943.2</text:p>
          </table:table-cell>
          <table:table-cell table:style-name="ce64" table:formula="of:=([.AS64]+[.AI64]+[.Y64]+[.O64]+[.E64])/5" office:value-type="float" office:value="82185" calcext:value-type="float">
            <text:p>82185</text:p>
          </table:table-cell>
          <table:table-cell table:style-name="ce64" table:formula="of:=([.AT64]+[.AJ64]+[.Z64]+[.P64]+[.F64])/5" office:value-type="float" office:value="93428.4" calcext:value-type="float">
            <text:p>93428.4</text:p>
          </table:table-cell>
          <table:table-cell table:style-name="ce64" table:formula="of:=([.AU64]+[.AK64]+[.AA64]+[.Q64]+[.G64])/5" office:value-type="float" office:value="103585.2" calcext:value-type="float">
            <text:p>103585.2</text:p>
          </table:table-cell>
          <table:table-cell table:style-name="ce64" table:formula="of:=([.AV64]+[.AL64]+[.AB64]+[.R64]+[.H64])/5" office:value-type="float" office:value="111435" calcext:value-type="float">
            <text:p>111435</text:p>
          </table:table-cell>
          <table:table-cell table:style-name="ce64" table:formula="of:=([.AW64]+[.AM64]+[.AC64]+[.S64]+[.I64])/5" office:value-type="float" office:value="119978.4" calcext:value-type="float">
            <text:p>119978.4</text:p>
          </table:table-cell>
          <table:table-cell table:style-name="ce64" table:formula="of:=([.AX64]+[.AN64]+[.AD64]+[.T64]+[.J64])/5" office:value-type="float" office:value="126992.8" calcext:value-type="float">
            <text:p>126992.8</text:p>
          </table:table-cell>
          <table:table-cell table:style-name="ce70" table:formula="of:=([.AY64]+[.AO64]+[.AE64]+[.U64]+[.K64])/5" office:value-type="float" office:value="133198.2" calcext:value-type="float">
            <text:p>133198.2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10"/>
          <table:table-cell/>
          <table:table-cell table:style-name="ce17" table:number-columns-repeated="40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Relative speed</text:p>
          </table:table-cell>
          <table:covered-table-cell table:style-name="Default"/>
          <table:table-cell table:style-name="Default" table:number-columns-repeated="8"/>
          <table:table-cell/>
          <table:table-cell table:style-name="ce17" table:number-columns-repeated="40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0" table:formula="of:=[.BA43]/[.BA56]" office:value-type="float" office:value="1.06576639128142" calcext:value-type="float">
            <text:p>1.06576639128142</text:p>
          </table:table-cell>
          <table:table-cell table:style-name="ce21" table:formula="of:=[.BB43]/[.BB56]" office:value-type="float" office:value="0.683510761444824" calcext:value-type="float">
            <text:p>0.683510761444824</text:p>
          </table:table-cell>
          <table:table-cell table:style-name="ce20" table:formula="of:=[.BC43]/[.BC56]" office:value-type="float" office:value="1.06307618046326" calcext:value-type="float">
            <text:p>1.06307618046326</text:p>
          </table:table-cell>
          <table:table-cell table:style-name="ce20" table:formula="of:=[.BD43]/[.BD56]" office:value-type="float" office:value="1.39723107583799" calcext:value-type="float">
            <text:p>1.39723107583799</text:p>
          </table:table-cell>
          <table:table-cell table:style-name="ce20" table:formula="of:=[.BE43]/[.BE56]" office:value-type="float" office:value="1.72839261499948" calcext:value-type="float">
            <text:p>1.72839261499948</text:p>
          </table:table-cell>
          <table:table-cell table:style-name="ce20" table:formula="of:=[.BF43]/[.BF56]" office:value-type="float" office:value="1.87806530412833" calcext:value-type="float">
            <text:p>1.87806530412833</text:p>
          </table:table-cell>
          <table:table-cell table:style-name="ce20" table:formula="of:=[.BG43]/[.BG56]" office:value-type="float" office:value="1.39562804351316" calcext:value-type="float">
            <text:p>1.39562804351316</text:p>
          </table:table-cell>
          <table:table-cell table:style-name="ce20" table:formula="of:=[.BH43]/[.BH56]" office:value-type="float" office:value="1.64362659139187" calcext:value-type="float">
            <text:p>1.64362659139187</text:p>
          </table:table-cell>
          <table:table-cell table:style-name="ce20" table:formula="of:=[.BI43]/[.BI56]" office:value-type="float" office:value="1.22228522881282" calcext:value-type="float">
            <text:p>1.22228522881282</text:p>
          </table:table-cell>
          <table:table-cell table:style-name="Default"/>
          <table:table-cell/>
          <table:table-cell table:style-name="ce17" table:number-columns-repeated="40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2" table:formula="of:=[.BA44]/[.BA57]" office:value-type="float" office:value="1.0398856409579" calcext:value-type="float">
            <text:p>1.0398856409579</text:p>
          </table:table-cell>
          <table:table-cell table:style-name="ce25" table:formula="of:=[.BB44]/[.BB57]" office:value-type="float" office:value="0.720109339589605" calcext:value-type="float">
            <text:p>0.720109339589605</text:p>
          </table:table-cell>
          <table:table-cell table:style-name="ce24" table:formula="of:=[.BC44]/[.BC57]" office:value-type="float" office:value="1.1545735890603" calcext:value-type="float">
            <text:p>1.1545735890603</text:p>
          </table:table-cell>
          <table:table-cell table:style-name="ce24" table:formula="of:=[.BD44]/[.BD57]" office:value-type="float" office:value="1.09062738738916" calcext:value-type="float">
            <text:p>1.09062738738916</text:p>
          </table:table-cell>
          <table:table-cell table:style-name="ce26" table:formula="of:=[.BE44]/[.BE57]" office:value-type="float" office:value="1.02388754027453" calcext:value-type="float">
            <text:p>1.02388754027453</text:p>
          </table:table-cell>
          <table:table-cell table:style-name="ce25" table:formula="of:=[.BF44]/[.BF57]" office:value-type="float" office:value="0.852358610474484" calcext:value-type="float">
            <text:p>0.852358610474484</text:p>
          </table:table-cell>
          <table:table-cell table:style-name="ce21" table:formula="of:=[.BG44]/[.BG57]" office:value-type="float" office:value="0.653444709535926" calcext:value-type="float">
            <text:p>0.653444709535926</text:p>
          </table:table-cell>
          <table:table-cell table:style-name="ce21" table:formula="of:=[.BH44]/[.BH57]" office:value-type="float" office:value="0.487472584411621" calcext:value-type="float">
            <text:p>0.487472584411621</text:p>
          </table:table-cell>
          <table:table-cell table:style-name="ce21" table:formula="of:=[.BI44]/[.BI57]" office:value-type="float" office:value="0.718466312333137" calcext:value-type="float">
            <text:p>0.718466312333137</text:p>
          </table:table-cell>
          <table:table-cell table:style-name="Default"/>
          <table:table-cell/>
          <table:table-cell table:style-name="ce17" table:number-columns-repeated="40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1" table:formula="of:=[.BA45]/[.BA58]" office:value-type="float" office:value="0.580199958872318" calcext:value-type="float">
            <text:p>0.580199958872318</text:p>
          </table:table-cell>
          <table:table-cell table:style-name="ce25" table:formula="of:=[.BB45]/[.BB58]" office:value-type="float" office:value="0.359210213036133" calcext:value-type="float">
            <text:p>0.359210213036133</text:p>
          </table:table-cell>
          <table:table-cell table:style-name="ce25" table:formula="of:=[.BC45]/[.BC58]" office:value-type="float" office:value="0.554252201402928" calcext:value-type="float">
            <text:p>0.554252201402928</text:p>
          </table:table-cell>
          <table:table-cell table:style-name="ce25" table:formula="of:=[.BD45]/[.BD58]" office:value-type="float" office:value="0.327663197510982" calcext:value-type="float">
            <text:p>0.327663197510982</text:p>
          </table:table-cell>
          <table:table-cell table:style-name="ce25" table:formula="of:=[.BE45]/[.BE58]" office:value-type="float" office:value="0.442618020473619" calcext:value-type="float">
            <text:p>0.442618020473619</text:p>
          </table:table-cell>
          <table:table-cell table:style-name="ce25" table:formula="of:=[.BF45]/[.BF58]" office:value-type="float" office:value="0.485860072567386" calcext:value-type="float">
            <text:p>0.485860072567386</text:p>
          </table:table-cell>
          <table:table-cell table:style-name="ce21" table:formula="of:=[.BG45]/[.BG58]" office:value-type="float" office:value="0.481831817074682" calcext:value-type="float">
            <text:p>0.481831817074682</text:p>
          </table:table-cell>
          <table:table-cell table:style-name="ce21" table:formula="of:=[.BH45]/[.BH58]" office:value-type="float" office:value="0.50964117749521" calcext:value-type="float">
            <text:p>0.50964117749521</text:p>
          </table:table-cell>
          <table:table-cell table:style-name="ce21" table:formula="of:=[.BI45]/[.BI58]" office:value-type="float" office:value="0.424797745306604" calcext:value-type="float">
            <text:p>0.424797745306604</text:p>
          </table:table-cell>
          <table:table-cell table:style-name="Default"/>
          <table:table-cell/>
          <table:table-cell table:style-name="ce17" table:number-columns-repeated="40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1" table:formula="of:=[.BA46]/[.BA59]" office:value-type="float" office:value="0.381214736070057" calcext:value-type="float">
            <text:p>0.381214736070057</text:p>
          </table:table-cell>
          <table:table-cell table:style-name="ce25" table:formula="of:=[.BB46]/[.BB59]" office:value-type="float" office:value="0.291570233892738" calcext:value-type="float">
            <text:p>0.291570233892738</text:p>
          </table:table-cell>
          <table:table-cell table:style-name="ce25" table:formula="of:=[.BC46]/[.BC59]" office:value-type="float" office:value="0.318280467697808" calcext:value-type="float">
            <text:p>0.318280467697808</text:p>
          </table:table-cell>
          <table:table-cell table:style-name="ce25" table:formula="of:=[.BD46]/[.BD59]" office:value-type="float" office:value="0.352720821892451" calcext:value-type="float">
            <text:p>0.352720821892451</text:p>
          </table:table-cell>
          <table:table-cell table:style-name="ce25" table:formula="of:=[.BE46]/[.BE59]" office:value-type="float" office:value="0.365265928196308" calcext:value-type="float">
            <text:p>0.365265928196308</text:p>
          </table:table-cell>
          <table:table-cell table:style-name="ce25" table:formula="of:=[.BF46]/[.BF59]" office:value-type="float" office:value="0.244456607654323" calcext:value-type="float">
            <text:p>0.244456607654323</text:p>
          </table:table-cell>
          <table:table-cell table:style-name="ce21" table:formula="of:=[.BG46]/[.BG59]" office:value-type="float" office:value="0.32399849385525" calcext:value-type="float">
            <text:p>0.32399849385525</text:p>
          </table:table-cell>
          <table:table-cell table:style-name="ce21" table:formula="of:=[.BH46]/[.BH59]" office:value-type="float" office:value="0.214865956689644" calcext:value-type="float">
            <text:p>0.214865956689644</text:p>
          </table:table-cell>
          <table:table-cell table:style-name="ce21" table:formula="of:=[.BI46]/[.BI59]" office:value-type="float" office:value="0.234950028026609" calcext:value-type="float">
            <text:p>0.23495002802660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1" table:formula="of:=[.BA47]/[.BA60]" office:value-type="float" office:value="0.176286160754712" calcext:value-type="float">
            <text:p>0.176286160754712</text:p>
          </table:table-cell>
          <table:table-cell table:style-name="ce25" table:formula="of:=[.BB47]/[.BB60]" office:value-type="float" office:value="0.167049235171198" calcext:value-type="float">
            <text:p>0.167049235171198</text:p>
          </table:table-cell>
          <table:table-cell table:style-name="ce25" table:formula="of:=[.BC47]/[.BC60]" office:value-type="float" office:value="0.144673938991354" calcext:value-type="float">
            <text:p>0.144673938991354</text:p>
          </table:table-cell>
          <table:table-cell table:style-name="ce25" table:formula="of:=[.BD47]/[.BD60]" office:value-type="float" office:value="0.100055490200431" calcext:value-type="float">
            <text:p>0.100055490200431</text:p>
          </table:table-cell>
          <table:table-cell table:style-name="ce25" table:formula="of:=[.BE47]/[.BE60]" office:value-type="float" office:value="0.117335912522501" calcext:value-type="float">
            <text:p>0.117335912522501</text:p>
          </table:table-cell>
          <table:table-cell table:style-name="ce25" table:formula="of:=[.BF47]/[.BF60]" office:value-type="float" office:value="0.110728240528964" calcext:value-type="float">
            <text:p>0.110728240528964</text:p>
          </table:table-cell>
          <table:table-cell table:style-name="ce21" table:formula="of:=[.BG47]/[.BG60]" office:value-type="float" office:value="0.0771981983310235" calcext:value-type="float">
            <text:p>0.077198198331024</text:p>
          </table:table-cell>
          <table:table-cell table:style-name="ce21" table:formula="of:=[.BH47]/[.BH60]" office:value-type="float" office:value="0.0769993979687991" calcext:value-type="float">
            <text:p>0.076999397968799</text:p>
          </table:table-cell>
          <table:table-cell table:style-name="ce21" table:formula="of:=[.BI47]/[.BI60]" office:value-type="float" office:value="0.0716204715027377" calcext:value-type="float">
            <text:p>0.071620471502738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1" table:formula="of:=[.BA48]/[.BA61]" office:value-type="float" office:value="0.101013261576022" calcext:value-type="float">
            <text:p>0.101013261576022</text:p>
          </table:table-cell>
          <table:table-cell table:style-name="ce25" table:formula="of:=[.BB48]/[.BB61]" office:value-type="float" office:value="0.0739556212289127" calcext:value-type="float">
            <text:p>0.073955621228913</text:p>
          </table:table-cell>
          <table:table-cell table:style-name="ce25" table:formula="of:=[.BC48]/[.BC61]" office:value-type="float" office:value="0.0610357213934231" calcext:value-type="float">
            <text:p>0.061035721393423</text:p>
          </table:table-cell>
          <table:table-cell table:style-name="ce25" table:formula="of:=[.BD48]/[.BD61]" office:value-type="float" office:value="0.0481315768308436" calcext:value-type="float">
            <text:p>0.048131576830844</text:p>
          </table:table-cell>
          <table:table-cell table:style-name="ce25" table:formula="of:=[.BE48]/[.BE61]" office:value-type="float" office:value="0.0555807525276961" calcext:value-type="float">
            <text:p>0.055580752527696</text:p>
          </table:table-cell>
          <table:table-cell table:style-name="ce25" table:formula="of:=[.BF48]/[.BF61]" office:value-type="float" office:value="0.052726221549384" calcext:value-type="float">
            <text:p>0.052726221549384</text:p>
          </table:table-cell>
          <table:table-cell table:style-name="ce21" table:formula="of:=[.BG48]/[.BG61]" office:value-type="float" office:value="0.0498572015936485" calcext:value-type="float">
            <text:p>0.049857201593649</text:p>
          </table:table-cell>
          <table:table-cell table:style-name="ce21" table:formula="of:=[.BH48]/[.BH61]" office:value-type="float" office:value="0.0472414079828845" calcext:value-type="float">
            <text:p>0.047241407982885</text:p>
          </table:table-cell>
          <table:table-cell table:style-name="ce21" table:formula="of:=[.BI48]/[.BI61]" office:value-type="float" office:value="0.0476945442252515" calcext:value-type="float">
            <text:p>0.047694544225252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1" table:formula="of:=[.BA49]/[.BA62]" office:value-type="float" office:value="0.0569015483378718" calcext:value-type="float">
            <text:p>0.056901548337872</text:p>
          </table:table-cell>
          <table:table-cell table:style-name="ce25" table:formula="of:=[.BB49]/[.BB62]" office:value-type="float" office:value="0.0441322044609852" calcext:value-type="float">
            <text:p>0.044132204460985</text:p>
          </table:table-cell>
          <table:table-cell table:style-name="ce25" table:formula="of:=[.BC49]/[.BC62]" office:value-type="float" office:value="0.0376457307912582" calcext:value-type="float">
            <text:p>0.037645730791258</text:p>
          </table:table-cell>
          <table:table-cell table:style-name="ce25" table:formula="of:=[.BD49]/[.BD62]" office:value-type="float" office:value="0.0340736863469817" calcext:value-type="float">
            <text:p>0.034073686346982</text:p>
          </table:table-cell>
          <table:table-cell table:style-name="ce25" table:formula="of:=[.BE49]/[.BE62]" office:value-type="float" office:value="0.0309610729836642" calcext:value-type="float">
            <text:p>0.030961072983664</text:p>
          </table:table-cell>
          <table:table-cell table:style-name="ce25" table:formula="of:=[.BF49]/[.BF62]" office:value-type="float" office:value="0.0349369620162617" calcext:value-type="float">
            <text:p>0.034936962016262</text:p>
          </table:table-cell>
          <table:table-cell table:style-name="ce21" table:formula="of:=[.BG49]/[.BG62]" office:value-type="float" office:value="0.0273313904375739" calcext:value-type="float">
            <text:p>0.027331390437574</text:p>
          </table:table-cell>
          <table:table-cell table:style-name="ce21" table:formula="of:=[.BH49]/[.BH62]" office:value-type="float" office:value="0.0301648107370194" calcext:value-type="float">
            <text:p>0.030164810737019</text:p>
          </table:table-cell>
          <table:table-cell table:style-name="ce21" table:formula="of:=[.BI49]/[.BI62]" office:value-type="float" office:value="0.0305334549434513" calcext:value-type="float">
            <text:p>0.030533454943451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1" table:formula="of:=[.BA50]/[.BA63]" office:value-type="float" office:value="0.0371042028528402" calcext:value-type="float">
            <text:p>0.03710420285284</text:p>
          </table:table-cell>
          <table:table-cell table:style-name="ce21" table:formula="of:=[.BB50]/[.BB63]" office:value-type="float" office:value="0.0292961880253743" calcext:value-type="float">
            <text:p>0.029296188025374</text:p>
          </table:table-cell>
          <table:table-cell table:style-name="ce21" table:formula="of:=[.BC50]/[.BC63]" office:value-type="float" office:value="0.0254878296947545" calcext:value-type="float">
            <text:p>0.025487829694755</text:p>
          </table:table-cell>
          <table:table-cell table:style-name="ce21" table:formula="of:=[.BD50]/[.BD63]" office:value-type="float" office:value="0.0239909312961231" calcext:value-type="float">
            <text:p>0.023990931296123</text:p>
          </table:table-cell>
          <table:table-cell table:style-name="ce21" table:formula="of:=[.BE50]/[.BE63]" office:value-type="float" office:value="0.0226462227872738" calcext:value-type="float">
            <text:p>0.022646222787274</text:p>
          </table:table-cell>
          <table:table-cell table:style-name="ce21" table:formula="of:=[.BF50]/[.BF63]" office:value-type="float" office:value="0.0256611998114708" calcext:value-type="float">
            <text:p>0.025661199811471</text:p>
          </table:table-cell>
          <table:table-cell table:style-name="ce21" table:formula="of:=[.BG50]/[.BG63]" office:value-type="float" office:value="0.0236380242881927" calcext:value-type="float">
            <text:p>0.023638024288193</text:p>
          </table:table-cell>
          <table:table-cell table:style-name="ce21" table:formula="of:=[.BH50]/[.BH63]" office:value-type="float" office:value="0.0233477020683304" calcext:value-type="float">
            <text:p>0.02334770206833</text:p>
          </table:table-cell>
          <table:table-cell table:style-name="ce21" table:formula="of:=[.BI50]/[.BI63]" office:value-type="float" office:value="0.0249418060566971" calcext:value-type="float">
            <text:p>0.02494180605669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1" table:formula="of:=[.BA51]/[.BA64]" office:value-type="float" office:value="0.0266949373500797" calcext:value-type="float">
            <text:p>0.02669493735008</text:p>
          </table:table-cell>
          <table:table-cell table:style-name="ce21" table:formula="of:=[.BB51]/[.BB64]" office:value-type="float" office:value="0.0213042364798832" calcext:value-type="float">
            <text:p>0.021304236479883</text:p>
          </table:table-cell>
          <table:table-cell table:style-name="ce21" table:formula="of:=[.BC51]/[.BC64]" office:value-type="float" office:value="0.0185442842367829" calcext:value-type="float">
            <text:p>0.018544284236783</text:p>
          </table:table-cell>
          <table:table-cell table:style-name="ce21" table:formula="of:=[.BD51]/[.BD64]" office:value-type="float" office:value="0.016686489333008" calcext:value-type="float">
            <text:p>0.016686489333008</text:p>
          </table:table-cell>
          <table:table-cell table:style-name="ce21" table:formula="of:=[.BE51]/[.BE64]" office:value-type="float" office:value="0.0172414978201519" calcext:value-type="float">
            <text:p>0.017241497820152</text:p>
          </table:table-cell>
          <table:table-cell table:style-name="ce21" table:formula="of:=[.BF51]/[.BF64]" office:value-type="float" office:value="0.0173443532103917" calcext:value-type="float">
            <text:p>0.017344353210392</text:p>
          </table:table-cell>
          <table:table-cell table:style-name="ce21" table:formula="of:=[.BG51]/[.BG64]" office:value-type="float" office:value="0.0145654551152541" calcext:value-type="float">
            <text:p>0.014565455115254</text:p>
          </table:table-cell>
          <table:table-cell table:style-name="ce21" table:formula="of:=[.BH51]/[.BH64]" office:value-type="float" office:value="0.0173188716210683" calcext:value-type="float">
            <text:p>0.017318871621068</text:p>
          </table:table-cell>
          <table:table-cell table:style-name="ce21" table:formula="of:=[.BI51]/[.BI64]" office:value-type="float" office:value="0.0173426517775766" calcext:value-type="float">
            <text:p>0.01734265177757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10" table:number-columns-repeated="61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8:49:57.397649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5:06:31.886684341</meta:creation-date>
    <dc:date>2023-08-28T20:18:21.359388961</dc:date>
    <meta:editing-duration>PT1H35M44S</meta:editing-duration>
    <meta:editing-cycles>14</meta:editing-cycles>
    <meta:generator>LibreOffice/6.4.7.2$Linux_X86_64 LibreOffice_project/40$Build-2</meta:generator>
    <meta:document-statistic meta:table-count="1" meta:cell-count="2013" meta:object-count="0"/>
  </office:meta>
</office:document-meta>
</file>